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afafa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solid" svg:stroke-width="0.032cm" svg:stroke-color="#619ccc" draw:stroke-linejoin="miter" svg:stroke-linecap="butt" draw:fill="none" fo:padding-top="0.016cm" fo:padding-bottom="0.016cm" fo:padding-left="0.016cm" fo:padding-right="0.016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22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2f2f2" loext:decorative="false"/>
    </style:style>
    <style:style style:name="gr6" style:family="graphic" style:parent-style-name="standard">
      <style:graphic-properties draw:stroke="none" draw:fill="solid" draw:fill-color="#306996" loext:decorative="false"/>
    </style:style>
    <style:style style:name="gr7" style:family="graphic" style:parent-style-name="standard">
      <style:graphic-properties draw:stroke="none" draw:fill="solid" draw:fill-color="#deedf2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2cm" fo:min-width="0.21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2b2b2b" loext:decorative="false"/>
    </style:style>
    <style:style style:name="gr10" style:family="graphic" style:parent-style-name="standard">
      <style:graphic-properties draw:stroke="none" draw:fill="solid" draw:fill-color="#dedede" loext:decorative="false"/>
    </style:style>
    <style:style style:name="gr11" style:family="graphic" style:parent-style-name="standard">
      <style:graphic-properties draw:stroke="none" draw:fill="solid" draw:fill-color="#3d3d3d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P1" style:family="paragraph">
      <loext:graphic-properties draw:fill="solid" draw:fill-color="#fafafa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5pt" style:font-size-asian="6.5pt" style:font-size-complex="6.5pt"/>
    </style:style>
    <style:style style:name="P6" style:family="paragraph">
      <loext:graphic-properties draw:fill="solid" draw:fill-color="#f2f2f2"/>
    </style:style>
    <style:style style:name="P7" style:family="paragraph">
      <loext:graphic-properties draw:fill="solid" draw:fill-color="#306996"/>
    </style:style>
    <style:style style:name="P8" style:family="paragraph">
      <loext:graphic-properties draw:fill="solid" draw:fill-color="#deedf2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solid" draw:fill-color="#2b2b2b"/>
    </style:style>
    <style:style style:name="P11" style:family="paragraph">
      <loext:graphic-properties draw:fill="solid" draw:fill-color="#dedede"/>
    </style:style>
    <style:style style:name="P12" style:family="paragraph">
      <loext:graphic-properties draw:fill="solid" draw:fill-color="#3d3d3d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Open Sans" fo:font-size="6.5pt" fo:font-weight="normal" style:font-name-asian="Open Sans" style:font-size-asian="6.5pt" style:font-weight-asian="normal" style:font-name-complex="Open Sans" style:font-size-complex="6.5pt" style:font-weight-complex="normal"/>
    </style:style>
    <style:style style:name="T2" style:family="text">
      <style:text-properties fo:color="#ffffff" loext:opacity="100%" style:font-name="Open Sans" fo:font-size="6pt" fo:font-weight="normal" style:font-name-asian="Open Sans" style:font-size-asian="6pt" style:font-weight-asian="normal" style:font-name-complex="Open Sans" style:font-size-complex="6pt" style:font-weight-complex="normal"/>
    </style:style>
    <style:style style:name="T3" style:family="text">
      <style:text-properties fo:color="#2c2c2c" loext:opacity="100%" style:font-name="Open Sans" fo:font-size="6pt" fo:font-weight="normal" style:font-name-asian="Open Sans" style:font-size-asian="6pt" style:font-weight-asian="normal" style:font-name-complex="Open Sans" style:font-size-complex="6pt" style:font-weight-complex="normal"/>
    </style:style>
    <style:style style:name="T4" style:family="text">
      <style:text-properties fo:color="#6a6a6a" loext:opacity="100%" style:font-name="Inconsolata" fo:font-size="6pt" fo:font-weight="normal" style:font-name-asian="Inconsolata" style:font-size-asian="6pt" style:font-weight-asian="normal" style:font-name-complex="Inconsolata" style:font-size-complex="6pt" style:font-weight-complex="normal"/>
    </style:style>
    <style:style style:name="T5" style:family="text">
      <style:text-properties fo:color="#3c3c3c" loext:opacity="100%" style:font-name="Open Sans" fo:font-size="6pt" fo:font-weight="normal" style:font-name-asian="Open Sans" style:font-size-asian="6pt" style:font-weight-asian="normal" style:font-name-complex="Open Sans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7.733cm" svg:height="38.1cm" svg:x="0cm" svg:y="0cm" svg:viewBox="0 0 67734 38101" draw:points="0,0 67734,0 67734,38101 0,38101">
          <text:p/>
        </draw:polygon>
        <draw:polygon draw:style-name="gr2" draw:text-style-name="P2" draw:layer="layout" svg:width="0.5cm" svg:height="0.384cm" svg:x="61.249cm" svg:y="36.539cm" svg:viewBox="0 0 501 385" draw:points="0,338 467,0 501,48 34,385">
          <text:p/>
        </draw:polygon>
        <draw:path draw:style-name="gr3" draw:text-style-name="P3" draw:layer="layout" svg:width="15.165cm" svg:height="10.144cm" svg:x="22.045cm" svg:y="3.642cm" svg:viewBox="0 0 15166 10145" svg:d="M164 65h164 7092c109 0 164 55 164 164v9687c0 109 54 164 164 164h7090 164-164-7090c-110 0-164-55-164-164v-9687c0-109-55-164-164-164h-7092zM164 65h-164M15002 10080h164M164 0v131M15166 10014l-147 66 147 65">
          <text:p/>
        </draw:path>
        <draw:frame draw:style-name="gr4" draw:text-style-name="P5" draw:layer="layout" svg:width="0.229cm" svg:height="0.315cm" svg:x="22.094cm" svg:y="3.38cm">
          <draw:text-box>
            <text:p text:style-name="P4"><text:span text:style-name="T1">1</text:span></text:p>
          </draw:text-box>
        </draw:frame>
        <draw:path draw:style-name="gr3" draw:text-style-name="P3" draw:layer="layout" svg:width="2.175cm" svg:height="3.512cm" svg:x="35.035cm" svg:y="14.18cm" svg:viewBox="0 0 2176 3513" svg:d="M164 3448h164 597c109 0 164-55 164-164v-3054c0-110 54-164 164-164h595 164-164-595c-110 0-164 54-164 164v3054c0 109-55 164-164 164h-597zM164 3448h-164M2012 66h164M164 3382v131M2176 0l-147 66 147 65">
          <text:p/>
        </draw:path>
        <draw:frame draw:style-name="gr4" draw:text-style-name="P5" draw:layer="layout" svg:width="0.229cm" svg:height="0.315cm" svg:x="37.035cm" svg:y="13.394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35.085cm" svg:y="17.3cm">
          <draw:text-box>
            <text:p text:style-name="P4"><text:span text:style-name="T1">1</text:span></text:p>
          </draw:text-box>
        </draw:frame>
        <draw:path draw:style-name="gr3" draw:text-style-name="P3" draw:layer="layout" svg:width="6.634cm" svg:height="1.428cm" svg:x="23.846cm" svg:y="16.117cm" svg:viewBox="0 0 6635 1429" svg:d="M6372 1380h-66-2825c-110 0-164-55-164-164v-986c0-109-55-164-164-164h-2825-164 164 2825c109 0 164 55 164 164v986c0 109 54 164 164 164h2825zM6471 1380h164M164 66h-164M6471 1380l-1 9-3 9-5 9-6 7-7 6-9 5-9 3-10 1-9-1-10-3-8-5-7-6-7-7-4-9-3-9-1-9 1-10 3-9 4-9 7-7 7-6 8-5 10-3 9-1 10 1 9 3 9 5 7 6 6 7 5 9 3 9zM0 0l147 66-147 66">
          <text:p/>
        </draw:path>
        <draw:frame draw:style-name="gr4" draw:text-style-name="P5" draw:layer="layout" svg:width="0.229cm" svg:height="0.315cm" svg:x="37.035cm" svg:y="13.918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0.048cm" svg:y="17.169cm">
          <draw:text-box>
            <text:p text:style-name="P4"><text:span text:style-name="T1">0..1</text:span></text:p>
          </draw:text-box>
        </draw:frame>
        <draw:path draw:style-name="gr3" draw:text-style-name="P3" draw:layer="layout" svg:width="10.607cm" svg:height="3.537cm" svg:x="26.603cm" svg:y="9.199cm" svg:viewBox="0 0 10608 3538" svg:d="M10443 3473h-164-4811c-109 0-164-55-164-164v-3079c0-110-55-165-164-165h-4812-164 164 4812c109 0 164 55 164 165v3079c0 109 55 164 164 164h4811zM10443 3473h165M164 65h-164M10443 3407v131M0 0l148 65-148 66">
          <text:p/>
        </draw:path>
        <draw:frame draw:style-name="gr4" draw:text-style-name="P5" draw:layer="layout" svg:width="0.229cm" svg:height="0.315cm" svg:x="23.895cm" svg:y="15.85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37.03cm" svg:y="12.344cm">
          <draw:text-box>
            <text:p text:style-name="P4"><text:span text:style-name="T1">1</text:span></text:p>
          </draw:text-box>
        </draw:frame>
        <draw:path draw:style-name="gr3" draw:text-style-name="P3" draw:layer="layout" svg:width="3.085cm" svg:height="3.752cm" svg:x="23.846cm" svg:y="10.774cm" svg:viewBox="0 0 3086 3753" svg:d="M164 3704h-164M2922 65h-164M262 3704l-1 10-3 9-4 8-6 8-8 6-8 4-9 3-10 1-10-1-9-3-8-4-8-6-6-8-5-8-2-9-1-10 1-10 2-9 5-8 6-8 8-6 8-5 9-2 10-1 10 1 9 2 8 5 8 6 6 8 4 8 3 9 1 10h66 2594c110 0 164-55 164-164v-3393c0-54-27-82-82-82h-82 82c55 0 82 28 82 82v3393c0 109-54 164-164 164h-2594zM2758 0l148 65-148 66">
          <text:p/>
        </draw:path>
        <draw:frame draw:style-name="gr4" draw:text-style-name="P5" draw:layer="layout" svg:width="0.229cm" svg:height="0.315cm" svg:x="26.653cm" svg:y="8.937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23.895cm" svg:y="14.15cm">
          <draw:text-box>
            <text:p text:style-name="P4"><text:span text:style-name="T1">0..1</text:span></text:p>
          </draw:text-box>
        </draw:frame>
        <draw:path draw:style-name="gr3" draw:text-style-name="P3" draw:layer="layout" svg:width="4.269cm" svg:height="5.764cm" svg:x="26.603cm" svg:y="3.041cm" svg:viewBox="0 0 4270 5765" svg:d="M164 5700h164 1644c109 0 164-55 164-165v-5306c0-109 54-164 164-164h1642 164-164-1642c-110 0-164 55-164 164v5306c0 110-55 165-164 165h-1644zM164 5700h-164M4106 65h164M164 5634v131M4270 0l-148 65 148 66">
          <text:p/>
        </draw:path>
        <draw:frame draw:style-name="gr4" draw:text-style-name="P5" draw:layer="layout" svg:width="0.229cm" svg:height="0.315cm" svg:x="26.653cm" svg:y="10.512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6.653cm" svg:y="8.413cm">
          <draw:text-box>
            <text:p text:style-name="P4"><text:span text:style-name="T1">1</text:span></text:p>
          </draw:text-box>
        </draw:frame>
        <draw:path draw:style-name="gr3" draw:text-style-name="P3" draw:layer="layout" svg:width="2.247cm" svg:height="4.63cm" svg:x="39.067cm" svg:y="3.566cm" svg:viewBox="0 0 2248 4631" svg:d="M1985 4582h-65-632c-109 0-164-55-164-164v-4189c0-109-54-164-164-164h-631-165 165 631c110 0 164 55 164 164v4189c0 109 55 164 164 164h632zM2084 4582h164M164 65h-164M2084 4582l-1 9-3 10-4 8-7 8-7 6-9 4-9 3-9 1-10-1-9-3-9-4-7-6-6-8-5-8-3-10-1-9 1-10 3-9 5-9 6-7 7-6 9-5 9-3h10 9l9 3 9 5 7 6 7 7 4 9 3 9zM0 0l147 65-147 66">
          <text:p/>
        </draw:path>
        <draw:frame draw:style-name="gr4" draw:text-style-name="P5" draw:layer="layout" svg:width="0.229cm" svg:height="0.315cm" svg:x="30.697cm" svg:y="2.779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40.882cm" svg:y="7.82cm">
          <draw:text-box>
            <text:p text:style-name="P4"><text:span text:style-name="T1">0..1</text:span></text:p>
          </draw:text-box>
        </draw:frame>
        <draw:path draw:style-name="gr3" draw:text-style-name="P3" draw:layer="layout" svg:width="7.026cm" svg:height="10.436cm" svg:x="23.846cm" svg:y="4.09cm" svg:viewBox="0 0 7027 10437" svg:d="M164 10388h-164M6863 66h164M262 10388l-1 10-3 9-4 8-6 8-8 6-8 4-9 3-10 1-10-1-9-3-8-4-8-6-6-8-5-8-2-9-1-10 1-10 2-9 5-8 6-8 8-6 8-5 9-2 10-1 10 1 9 2 8 5 8 6 6 8 4 8 3 9 1 10h66 3022c109 0 164-55 164-164v-9994c0-109 55-164 164-164h3021 164-164-3021c-109 0-164 55-164 164v9994c0 109-55 164-164 164h-3022zM7027 0l-148 66 148 66">
          <text:p/>
        </draw:path>
        <draw:frame draw:style-name="gr4" draw:text-style-name="P5" draw:layer="layout" svg:width="0.229cm" svg:height="0.315cm" svg:x="39.116cm" svg:y="3.304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23.895cm" svg:y="14.15cm">
          <draw:text-box>
            <text:p text:style-name="P4"><text:span text:style-name="T1">0..1</text:span></text:p>
          </draw:text-box>
        </draw:frame>
        <draw:path draw:style-name="gr3" draw:text-style-name="P3" draw:layer="layout" svg:width="3.431cm" svg:height="12.5cm" svg:x="26.603cm" svg:y="8.674cm" svg:viewBox="0 0 3432 12501" svg:d="M164 66h164 2940c109 0 164 54 164 164v12123c0 55-27 82-82 82h-82 82c55 0 82-27 82-82v-12123c0-110-55-164-164-164h-2940zM164 66h-164M3268 12435h-164M164 0v131M3104 12370l148 65-148 66">
          <text:p/>
        </draw:path>
        <draw:frame draw:style-name="gr4" draw:text-style-name="P5" draw:layer="layout" svg:width="0.229cm" svg:height="0.315cm" svg:x="30.697cm" svg:y="3.829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6.653cm" svg:y="8.413cm">
          <draw:text-box>
            <text:p text:style-name="P4"><text:span text:style-name="T1">1</text:span></text:p>
          </draw:text-box>
        </draw:frame>
        <draw:path draw:style-name="gr3" draw:text-style-name="P3" draw:layer="layout" svg:width="1.361cm" svg:height="0.21cm" svg:x="18.028cm" svg:y="21.568cm" svg:viewBox="0 0 1362 211" svg:d="M164 144h164 314c26 0 40-13 40-39 0-27 13-40 39-40h313 164-164-313c-26 0-39 13-39 40 0 26-14 39-40 39h-314zM164 144h-164M1198 65h164M164 79v132M1362 0l-147 65 147 66">
          <text:p/>
        </draw:path>
        <draw:frame draw:style-name="gr4" draw:text-style-name="P5" draw:layer="layout" svg:width="0.229cm" svg:height="0.315cm" svg:x="29.756cm" svg:y="20.781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18.077cm" svg:y="21.385cm">
          <draw:text-box>
            <text:p text:style-name="P4"><text:span text:style-name="T1">1</text:span></text:p>
          </draw:text-box>
        </draw:frame>
        <draw:path draw:style-name="gr3" draw:text-style-name="P3" draw:layer="layout" svg:width="11.608cm" svg:height="15.455cm" svg:x="29.706cm" svg:y="8.344cm" svg:viewBox="0 0 11609 15456" svg:d="M11445 65h-164-5313c-109 0-164 55-164 164v14997c0 109-55 164-164 164h-5312-164 164 5312c109 0 164-55 164-164v-14997c0-109 55-164 164-164h5313zM11445 65h164M164 15390h-164M11445 0v131M0 15324l148 66-148 66">
          <text:p/>
        </draw:path>
        <draw:frame draw:style-name="gr4" draw:text-style-name="P5" draw:layer="layout" svg:width="0.229cm" svg:height="0.315cm" svg:x="19.214cm" svg:y="21.30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41.134cm" svg:y="8.082cm">
          <draw:text-box>
            <text:p text:style-name="P4"><text:span text:style-name="T1">1</text:span></text:p>
          </draw:text-box>
        </draw:frame>
        <draw:path draw:style-name="gr3" draw:text-style-name="P3" draw:layer="layout" svg:width="6.188cm" svg:height="9.649cm" svg:x="23.846cm" svg:y="14.674cm" svg:viewBox="0 0 6189 9650" svg:d="M164 65h164 5697c109 0 164 55 164 164v9274c0 55-27 82-82 82h-82 82c55 0 82-27 82-82v-9274c0-109-55-164-164-164h-5697zM164 65h-164M6025 9585h-164M164 0v131M5861 9519l148 66-148 65">
          <text:p/>
        </draw:path>
        <draw:frame draw:style-name="gr4" draw:text-style-name="P5" draw:layer="layout" svg:width="0.229cm" svg:height="0.315cm" svg:x="29.756cm" svg:y="23.40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3.895cm" svg:y="14.412cm">
          <draw:text-box>
            <text:p text:style-name="P4"><text:span text:style-name="T1">1</text:span></text:p>
          </draw:text-box>
        </draw:frame>
        <draw:path draw:style-name="gr3" draw:text-style-name="P3" draw:layer="layout" svg:width="6.188cm" svg:height="10.42cm" svg:x="23.846cm" svg:y="14.428cm" svg:viewBox="0 0 6189 10421" svg:d="M164 49h-164M6025 10356h-164M262 49l-1 10-3 9-4 8-6 8-8 6-8 4-9 3-10 1-10-1-9-3-8-4-8-6-6-8-5-8-2-9-1-10 1-10 2-9 5-8 6-8 8-6 8-5 9-2 10-1 10 1 9 2 8 5 8 6 6 8 4 8 3 9 1 10h66 5697c109 0 164 55 164 164v10061c0 54-27 82-82 82h-82 82c55 0 82-28 82-82v-10061c0-109-55-164-164-164h-5697zM5861 10290l148 66-148 65">
          <text:p/>
        </draw:path>
        <draw:frame draw:style-name="gr4" draw:text-style-name="P5" draw:layer="layout" svg:width="0.229cm" svg:height="0.315cm" svg:x="29.756cm" svg:y="23.931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23.895cm" svg:y="14.15cm">
          <draw:text-box>
            <text:p text:style-name="P4"><text:span text:style-name="T1">0..1</text:span></text:p>
          </draw:text-box>
        </draw:frame>
        <draw:path draw:style-name="gr3" draw:text-style-name="P3" draw:layer="layout" svg:width="3.257cm" svg:height="1.714cm" svg:x="29.706cm" svg:y="25.234cm" svg:viewBox="0 0 3258 1715" svg:d="M2996 49h-66-1136c-110 0-164 55-164 164v1272c0 110-55 164-164 164h-1138-164 164 1138c109 0 164-54 164-164v-1272c0-109 54-164 164-164h1136zM3094 49h164M164 1649h-164M3094 49l-1 10-2 9-5 8-6 8-8 6-8 5-9 2-10 1-10-1-9-2-8-5-8-6-6-8-4-8-3-9-1-10 1-10 3-9 4-8 6-8 8-6 8-4 9-3 10-1 10 1 9 3 8 4 8 6 6 8 5 8 2 9zM0 1584l148 65-148 66">
          <text:p/>
        </draw:path>
        <draw:frame draw:style-name="gr4" draw:text-style-name="P5" draw:layer="layout" svg:width="0.229cm" svg:height="0.315cm" svg:x="29.756cm" svg:y="24.456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2.531cm" svg:y="24.956cm">
          <draw:text-box>
            <text:p text:style-name="P4"><text:span text:style-name="T1">0..1</text:span></text:p>
          </draw:text-box>
        </draw:frame>
        <draw:path draw:style-name="gr3" draw:text-style-name="P3" draw:layer="layout" svg:width="3.257cm" svg:height="2.239cm" svg:x="29.706cm" svg:y="25.234cm" svg:viewBox="0 0 3258 2240" svg:d="M2996 49h-66-1136c-110 0-164 55-164 164v1797c0 110-55 164-164 164h-1138-164 164 1138c109 0 164-54 164-164v-1797c0-109 54-164 164-164h1136zM3094 49h164M164 2174h-164M3094 49l-1 10-2 9-5 8-6 8-8 6-8 5-9 2-10 1-10-1-9-2-8-5-8-6-6-8-4-8-3-9-1-10 1-10 3-9 4-8 6-8 8-6 8-4 9-3 10-1 10 1 9 3 8 4 8 6 6 8 5 8 2 9zM0 2109l148 65-148 66">
          <text:p/>
        </draw:path>
        <draw:frame draw:style-name="gr4" draw:text-style-name="P5" draw:layer="layout" svg:width="0.229cm" svg:height="0.315cm" svg:x="29.756cm" svg:y="26.555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2.531cm" svg:y="24.956cm">
          <draw:text-box>
            <text:p text:style-name="P4"><text:span text:style-name="T1">0..1</text:span></text:p>
          </draw:text-box>
        </draw:frame>
        <draw:path draw:style-name="gr3" draw:text-style-name="P3" draw:layer="layout" svg:width="14.854cm" svg:height="1.053cm" svg:x="29.706cm" svg:y="20.518cm" svg:viewBox="0 0 14855 1054" svg:d="M164 65h164 6935c110 0 164 55 164 164v594c0 109 56 164 165 164h6935 164-164-6935c-109 0-165-55-165-164v-594c0-109-54-164-164-164h-6935zM164 65h-164M14691 987h164M164 0v131M14855 922l-147 65 147 67">
          <text:p/>
        </draw:path>
        <draw:frame draw:style-name="gr4" draw:text-style-name="P5" draw:layer="layout" svg:width="0.229cm" svg:height="0.315cm" svg:x="29.756cm" svg:y="27.08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9.756cm" svg:y="20.256cm">
          <draw:text-box>
            <text:p text:style-name="P4"><text:span text:style-name="T1">1</text:span></text:p>
          </draw:text-box>
        </draw:frame>
        <draw:path draw:style-name="gr3" draw:text-style-name="P3" draw:layer="layout" svg:width="1.485cm" svg:height="1.4cm" svg:x="43.075cm" svg:y="24.064cm" svg:viewBox="0 0 1486 1401" svg:d="M164 1351h-164M1322 66h164M262 1351l-1 10-2 9-5 9-6 7-7 6-9 5-9 3-10 1-9-1-10-3-8-5-8-6-6-7-4-9-3-9-1-10 1-9 3-10 4-8 6-7 8-7 8-4 10-3 9-1 10 1 9 3 9 4 7 7 6 7 5 8 2 10 1 9h66 251c109 0 165-54 165-164v-957c0-110 54-164 164-164h250 164-164-250c-110 0-164 54-164 164v957c0 110-56 164-165 164h-251zM1486 0l-147 66 147 65">
          <text:p/>
        </draw:path>
        <draw:frame draw:style-name="gr4" draw:text-style-name="P5" draw:layer="layout" svg:width="0.229cm" svg:height="0.315cm" svg:x="44.385cm" svg:y="21.178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43.125cm" svg:y="25.087cm">
          <draw:text-box>
            <text:p text:style-name="P4"><text:span text:style-name="T1">0..1</text:span></text:p>
          </draw:text-box>
        </draw:frame>
        <draw:path draw:style-name="gr3" draw:text-style-name="P3" draw:layer="layout" svg:width="1.974cm" svg:height="0.131cm" svg:x="16.734cm" svg:y="14.543cm" svg:viewBox="0 0 1975 132" svg:d="M1811 66h-164-1318-164 164 1318zM1811 66h164M165 66h-165M1811 0v132M0 0l149 66-149 66">
          <text:p/>
        </draw:path>
        <draw:frame draw:style-name="gr4" draw:text-style-name="P5" draw:layer="layout" svg:width="0.229cm" svg:height="0.315cm" svg:x="44.385cm" svg:y="23.803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18.528cm" svg:y="14.281cm">
          <draw:text-box>
            <text:p text:style-name="P4"><text:span text:style-name="T1">1</text:span></text:p>
          </draw:text-box>
        </draw:frame>
        <draw:path draw:style-name="gr3" draw:text-style-name="P3" draw:layer="layout" svg:width="8.368cm" svg:height="10.79cm" svg:x="35.035cm" svg:y="17.315cm" svg:viewBox="0 0 8369 10791" svg:d="M164 49h-164M8205 10725h-164M262 49l-1 10-2 9-5 9-6 7-8 6-8 5-9 3-10 1-9-1-10-3-8-5-8-6-6-7-4-9-3-9-1-10 1-9 3-9 4-9 6-7 8-7 8-4 10-3 9-1 10 1 9 3 8 4 8 7 6 7 5 9 2 9 1 9h66 7877c109 0 164 55 164 164v10430c0 55-27 82-82 82h-82 82c55 0 82-27 82-82v-10430c0-109-55-164-164-164h-7877zM8041 10659l148 66-148 66">
          <text:p/>
        </draw:path>
        <draw:frame draw:style-name="gr4" draw:text-style-name="P5" draw:layer="layout" svg:width="0.229cm" svg:height="0.315cm" svg:x="16.784cm" svg:y="14.281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5.085cm" svg:y="17.037cm">
          <draw:text-box>
            <text:p text:style-name="P4"><text:span text:style-name="T1">0..1</text:span></text:p>
          </draw:text-box>
        </draw:frame>
        <draw:path draw:style-name="gr3" draw:text-style-name="P3" draw:layer="layout" svg:width="1.251cm" svg:height="12.441cm" svg:x="29.706cm" svg:y="20.518cm" svg:viewBox="0 0 1252 12442" svg:d="M164 65h164 760c109 0 164 55 164 164v12065c0 55-28 82-82 82h-82 82c54 0 82-27 82-82v-12065c0-109-55-164-164-164h-760zM164 65h-164M1088 12376h-164M164 0v131M924 12310l147 66-147 66">
          <text:p/>
        </draw:path>
        <draw:frame draw:style-name="gr4" draw:text-style-name="P5" draw:layer="layout" svg:width="0.229cm" svg:height="0.315cm" svg:x="43.125cm" svg:y="27.712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9.756cm" svg:y="20.256cm">
          <draw:text-box>
            <text:p text:style-name="P4"><text:span text:style-name="T1">1</text:span></text:p>
          </draw:text-box>
        </draw:frame>
        <draw:path draw:style-name="gr3" draw:text-style-name="P3" draw:layer="layout" svg:width="2.334cm" svg:height="8.004cm" svg:x="30.629cm" svg:y="25.48cm" svg:viewBox="0 0 2335 8005" svg:d="M2171 66h-164-675c-109 0-164 54-164 164v7545c0 109-55 164-164 164h-676-164 164 676c109 0 164-55 164-164v-7545c0-110 55-164 164-164h675zM2171 66h164M164 7939h-164M2171 0v131M0 7873l147 66-147 66">
          <text:p/>
        </draw:path>
        <draw:frame draw:style-name="gr4" draw:text-style-name="P5" draw:layer="layout" svg:width="0.229cm" svg:height="0.315cm" svg:x="30.678cm" svg:y="32.56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32.783cm" svg:y="25.219cm">
          <draw:text-box>
            <text:p text:style-name="P4"><text:span text:style-name="T1">1</text:span></text:p>
          </draw:text-box>
        </draw:frame>
        <draw:path draw:style-name="gr3" draw:text-style-name="P3" draw:layer="layout" svg:width="1.932cm" svg:height="2.417cm" svg:x="42.266cm" svg:y="12.605cm" svg:viewBox="0 0 1933 2418" svg:d="M164 66h164 474c109 0 164 54 164 164v1959c0 109 55 164 164 164h475 164-164-475c-109 0-164-55-164-164v-1959c0-110-55-164-164-164h-474zM164 66h-164M1769 2353h164M164 0v131M1933 2287l-148 66 148 65">
          <text:p/>
        </draw:path>
        <draw:frame draw:style-name="gr4" draw:text-style-name="P5" draw:layer="layout" svg:width="0.229cm" svg:height="0.315cm" svg:x="30.678cm" svg:y="33.091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42.316cm" svg:y="12.344cm">
          <draw:text-box>
            <text:p text:style-name="P4"><text:span text:style-name="T1">1</text:span></text:p>
          </draw:text-box>
        </draw:frame>
        <draw:path draw:style-name="gr3" draw:text-style-name="P3" draw:layer="layout" svg:width="0.328cm" svg:height="0.656cm" svg:x="26.603cm" svg:y="9.724cm" svg:viewBox="0 0 329 657" svg:d="M165 591h82c55 0 82-27 82-82v-362c0-54-27-82-82-82h-82 82c55 0 82 28 82 82v362c0 55-27 82-82 82zM165 591h-165M165 65h-165M165 526v131M0 0l149 65-149 66">
          <text:p/>
        </draw:path>
        <draw:frame draw:style-name="gr4" draw:text-style-name="P5" draw:layer="layout" svg:width="0.229cm" svg:height="0.315cm" svg:x="44.023cm" svg:y="14.63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6.653cm" svg:y="9.987cm">
          <draw:text-box>
            <text:p text:style-name="P4"><text:span text:style-name="T1">1</text:span></text:p>
          </draw:text-box>
        </draw:frame>
        <draw:path draw:style-name="gr5" draw:text-style-name="P6" draw:layer="layout" svg:width="4.556cm" svg:height="4.199cm" svg:x="17.489cm" svg:y="2.92cm" svg:viewBox="0 0 4557 4200" svg:d="M50 0h4457c28 0 50 22 50 49v4102c0 27-22 49-50 49h-4457c-28 0-50-22-50-49v-4102c0-27 22-49 50-49z">
          <text:p/>
        </draw:path>
        <draw:path draw:style-name="gr6" draw:text-style-name="P7" draw:layer="layout" svg:width="4.556cm" svg:height="0.525cm" svg:x="17.489cm" svg:y="2.92cm" svg:viewBox="0 0 4557 526" svg:d="M50 0h4457c28 0 50 22 50 49v477h-4557v-477c0-27 22-49 50-49z">
          <text:p/>
        </draw:path>
        <draw:frame draw:style-name="gr4" draw:text-style-name="P5" draw:layer="layout" svg:width="0.229cm" svg:height="0.315cm" svg:x="26.653cm" svg:y="9.462cm">
          <draw:text-box>
            <text:p text:style-name="P4"><text:span text:style-name="T1">*</text:span></text:p>
          </draw:text-box>
        </draw:frame>
        <draw:polygon draw:style-name="gr7" draw:text-style-name="P8" draw:layer="layout" svg:width="4.556cm" svg:height="0.525cm" svg:x="17.489cm" svg:y="3.445cm" svg:viewBox="0 0 4557 526" draw:points="0,0 4557,0 4557,526 0,526">
          <text:p/>
        </draw:polygon>
        <draw:frame draw:style-name="gr8" draw:text-style-name="P9" draw:layer="layout" svg:width="0.875cm" svg:height="0.289cm" svg:x="17.654cm" svg:y="3.008cm">
          <draw:text-box>
            <text:p text:style-name="P4"><text:span text:style-name="T2">periodos</text:span></text:p>
          </draw:text-box>
        </draw:frame>
        <draw:path draw:style-name="gr9" draw:text-style-name="P10" draw:layer="layout" svg:width="0.172cm" svg:height="0.172cm" svg:x="18.829cm" svg:y="3.597cm" svg:viewBox="0 0 173 173" svg:d="M108 16c27 0 49 22 49 48 0 27-22 50-49 50-6 0-12-1-18-4l-14 15h-11v16h-16v16h-32v-32l45-47c-2-4-2-9-2-14 0-26 21-48 48-48zM108 0c-36 0-64 29-64 64 0 3 0 6 0 9l-42 42c-2 2-2 4-2 6v44c0 4 3 8 9 8h48c4 0 8-4 8-8v-8h8c5 0 8-4 8-8v-7l14-14c4 1 9 2 13 2 36 0 65-30 65-66 0-35-29-64-65-64zM108 48c0 9 7 16 16 16s16-7 16-16-7-16-16-16-16 7-16 16z">
          <text:p/>
        </draw:path>
        <draw:frame draw:style-name="gr8" draw:text-style-name="P9" draw:layer="layout" svg:width="1.05cm" svg:height="0.289cm" svg:x="17.654cm" svg:y="3.533cm">
          <draw:text-box>
            <text:p text:style-name="P4"><text:span text:style-name="T3">id_periodo</text:span></text:p>
          </draw:text-box>
        </draw:frame>
        <draw:polygon draw:style-name="gr5" draw:text-style-name="P6" draw:layer="layout" svg:width="4.556cm" svg:height="0.525cm" svg:x="17.489cm" svg:y="3.97cm" svg:viewBox="0 0 4557 526" draw:points="0,0 4557,0 4557,526 0,526">
          <text:p/>
        </draw:polygon>
        <draw:frame draw:style-name="gr8" draw:text-style-name="P9" draw:layer="layout" svg:width="0.383cm" svg:height="0.289cm" svg:x="21.561cm" svg:y="3.533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2cm" svg:x="21.487cm" svg:y="4.077cm" svg:viewBox="0 0 395 263" svg:d="M33 0h329c0 0 33 0 33 32v197c0 0 0 34-33 34h-329c0 0-33 0-33-34v-197c0 0 0-32 33-32z">
          <text:p/>
        </draw:path>
        <draw:path draw:style-name="gr11" draw:text-style-name="P12" draw:layer="layout" svg:width="0.112cm" svg:height="0.148cm" svg:x="21.552cm" svg:y="4.134cm" svg:viewBox="0 0 113 149" svg:d="M113 149h-19l-79-125h-1c1 3 1 7 1 11s1 9 1 13c0 5 0 11 0 16v85h-16v-149h20l78 125h1c0-3 0-6-1-10 0-5 0-10 0-14 0-6 0-10 0-15v-86h15z">
          <text:p/>
        </draw:path>
        <draw:path draw:style-name="gr11" draw:text-style-name="P12" draw:layer="layout" svg:width="0.112cm" svg:height="0.148cm" svg:x="21.703cm" svg:y="4.134cm" svg:viewBox="0 0 113 149" svg:d="M113 149h-20l-78-125h-1c0 3 1 7 1 11s0 9 0 13c1 5 1 11 1 16v85h-16v-149h19l78 125h1c-1-3-1-6-1-10 0-5 0-10 0-14-1-6-1-10-1-15v-86h17z">
          <text:p/>
        </draw:path>
        <draw:frame draw:style-name="gr8" draw:text-style-name="P9" draw:layer="layout" svg:width="1.364cm" svg:height="0.289cm" svg:x="17.654cm" svg:y="4.058cm">
          <draw:text-box>
            <text:p text:style-name="P4"><text:span text:style-name="T5">clave_periodo</text:span></text:p>
          </draw:text-box>
        </draw:frame>
        <draw:polygon draw:style-name="gr5" draw:text-style-name="P6" draw:layer="layout" svg:width="4.556cm" svg:height="0.525cm" svg:x="17.489cm" svg:y="4.495cm" svg:viewBox="0 0 4557 526" draw:points="0,0 4557,0 4557,526 0,526">
          <text:p/>
        </draw:polygon>
        <draw:frame draw:style-name="gr8" draw:text-style-name="P9" draw:layer="layout" svg:width="1.399cm" svg:height="0.289cm" svg:x="20.249cm" svg:y="4.058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17.654cm" svg:y="4.583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556cm" svg:height="0.525cm" svg:x="17.489cm" svg:y="5.02cm" svg:viewBox="0 0 4557 526" draw:points="0,0 4557,0 4557,526 0,526">
          <text:p/>
        </draw:polygon>
        <draw:frame draw:style-name="gr8" draw:text-style-name="P9" draw:layer="layout" svg:width="1.526cm" svg:height="0.289cm" svg:x="20.602cm" svg:y="4.583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.152cm" svg:height="0.289cm" svg:x="17.654cm" svg:y="5.108cm">
          <draw:text-box>
            <text:p text:style-name="P4"><text:span text:style-name="T5">fecha_inicio</text:span></text:p>
          </draw:text-box>
        </draw:frame>
        <draw:polygon draw:style-name="gr5" draw:text-style-name="P6" draw:layer="layout" svg:width="4.556cm" svg:height="0.525cm" svg:x="17.489cm" svg:y="5.545cm" svg:viewBox="0 0 4557 526" draw:points="0,0 4557,0 4557,526 0,526">
          <text:p/>
        </draw:polygon>
        <draw:frame draw:style-name="gr8" draw:text-style-name="P9" draw:layer="layout" svg:width="0.51cm" svg:height="0.289cm" svg:x="21.455cm" svg:y="5.108cm">
          <draw:text-box>
            <text:p text:style-name="P4"><text:span text:style-name="T4">date</text:span></text:p>
          </draw:text-box>
        </draw:frame>
        <draw:frame draw:style-name="gr8" draw:text-style-name="P9" draw:layer="layout" svg:width="0.888cm" svg:height="0.289cm" svg:x="17.654cm" svg:y="5.633cm">
          <draw:text-box>
            <text:p text:style-name="P4"><text:span text:style-name="T5">fecha_fin</text:span></text:p>
          </draw:text-box>
        </draw:frame>
        <draw:polygon draw:style-name="gr5" draw:text-style-name="P6" draw:layer="layout" svg:width="4.556cm" svg:height="0.525cm" svg:x="17.489cm" svg:y="6.07cm" svg:viewBox="0 0 4557 526" draw:points="0,0 4557,0 4557,526 0,526">
          <text:p/>
        </draw:polygon>
        <draw:frame draw:style-name="gr8" draw:text-style-name="P9" draw:layer="layout" svg:width="0.51cm" svg:height="0.289cm" svg:x="21.455cm" svg:y="5.633cm">
          <draw:text-box>
            <text:p text:style-name="P4"><text:span text:style-name="T4">date</text:span></text:p>
          </draw:text-box>
        </draw:frame>
        <draw:frame draw:style-name="gr8" draw:text-style-name="P9" draw:layer="layout" svg:width="0.583cm" svg:height="0.289cm" svg:x="17.654cm" svg:y="6.158cm">
          <draw:text-box>
            <text:p text:style-name="P4"><text:span text:style-name="T5">activo</text:span></text:p>
          </draw:text-box>
        </draw:frame>
        <draw:path draw:style-name="gr5" draw:text-style-name="P6" draw:layer="layout" svg:width="4.556cm" svg:height="0.524cm" svg:x="17.489cm" svg:y="6.595cm" svg:viewBox="0 0 4557 525" svg:d="M0 0h4557v475c0 28-22 50-50 50h-4457c-28 0-50-22-50-50z">
          <text:p/>
        </draw:path>
        <draw:frame draw:style-name="gr8" draw:text-style-name="P9" draw:layer="layout" svg:width="0.891cm" svg:height="0.289cm" svg:x="21.135cm" svg:y="6.158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17.654cm" svg:y="6.683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4.555cm" svg:height="3.15cm" svg:x="30.48cm" svg:y="16.708cm" svg:viewBox="0 0 4556 3151" svg:d="M49 0h4458c27 0 49 22 49 49v3053c0 27-22 49-49 49h-4458c-27 0-49-22-49-49v-3053c0-27 22-49 49-49z">
          <text:p/>
        </draw:path>
        <draw:path draw:style-name="gr6" draw:text-style-name="P7" draw:layer="layout" svg:width="4.555cm" svg:height="0.525cm" svg:x="30.48cm" svg:y="16.708cm" svg:viewBox="0 0 4556 526" svg:d="M49 0h4458c27 0 49 22 49 49v477h-4556v-477c0-27 22-49 49-49z">
          <text:p/>
        </draw:path>
        <draw:frame draw:style-name="gr8" draw:text-style-name="P9" draw:layer="layout" svg:width="1.145cm" svg:height="0.289cm" svg:x="20.921cm" svg:y="6.683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4.555cm" svg:height="0.525cm" svg:x="30.48cm" svg:y="17.233cm" svg:viewBox="0 0 4556 526" draw:points="0,0 4556,0 4556,526 0,526">
          <text:p/>
        </draw:polygon>
        <draw:frame draw:style-name="gr8" draw:text-style-name="P9" draw:layer="layout" svg:width="0.818cm" svg:height="0.289cm" svg:x="30.644cm" svg:y="16.796cm">
          <draw:text-box>
            <text:p text:style-name="P4"><text:span text:style-name="T2">carreras</text:span></text:p>
          </draw:text-box>
        </draw:frame>
        <draw:path draw:style-name="gr9" draw:text-style-name="P10" draw:layer="layout" svg:width="0.172cm" svg:height="0.172cm" svg:x="31.781cm" svg:y="17.385cm" svg:viewBox="0 0 173 173" svg:d="M107 16c28 0 50 22 50 48 0 28-22 50-50 50-6 0-12-1-18-4l-14 15h-11v16h-16v16h-32v-32l45-45c-1-5-2-11-2-16 0-26 22-48 48-48zM107 0c-35 0-64 29-64 64 0 3 0 6 0 10l-41 42c-1 1-2 3-2 5v44c0 4 3 8 8 8h48c5 0 8-4 8-8v-8h8c5 0 8-4 8-8v-7l14-13c4 1 9 1 13 1 37 0 66-29 66-66 0-35-29-64-66-64zM107 48c0 9 8 16 16 16 10 0 18-7 18-16s-8-16-18-16c-8 0-16 7-16 16z">
          <text:p/>
        </draw:path>
        <draw:frame draw:style-name="gr8" draw:text-style-name="P9" draw:layer="layout" svg:width="0.993cm" svg:height="0.289cm" svg:x="30.644cm" svg:y="17.321cm">
          <draw:text-box>
            <text:p text:style-name="P4"><text:span text:style-name="T3">id_carrera</text:span></text:p>
          </draw:text-box>
        </draw:frame>
        <draw:polygon draw:style-name="gr5" draw:text-style-name="P6" draw:layer="layout" svg:width="4.555cm" svg:height="0.525cm" svg:x="30.48cm" svg:y="17.758cm" svg:viewBox="0 0 4556 526" draw:points="0,0 4556,0 4556,526 0,526">
          <text:p/>
        </draw:polygon>
        <draw:frame draw:style-name="gr8" draw:text-style-name="P9" draw:layer="layout" svg:width="0.383cm" svg:height="0.289cm" svg:x="34.551cm" svg:y="17.321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2cm" svg:x="34.477cm" svg:y="17.865cm" svg:viewBox="0 0 395 263" svg:d="M33 0h329c0 0 33 0 33 32v198c0 0 0 33-33 33h-329c0 0-33 0-33-33v-198c0 0 0-32 33-32z">
          <text:p/>
        </draw:path>
        <draw:path draw:style-name="gr11" draw:text-style-name="P12" draw:layer="layout" svg:width="0.111cm" svg:height="0.148cm" svg:x="34.543cm" svg:y="17.922cm" svg:viewBox="0 0 112 149" svg:d="M112 149h-19l-79-125c0 3 0 7 0 11 1 4 1 9 1 13 0 5 0 10 0 15v86h-15v-149h19l78 125h1c0-3 0-6 0-10-1-5-1-9-1-14s0-10 0-14v-87h15z">
          <text:p/>
        </draw:path>
        <draw:path draw:style-name="gr11" draw:text-style-name="P12" draw:layer="layout" svg:width="0.112cm" svg:height="0.148cm" svg:x="34.693cm" svg:y="17.922cm" svg:viewBox="0 0 113 149" svg:d="M113 149h-20l-78-125h-1c1 3 1 7 1 11s1 9 1 13c0 5 0 10 0 15v86h-16v-149h20l77 125h1c0-3 0-6-1-10 0-5 0-9 0-14s0-10 0-14v-87h16z">
          <text:p/>
        </draw:path>
        <draw:frame draw:style-name="gr8" draw:text-style-name="P9" draw:layer="layout" svg:width="1.307cm" svg:height="0.289cm" svg:x="30.644cm" svg:y="17.846cm">
          <draw:text-box>
            <text:p text:style-name="P4"><text:span text:style-name="T5">clave_carrera</text:span></text:p>
          </draw:text-box>
        </draw:frame>
        <draw:polygon draw:style-name="gr5" draw:text-style-name="P6" draw:layer="layout" svg:width="4.555cm" svg:height="0.525cm" svg:x="30.48cm" svg:y="18.283cm" svg:viewBox="0 0 4556 526" draw:points="0,0 4556,0 4556,526 0,526">
          <text:p/>
        </draw:polygon>
        <draw:frame draw:style-name="gr8" draw:text-style-name="P9" draw:layer="layout" svg:width="1.399cm" svg:height="0.289cm" svg:x="33.239cm" svg:y="17.846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30.644cm" svg:y="18.371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555cm" svg:height="0.525cm" svg:x="30.48cm" svg:y="18.808cm" svg:viewBox="0 0 4556 526" draw:points="0,0 4556,0 4556,526 0,526">
          <text:p/>
        </draw:polygon>
        <draw:frame draw:style-name="gr8" draw:text-style-name="P9" draw:layer="layout" svg:width="1.526cm" svg:height="0.289cm" svg:x="33.592cm" svg:y="18.371cm">
          <draw:text-box>
            <text:p text:style-name="P4"><text:span text:style-name="T4">varchar(150)</text:span></text:p>
          </draw:text-box>
        </draw:frame>
        <draw:frame draw:style-name="gr8" draw:text-style-name="P9" draw:layer="layout" svg:width="0.719cm" svg:height="0.289cm" svg:x="30.644cm" svg:y="18.896cm">
          <draw:text-box>
            <text:p text:style-name="P4"><text:span text:style-name="T5">vigente</text:span></text:p>
          </draw:text-box>
        </draw:frame>
        <draw:path draw:style-name="gr5" draw:text-style-name="P6" draw:layer="layout" svg:width="4.555cm" svg:height="0.525cm" svg:x="30.48cm" svg:y="19.333cm" svg:viewBox="0 0 4556 526" svg:d="M0 0h4556v477c0 27-22 49-49 49h-4458c-27 0-49-22-49-49z">
          <text:p/>
        </draw:path>
        <draw:frame draw:style-name="gr8" draw:text-style-name="P9" draw:layer="layout" svg:width="0.891cm" svg:height="0.289cm" svg:x="34.125cm" svg:y="18.896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30.644cm" svg:y="19.421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4.693cm" svg:height="4.199cm" svg:x="41.314cm" svg:y="7.491cm" svg:viewBox="0 0 4694 4200" svg:d="M49 0h4596c27 0 49 22 49 49v4102c0 27-22 49-49 49h-4596c-27 0-49-22-49-49v-4102c0-27 22-49 49-49z">
          <text:p/>
        </draw:path>
        <draw:path draw:style-name="gr6" draw:text-style-name="P7" draw:layer="layout" svg:width="4.693cm" svg:height="0.525cm" svg:x="41.314cm" svg:y="7.491cm" svg:viewBox="0 0 4694 526" svg:d="M49 0h4596c27 0 49 22 49 49v477h-4694v-477c0-27 22-49 49-49z">
          <text:p/>
        </draw:path>
        <draw:frame draw:style-name="gr8" draw:text-style-name="P9" draw:layer="layout" svg:width="1.145cm" svg:height="0.289cm" svg:x="33.912cm" svg:y="19.421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4.693cm" svg:height="0.524cm" svg:x="41.314cm" svg:y="8.016cm" svg:viewBox="0 0 4694 525" draw:points="0,0 4694,0 4694,525 0,525">
          <text:p/>
        </draw:polygon>
        <draw:frame draw:style-name="gr8" draw:text-style-name="P9" draw:layer="layout" svg:width="0.521cm" svg:height="0.289cm" svg:x="41.478cm" svg:y="7.579cm">
          <draw:text-box>
            <text:p text:style-name="P4"><text:span text:style-name="T2">aulas</text:span></text:p>
          </draw:text-box>
        </draw:frame>
        <draw:path draw:style-name="gr9" draw:text-style-name="P10" draw:layer="layout" svg:width="0.172cm" svg:height="0.172cm" svg:x="42.294cm" svg:y="8.167cm" svg:viewBox="0 0 173 173" svg:d="M109 17c26 0 48 22 48 49s-22 48-48 48c-8 0-14-1-19-3l-15 14h-10v16h-16v16h-33v-32l45-45c-1-5-2-9-2-14 0-27 22-49 50-49zM109 0c-37 0-66 30-66 66 0 3 0 6 1 9l-42 41c-1 2-2 4-2 6v43c0 5 4 8 8 8h49c4 0 8-3 8-8v-8h8c4 0 8-3 8-8v-6l13-14c5 1 9 1 15 1 35 0 64-28 64-64s-29-66-64-66zM109 50c0 9 7 16 16 16s16-7 16-16-7-16-16-16-16 7-16 16z">
          <text:p/>
        </draw:path>
        <draw:frame draw:style-name="gr8" draw:text-style-name="P9" draw:layer="layout" svg:width="0.696cm" svg:height="0.289cm" svg:x="41.478cm" svg:y="8.104cm">
          <draw:text-box>
            <text:p text:style-name="P4"><text:span text:style-name="T3">id_aula</text:span></text:p>
          </draw:text-box>
        </draw:frame>
        <draw:polygon draw:style-name="gr5" draw:text-style-name="P6" draw:layer="layout" svg:width="4.693cm" svg:height="0.525cm" svg:x="41.314cm" svg:y="8.54cm" svg:viewBox="0 0 4694 526" draw:points="0,0 4694,0 4694,526 0,526">
          <text:p/>
        </draw:polygon>
        <draw:frame draw:style-name="gr8" draw:text-style-name="P9" draw:layer="layout" svg:width="0.383cm" svg:height="0.289cm" svg:x="45.524cm" svg:y="8.10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3cm" svg:height="0.263cm" svg:x="45.45cm" svg:y="8.647cm" svg:viewBox="0 0 394 264" svg:d="M32 0h329c0 0 33 0 33 33v198c0 0 0 33-33 33h-329c0 0-32 0-32-33v-198c0 0 0-33 32-33z">
          <text:p/>
        </draw:path>
        <draw:path draw:style-name="gr11" draw:text-style-name="P12" draw:layer="layout" svg:width="0.112cm" svg:height="0.148cm" svg:x="45.515cm" svg:y="8.704cm" svg:viewBox="0 0 113 149" svg:d="M113 149h-19l-79-125h-1c0 3 0 7 1 11 0 5 0 10 0 15s1 9 1 14v85h-16v-149h19l79 125h1c-1-2-1-6-1-10s0-9-1-14c0-5 0-10 0-14v-87h16z">
          <text:p/>
        </draw:path>
        <draw:path draw:style-name="gr11" draw:text-style-name="P12" draw:layer="layout" svg:width="0.112cm" svg:height="0.148cm" svg:x="45.666cm" svg:y="8.704cm" svg:viewBox="0 0 113 149" svg:d="M113 149h-20l-77-125h-1c0 3 0 7 0 11 1 5 1 10 1 15s0 9 0 14v85h-16v-149h20l78 125c0-2 0-6 0-10s-1-9-1-14 0-10 0-14v-87h16z">
          <text:p/>
        </draw:path>
        <draw:frame draw:style-name="gr8" draw:text-style-name="P9" draw:layer="layout" svg:width="1.556cm" svg:height="0.289cm" svg:x="41.478cm" svg:y="8.629cm">
          <draw:text-box>
            <text:p text:style-name="P4"><text:span text:style-name="T5">id_aula_externo</text:span></text:p>
          </draw:text-box>
        </draw:frame>
        <draw:polygon draw:style-name="gr5" draw:text-style-name="P6" draw:layer="layout" svg:width="4.693cm" svg:height="0.525cm" svg:x="41.314cm" svg:y="9.065cm" svg:viewBox="0 0 4694 526" draw:points="0,0 4694,0 4694,526 0,526">
          <text:p/>
        </draw:polygon>
        <draw:frame draw:style-name="gr8" draw:text-style-name="P9" draw:layer="layout" svg:width="1.399cm" svg:height="0.289cm" svg:x="44.212cm" svg:y="8.629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41.478cm" svg:y="9.154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693cm" svg:height="0.525cm" svg:x="41.314cm" svg:y="9.59cm" svg:viewBox="0 0 4694 526" draw:points="0,0 4694,0 4694,526 0,526">
          <text:p/>
        </draw:polygon>
        <draw:frame draw:style-name="gr8" draw:text-style-name="P9" draw:layer="layout" svg:width="1.526cm" svg:height="0.289cm" svg:x="44.564cm" svg:y="9.154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cm" svg:height="0.289cm" svg:x="41.478cm" svg:y="9.679cm">
          <draw:text-box>
            <text:p text:style-name="P4"><text:span text:style-name="T5">capacidad</text:span></text:p>
          </draw:text-box>
        </draw:frame>
        <draw:polygon draw:style-name="gr5" draw:text-style-name="P6" draw:layer="layout" svg:width="4.693cm" svg:height="0.525cm" svg:x="41.314cm" svg:y="10.115cm" svg:viewBox="0 0 4694 526" draw:points="0,0 4694,0 4694,526 0,526">
          <text:p/>
        </draw:polygon>
        <draw:frame draw:style-name="gr8" draw:text-style-name="P9" draw:layer="layout" svg:width="0.383cm" svg:height="0.289cm" svg:x="45.524cm" svg:y="9.679cm">
          <draw:text-box>
            <text:p text:style-name="P4"><text:span text:style-name="T4">int</text:span></text:p>
          </draw:text-box>
        </draw:frame>
        <draw:frame draw:style-name="gr8" draw:text-style-name="P9" draw:layer="layout" svg:width="0.388cm" svg:height="0.289cm" svg:x="41.478cm" svg:y="10.204cm">
          <draw:text-box>
            <text:p text:style-name="P4"><text:span text:style-name="T5">tipo</text:span></text:p>
          </draw:text-box>
        </draw:frame>
        <draw:polygon draw:style-name="gr5" draw:text-style-name="P6" draw:layer="layout" svg:width="4.693cm" svg:height="0.525cm" svg:x="41.314cm" svg:y="10.64cm" svg:viewBox="0 0 4694 526" draw:points="0,0 4694,0 4694,526 0,526">
          <text:p/>
        </draw:polygon>
        <draw:frame draw:style-name="gr8" draw:text-style-name="P9" draw:layer="layout" svg:width="3.431cm" svg:height="0.289cm" svg:x="42.965cm" svg:y="10.204cm">
          <draw:text-box>
            <text:p text:style-name="P4"><text:span text:style-name="T4">enum(AULA,SALA,LABORATORIO)</text:span></text:p>
          </draw:text-box>
        </draw:frame>
        <draw:frame draw:style-name="gr8" draw:text-style-name="P9" draw:layer="layout" svg:width="0.573cm" svg:height="0.289cm" svg:x="41.478cm" svg:y="10.728cm">
          <draw:text-box>
            <text:p text:style-name="P4"><text:span text:style-name="T5">activa</text:span></text:p>
          </draw:text-box>
        </draw:frame>
        <draw:path draw:style-name="gr5" draw:text-style-name="P6" draw:layer="layout" svg:width="4.693cm" svg:height="0.525cm" svg:x="41.314cm" svg:y="11.165cm" svg:viewBox="0 0 4694 526" svg:d="M0 0h4694v477c0 27-22 49-49 49h-4596c-27 0-49-22-49-49z">
          <text:p/>
        </draw:path>
        <draw:frame draw:style-name="gr8" draw:text-style-name="P9" draw:layer="layout" svg:width="0.891cm" svg:height="0.289cm" svg:x="45.097cm" svg:y="10.728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41.478cm" svg:y="11.253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5.056cm" svg:height="4.725cm" svg:x="37.21cm" svg:y="11.883cm" svg:viewBox="0 0 5057 4726" svg:d="M50 0h4958c27 0 49 22 49 50v4626c0 28-22 50-49 50h-4958c-27 0-50-22-50-50v-4626c0-28 23-50 50-50z">
          <text:p/>
        </draw:path>
        <draw:path draw:style-name="gr6" draw:text-style-name="P7" draw:layer="layout" svg:width="5.056cm" svg:height="0.525cm" svg:x="37.21cm" svg:y="11.883cm" svg:viewBox="0 0 5057 526" svg:d="M50 0h4958c27 0 49 22 49 50v476h-5057v-476c0-28 23-50 50-50z">
          <text:p/>
        </draw:path>
        <draw:frame draw:style-name="gr8" draw:text-style-name="P9" draw:layer="layout" svg:width="1.145cm" svg:height="0.289cm" svg:x="44.884cm" svg:y="11.253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5.056cm" svg:height="0.525cm" svg:x="37.21cm" svg:y="12.408cm" svg:viewBox="0 0 5057 526" draw:points="0,0 5057,0 5057,526 0,526">
          <text:p/>
        </draw:polygon>
        <draw:frame draw:style-name="gr8" draw:text-style-name="P9" draw:layer="layout" svg:width="0.691cm" svg:height="0.289cm" svg:x="37.375cm" svg:y="11.972cm">
          <draw:text-box>
            <text:p text:style-name="P4"><text:span text:style-name="T2">grupos</text:span></text:p>
          </draw:text-box>
        </draw:frame>
        <draw:path draw:style-name="gr9" draw:text-style-name="P10" draw:layer="layout" svg:width="0.173cm" svg:height="0.172cm" svg:x="38.352cm" svg:y="12.56cm" svg:viewBox="0 0 174 173" svg:d="M109 16c27 0 48 22 48 49s-21 49-48 49c-6 0-13-1-18-3l-15 14h-11v16h-16v16h-33v-32l46-46c-2-5-2-10-2-14 0-27 21-49 49-49zM109 0c-37 0-66 29-66 65 0 3 1 6 1 8l-41 43c-2 1-3 3-3 5v44c0 5 4 8 8 8h49c4 0 8-3 8-8v-8h8c4 0 8-4 8-8v-7l15-13c4 1 8 1 13 1 36 0 65-29 65-65s-29-65-65-65zM109 48c0 9 7 17 16 17s16-8 16-17c0-8-7-16-16-16s-16 8-16 16z">
          <text:p/>
        </draw:path>
        <draw:frame draw:style-name="gr8" draw:text-style-name="P9" draw:layer="layout" svg:width="0.866cm" svg:height="0.289cm" svg:x="37.375cm" svg:y="12.497cm">
          <draw:text-box>
            <text:p text:style-name="P4"><text:span text:style-name="T3">id_grupo</text:span></text:p>
          </draw:text-box>
        </draw:frame>
        <draw:polygon draw:style-name="gr5" draw:text-style-name="P6" draw:layer="layout" svg:width="5.056cm" svg:height="0.525cm" svg:x="37.21cm" svg:y="12.933cm" svg:viewBox="0 0 5057 526" draw:points="0,0 5057,0 5057,526 0,526">
          <text:p/>
        </draw:polygon>
        <draw:frame draw:style-name="gr8" draw:text-style-name="P9" draw:layer="layout" svg:width="0.383cm" svg:height="0.289cm" svg:x="41.782cm" svg:y="12.497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2cm" svg:x="41.708cm" svg:y="13.04cm" svg:viewBox="0 0 395 263" svg:d="M33 0h329c0 0 33 0 33 33v197c0 0 0 33-33 33h-329c0 0-33 0-33-33v-197c0 0 0-33 33-33z">
          <text:p/>
        </draw:path>
        <draw:path draw:style-name="gr11" draw:text-style-name="P12" draw:layer="layout" svg:width="0.112cm" svg:height="0.148cm" svg:x="41.774cm" svg:y="13.097cm" svg:viewBox="0 0 113 149" svg:d="M113 149h-20l-79-125c0 3 0 7 0 11 1 4 1 9 1 14 0 4 0 9 0 15v85h-15v-149h20l77 125h1c0-3 0-6 0-10-1-5-1-9-1-14s0-10 0-14v-87h16z">
          <text:p/>
        </draw:path>
        <draw:path draw:style-name="gr11" draw:text-style-name="P12" draw:layer="layout" svg:width="0.111cm" svg:height="0.148cm" svg:x="41.925cm" svg:y="13.097cm" svg:viewBox="0 0 112 149" svg:d="M112 149h-19l-79-125h-1c1 3 1 7 1 11s1 9 1 14c0 4 0 9 0 15v85h-15v-149h19l78 125h1c0-3 0-6-1-10 0-5 0-9 0-14s0-10 0-14v-87h15z">
          <text:p/>
        </draw:path>
        <draw:frame draw:style-name="gr8" draw:text-style-name="P9" draw:layer="layout" svg:width="1.18cm" svg:height="0.289cm" svg:x="37.375cm" svg:y="13.022cm">
          <draw:text-box>
            <text:p text:style-name="P4"><text:span text:style-name="T5">clave_grupo</text:span></text:p>
          </draw:text-box>
        </draw:frame>
        <draw:polygon draw:style-name="gr7" draw:text-style-name="P8" draw:layer="layout" svg:width="5.056cm" svg:height="0.525cm" svg:x="37.21cm" svg:y="13.458cm" svg:viewBox="0 0 5057 526" draw:points="0,0 5057,0 5057,526 0,526">
          <text:p/>
        </draw:polygon>
        <draw:frame draw:style-name="gr8" draw:text-style-name="P9" draw:layer="layout" svg:width="1.399cm" svg:height="0.289cm" svg:x="40.47cm" svg:y="13.022cm">
          <draw:text-box>
            <text:p text:style-name="P4"><text:span text:style-name="T4">varchar(20)</text:span></text:p>
          </draw:text-box>
        </draw:frame>
        <draw:path draw:style-name="gr11" draw:text-style-name="P12" draw:layer="layout" svg:width="0.169cm" svg:height="0.168cm" svg:x="38.496cm" svg:y="13.612cm" svg:viewBox="0 0 170 169" svg:d="M74 106c-3 0-6-1-8-4-18-17-18-47 0-65l24-24c8-8 20-13 32-13s24 5 33 13c19 18 19 48 0 65l-16 16c-3 3-6 4-9 4s-6-1-8-4c-3-2-4-5-4-8s1-6 4-8l16-17c8-8 8-22 0-31-4-4-10-6-16-6s-11 2-15 6l-24 24c-9 9-9 23 0 32 4 4 4 12 0 16-3 3-6 4-9 4zM46 169c-12 0-24-6-32-14-19-18-19-48 0-65l12-12c2-3 5-4 8-4s6 1 9 4c2 2 3 5 3 8s-1 6-3 8l-12 12c-9 9-9 23 0 32 4 4 9 6 15 6s11-2 16-6l24-24c8-9 8-23 0-32-3-2-4-5-4-8s1-6 4-9c2-2 5-3 8-3s6 1 9 3c17 18 17 48 0 66l-24 24c-9 8-21 14-33 14z">
          <text:p/>
        </draw:path>
        <draw:path draw:style-name="gr10" draw:text-style-name="P11" draw:layer="layout" svg:width="0.394cm" svg:height="0.262cm" svg:x="41.708cm" svg:y="13.565cm" svg:viewBox="0 0 395 263" svg:d="M33 0h329c0 0 33 0 33 33v197c0 0 0 33-33 33h-329c0 0-33 0-33-33v-197c0 0 0-33 33-33z">
          <text:p/>
        </draw:path>
        <draw:path draw:style-name="gr11" draw:text-style-name="P12" draw:layer="layout" svg:width="0.112cm" svg:height="0.148cm" svg:x="41.774cm" svg:y="13.622cm" svg:viewBox="0 0 113 149" svg:d="M113 149h-20l-79-125c0 3 0 7 0 11 1 4 1 9 1 14 0 4 0 9 0 14v86h-15v-149h20l77 125h1c0-4 0-7 0-11-1-5-1-9-1-14s0-10 0-14v-86h16z">
          <text:p/>
        </draw:path>
        <draw:path draw:style-name="gr11" draw:text-style-name="P12" draw:layer="layout" svg:width="0.111cm" svg:height="0.148cm" svg:x="41.925cm" svg:y="13.622cm" svg:viewBox="0 0 112 149" svg:d="M112 149h-19l-79-125h-1c1 3 1 7 1 11s1 9 1 14c0 4 0 9 0 14v86h-15v-149h19l78 125h1c0-4 0-7-1-11 0-5 0-9 0-14s0-10 0-14v-86h15z">
          <text:p/>
        </draw:path>
        <draw:frame draw:style-name="gr8" draw:text-style-name="P9" draw:layer="layout" svg:width="1.05cm" svg:height="0.289cm" svg:x="37.375cm" svg:y="13.546cm">
          <draw:text-box>
            <text:p text:style-name="P4"><text:span text:style-name="T5">id_periodo</text:span></text:p>
          </draw:text-box>
        </draw:frame>
        <draw:polygon draw:style-name="gr7" draw:text-style-name="P8" draw:layer="layout" svg:width="5.056cm" svg:height="0.525cm" svg:x="37.21cm" svg:y="13.983cm" svg:viewBox="0 0 5057 526" draw:points="0,0 5057,0 5057,526 0,526">
          <text:p/>
        </draw:polygon>
        <draw:frame draw:style-name="gr8" draw:text-style-name="P9" draw:layer="layout" svg:width="0.383cm" svg:height="0.289cm" svg:x="41.323cm" svg:y="13.546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38.438cm" svg:y="14.137cm" svg:viewBox="0 0 169 169" svg:d="M75 106c-3 0-6-1-8-4-19-18-19-47 0-65l24-24c8-8 20-13 32-13 13 0 24 5 33 13 18 18 18 47 0 65l-16 16c-3 3-6 4-9 4s-6-1-8-4c-3-2-4-5-4-8s1-6 4-9l16-16c8-8 8-22 0-31-4-4-10-6-16-6s-11 2-15 6l-24 24c-9 9-9 23 0 31 4 5 4 13 0 17-3 3-6 4-9 4zM46 169c-12 0-24-5-32-14-19-18-19-48 0-66l12-12c2-2 5-3 8-3s6 1 9 3c2 3 3 6 3 9s-1 6-3 8l-12 12c-9 9-9 23 0 31 4 6 9 8 15 8s13-2 17-8l24-24c8-8 8-22 0-31-3-2-4-5-4-8s1-6 4-9c2-2 5-3 8-3s6 1 9 3c18 18 18 48 0 65l-24 25c-9 9-21 14-34 14z">
          <text:p/>
        </draw:path>
        <draw:path draw:style-name="gr10" draw:text-style-name="P11" draw:layer="layout" svg:width="0.394cm" svg:height="0.262cm" svg:x="41.708cm" svg:y="14.09cm" svg:viewBox="0 0 395 263" svg:d="M33 0h329c0 0 33 0 33 32v198c0 0 0 33-33 33h-329c0 0-33 0-33-33v-198c0 0 0-32 33-32z">
          <text:p/>
        </draw:path>
        <draw:path draw:style-name="gr11" draw:text-style-name="P12" draw:layer="layout" svg:width="0.112cm" svg:height="0.148cm" svg:x="41.774cm" svg:y="14.147cm" svg:viewBox="0 0 113 149" svg:d="M113 149h-20l-79-125c0 3 0 7 0 11 1 5 1 10 1 14 0 5 0 10 0 15v85h-15v-149h20l77 125h1c0-3 0-6 0-10-1-5-1-9-1-14s0-10 0-14v-87h16z">
          <text:p/>
        </draw:path>
        <draw:path draw:style-name="gr11" draw:text-style-name="P12" draw:layer="layout" svg:width="0.111cm" svg:height="0.148cm" svg:x="41.925cm" svg:y="14.147cm" svg:viewBox="0 0 112 149" svg:d="M112 149h-19l-79-125h-1c1 3 1 7 1 11 0 5 1 10 1 14 0 5 0 10 0 15v85h-15v-149h19l78 125h1c0-3 0-6-1-10 0-5 0-9 0-14s0-10 0-14v-87h15z">
          <text:p/>
        </draw:path>
        <draw:frame draw:style-name="gr8" draw:text-style-name="P9" draw:layer="layout" svg:width="0.993cm" svg:height="0.289cm" svg:x="37.375cm" svg:y="14.071cm">
          <draw:text-box>
            <text:p text:style-name="P4"><text:span text:style-name="T5">id_carrera</text:span></text:p>
          </draw:text-box>
        </draw:frame>
        <draw:polygon draw:style-name="gr5" draw:text-style-name="P6" draw:layer="layout" svg:width="5.056cm" svg:height="0.525cm" svg:x="37.21cm" svg:y="14.508cm" svg:viewBox="0 0 5057 526" draw:points="0,0 5057,0 5057,526 0,526">
          <text:p/>
        </draw:polygon>
        <draw:frame draw:style-name="gr8" draw:text-style-name="P9" draw:layer="layout" svg:width="0.383cm" svg:height="0.289cm" svg:x="41.323cm" svg:y="14.071cm">
          <draw:text-box>
            <text:p text:style-name="P4"><text:span text:style-name="T4">int</text:span></text:p>
          </draw:text-box>
        </draw:frame>
        <draw:frame draw:style-name="gr8" draw:text-style-name="P9" draw:layer="layout" svg:width="0.79cm" svg:height="0.289cm" svg:x="37.375cm" svg:y="14.596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5.056cm" svg:height="0.525cm" svg:x="37.21cm" svg:y="15.033cm" svg:viewBox="0 0 5057 526" draw:points="0,0 5057,0 5057,526 0,526">
          <text:p/>
        </draw:polygon>
        <draw:frame draw:style-name="gr8" draw:text-style-name="P9" draw:layer="layout" svg:width="1.526cm" svg:height="0.289cm" svg:x="40.823cm" svg:y="14.596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.947cm" svg:height="0.289cm" svg:x="37.375cm" svg:y="15.121cm">
          <draw:text-box>
            <text:p text:style-name="P4"><text:span text:style-name="T5">capacidad_alumnos</text:span></text:p>
          </draw:text-box>
        </draw:frame>
        <draw:polygon draw:style-name="gr5" draw:text-style-name="P6" draw:layer="layout" svg:width="5.056cm" svg:height="0.525cm" svg:x="37.21cm" svg:y="15.558cm" svg:viewBox="0 0 5057 526" draw:points="0,0 5057,0 5057,526 0,526">
          <text:p/>
        </draw:polygon>
        <draw:frame draw:style-name="gr8" draw:text-style-name="P9" draw:layer="layout" svg:width="0.383cm" svg:height="0.289cm" svg:x="41.782cm" svg:y="15.121cm">
          <draw:text-box>
            <text:p text:style-name="P4"><text:span text:style-name="T4">int</text:span></text:p>
          </draw:text-box>
        </draw:frame>
        <draw:frame draw:style-name="gr8" draw:text-style-name="P9" draw:layer="layout" svg:width="0.551cm" svg:height="0.289cm" svg:x="37.375cm" svg:y="15.646cm">
          <draw:text-box>
            <text:p text:style-name="P4"><text:span text:style-name="T5">turno</text:span></text:p>
          </draw:text-box>
        </draw:frame>
        <draw:path draw:style-name="gr5" draw:text-style-name="P6" draw:layer="layout" svg:width="5.056cm" svg:height="0.525cm" svg:x="37.21cm" svg:y="16.083cm" svg:viewBox="0 0 5057 526" svg:d="M0 0h5057v476c0 28-22 50-49 50h-4958c-27 0-50-22-50-50z">
          <text:p/>
        </draw:path>
        <draw:frame draw:style-name="gr8" draw:text-style-name="P9" draw:layer="layout" svg:width="3.939cm" svg:height="0.289cm" svg:x="38.797cm" svg:y="15.646cm">
          <draw:text-box>
            <text:p text:style-name="P4"><text:span text:style-name="T4">enum(MATUTINO,VESPERTINO,MIXTO)</text:span></text:p>
          </draw:text-box>
        </draw:frame>
        <draw:frame draw:style-name="gr8" draw:text-style-name="P9" draw:layer="layout" svg:width="2.045cm" svg:height="0.289cm" svg:x="37.375cm" svg:y="16.171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5.138cm" svg:height="3.674cm" svg:x="18.708cm" svg:y="13.821cm" svg:viewBox="0 0 5139 3675" svg:d="M49 0h5040c28 0 50 22 50 49v3577c0 27-22 49-50 49h-5040c-27 0-49-22-49-49v-3577c0-27 22-49 49-49z">
          <text:p/>
        </draw:path>
        <draw:path draw:style-name="gr6" draw:text-style-name="P7" draw:layer="layout" svg:width="5.138cm" svg:height="0.525cm" svg:x="18.708cm" svg:y="13.821cm" svg:viewBox="0 0 5139 526" svg:d="M49 0h5040c28 0 50 22 50 49v477h-5139v-477c0-27 22-49 49-49z">
          <text:p/>
        </draw:path>
        <draw:frame draw:style-name="gr8" draw:text-style-name="P9" draw:layer="layout" svg:width="1.145cm" svg:height="0.289cm" svg:x="41.143cm" svg:y="16.171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5.138cm" svg:height="0.525cm" svg:x="18.708cm" svg:y="14.346cm" svg:viewBox="0 0 5139 526" draw:points="0,0 5139,0 5139,526 0,526">
          <text:p/>
        </draw:polygon>
        <draw:frame draw:style-name="gr8" draw:text-style-name="P9" draw:layer="layout" svg:width="1.07cm" svg:height="0.289cm" svg:x="18.872cm" svg:y="13.909cm">
          <draw:text-box>
            <text:p text:style-name="P4"><text:span text:style-name="T2">profesores</text:span></text:p>
          </draw:text-box>
        </draw:frame>
        <draw:path draw:style-name="gr9" draw:text-style-name="P10" draw:layer="layout" svg:width="0.172cm" svg:height="0.173cm" svg:x="20.133cm" svg:y="14.497cm" svg:viewBox="0 0 173 174" svg:d="M108 17c27 0 49 22 49 49s-22 48-49 48c-6 0-12-1-18-3l-15 14h-11v16h-16v17h-32v-33l45-45c-2-4-2-9-2-14 0-27 22-49 49-49zM108 0c-37 0-65 29-65 66 0 3 0 6 0 9l-41 41c-2 2-2 4-2 6v44c0 4 3 8 8 8h48c4 0 8-4 8-8v-8h8c6 0 9-4 9-9v-6l14-14c4 1 9 2 13 2 36 0 65-29 65-65 0-37-29-66-65-66zM108 50c0 9 7 16 16 16s16-7 16-16-7-17-16-17-16 8-16 17z">
          <text:p/>
        </draw:path>
        <draw:frame draw:style-name="gr8" draw:text-style-name="P9" draw:layer="layout" svg:width="1.126cm" svg:height="0.289cm" svg:x="18.872cm" svg:y="14.434cm">
          <draw:text-box>
            <text:p text:style-name="P4"><text:span text:style-name="T3">id_profesor</text:span></text:p>
          </draw:text-box>
        </draw:frame>
        <draw:polygon draw:style-name="gr5" draw:text-style-name="P6" draw:layer="layout" svg:width="5.138cm" svg:height="0.525cm" svg:x="18.708cm" svg:y="14.871cm" svg:viewBox="0 0 5139 526" draw:points="0,0 5139,0 5139,526 0,526">
          <text:p/>
        </draw:polygon>
        <draw:frame draw:style-name="gr8" draw:text-style-name="P9" draw:layer="layout" svg:width="0.383cm" svg:height="0.289cm" svg:x="23.362cm" svg:y="14.43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23.288cm" svg:y="14.977cm" svg:viewBox="0 0 395 264" svg:d="M33 0h329c0 0 33 0 33 33v198c0 0 0 33-33 33h-329c0 0-33 0-33-33v-198c0 0 0-33 33-33z">
          <text:p/>
        </draw:path>
        <draw:path draw:style-name="gr11" draw:text-style-name="P12" draw:layer="layout" svg:width="0.111cm" svg:height="0.147cm" svg:x="23.354cm" svg:y="15.035cm" svg:viewBox="0 0 112 148" svg:d="M112 148h-19l-78-125h-1c1 4 1 7 1 13 0 4 1 8 1 13s0 10 0 15v84h-16v-148h20l77 124h1c0-2 0-5-1-10 0-4 0-9 0-14s0-9 0-14v-86h15z">
          <text:p/>
        </draw:path>
        <draw:path draw:style-name="gr11" draw:text-style-name="P12" draw:layer="layout" svg:width="0.112cm" svg:height="0.147cm" svg:x="23.504cm" svg:y="15.035cm" svg:viewBox="0 0 113 148" svg:d="M113 148h-19l-79-125h-1c0 4 1 7 1 13 0 4 0 8 0 13 1 5 1 10 1 15v84h-16v-148h19l79 124h1c0-2-1-5-1-10 0-4 0-9 0-14-1-5-1-9-1-14v-86h16z">
          <text:p/>
        </draw:path>
        <draw:frame draw:style-name="gr8" draw:text-style-name="P9" draw:layer="layout" svg:width="1.986cm" svg:height="0.289cm" svg:x="18.872cm" svg:y="14.959cm">
          <draw:text-box>
            <text:p text:style-name="P4"><text:span text:style-name="T5">id_profesor_externo</text:span></text:p>
          </draw:text-box>
        </draw:frame>
        <draw:polygon draw:style-name="gr5" draw:text-style-name="P6" draw:layer="layout" svg:width="5.138cm" svg:height="0.525cm" svg:x="18.708cm" svg:y="15.396cm" svg:viewBox="0 0 5139 526" draw:points="0,0 5139,0 5139,526 0,526">
          <text:p/>
        </draw:polygon>
        <draw:frame draw:style-name="gr8" draw:text-style-name="P9" draw:layer="layout" svg:width="1.399cm" svg:height="0.289cm" svg:x="22.05cm" svg:y="14.959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18.872cm" svg:y="15.484cm">
          <draw:text-box>
            <text:p text:style-name="P4"><text:span text:style-name="T5">nombre</text:span></text:p>
          </draw:text-box>
        </draw:frame>
        <draw:polygon draw:style-name="gr7" draw:text-style-name="P8" draw:layer="layout" svg:width="5.138cm" svg:height="0.524cm" svg:x="18.708cm" svg:y="15.921cm" svg:viewBox="0 0 5139 525" draw:points="0,0 5139,0 5139,525 0,525">
          <text:p/>
        </draw:polygon>
        <draw:frame draw:style-name="gr8" draw:text-style-name="P9" draw:layer="layout" svg:width="1.526cm" svg:height="0.289cm" svg:x="22.403cm" svg:y="15.484cm">
          <draw:text-box>
            <text:p text:style-name="P4"><text:span text:style-name="T4">varchar(150)</text:span></text:p>
          </draw:text-box>
        </draw:frame>
        <draw:path draw:style-name="gr11" draw:text-style-name="P12" draw:layer="layout" svg:width="0.168cm" svg:height="0.168cm" svg:x="19.936cm" svg:y="16.074cm" svg:viewBox="0 0 169 169" svg:d="M76 107c-4 0-7-1-9-3-18-18-18-47 0-66l24-24c9-9 20-14 33-14 12 0 23 5 32 14 18 18 18 48 0 66l-16 16c-2 2-5 3-8 3-4 0-7-1-9-3s-3-5-3-9c0-3 1-6 3-8l16-16c9-9 9-24 0-32-4-4-9-7-15-7s-12 3-16 7l-24 25c-8 8-8 22 0 31 5 5 5 12 0 17-2 2-5 3-8 3zM48 169c-13 0-24-4-34-13-19-18-19-47 0-65l13-12c2-2 5-4 9-4 3 0 6 2 8 4s4 5 4 8c0 4-2 7-4 9l-12 12c-9 8-9 22 0 31 4 4 10 6 16 6 5 0 11-2 15-6l24-24c9-9 9-23 0-31-2-2-3-5-3-9 0-3 1-6 3-8s5-4 9-4c3 0 6 2 8 4 18 18 18 47 0 65l-24 24c-9 9-20 13-32 13z">
          <text:p/>
        </draw:path>
        <draw:frame draw:style-name="gr8" draw:text-style-name="P9" draw:layer="layout" svg:width="0.993cm" svg:height="0.289cm" svg:x="18.872cm" svg:y="16.009cm">
          <draw:text-box>
            <text:p text:style-name="P4"><text:span text:style-name="T5">id_carrera</text:span></text:p>
          </draw:text-box>
        </draw:frame>
        <draw:polygon draw:style-name="gr5" draw:text-style-name="P6" draw:layer="layout" svg:width="5.138cm" svg:height="0.525cm" svg:x="18.708cm" svg:y="16.445cm" svg:viewBox="0 0 5139 526" draw:points="0,0 5139,0 5139,526 0,526">
          <text:p/>
        </draw:polygon>
        <draw:frame draw:style-name="gr8" draw:text-style-name="P9" draw:layer="layout" svg:width="0.383cm" svg:height="0.289cm" svg:x="23.362cm" svg:y="16.009cm">
          <draw:text-box>
            <text:p text:style-name="P4"><text:span text:style-name="T4">int</text:span></text:p>
          </draw:text-box>
        </draw:frame>
        <draw:frame draw:style-name="gr8" draw:text-style-name="P9" draw:layer="layout" svg:width="0.541cm" svg:height="0.289cm" svg:x="18.872cm" svg:y="16.534cm">
          <draw:text-box>
            <text:p text:style-name="P4"><text:span text:style-name="T5">email</text:span></text:p>
          </draw:text-box>
        </draw:frame>
        <draw:path draw:style-name="gr5" draw:text-style-name="P6" draw:layer="layout" svg:width="5.138cm" svg:height="0.525cm" svg:x="18.708cm" svg:y="16.97cm" svg:viewBox="0 0 5139 526" svg:d="M0 0h5139v477c0 27-22 49-50 49h-5040c-27 0-49-22-49-49z">
          <text:p/>
        </draw:path>
        <draw:frame draw:style-name="gr8" draw:text-style-name="P9" draw:layer="layout" svg:width="1.526cm" svg:height="0.289cm" svg:x="22.403cm" svg:y="16.534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0.583cm" svg:height="0.289cm" svg:x="18.872cm" svg:y="17.059cm">
          <draw:text-box>
            <text:p text:style-name="P4"><text:span text:style-name="T5">activo</text:span></text:p>
          </draw:text-box>
        </draw:frame>
        <draw:path draw:style-name="gr5" draw:text-style-name="P6" draw:layer="layout" svg:width="4.504cm" svg:height="3.675cm" svg:x="22.099cm" svg:y="7.952cm" svg:viewBox="0 0 4505 3676" svg:d="M49 0h4407c27 0 49 22 49 49v3577c0 28-22 50-49 50h-4407c-27 0-49-22-49-50v-3577c0-27 22-49 49-49z">
          <text:p/>
        </draw:path>
        <draw:path draw:style-name="gr6" draw:text-style-name="P7" draw:layer="layout" svg:width="4.504cm" svg:height="0.525cm" svg:x="22.099cm" svg:y="7.952cm" svg:viewBox="0 0 4505 526" svg:d="M49 0h4407c27 0 49 22 49 49v477h-4505v-477c0-27 22-49 49-49z">
          <text:p/>
        </draw:path>
        <draw:frame draw:style-name="gr8" draw:text-style-name="P9" draw:layer="layout" svg:width="0.891cm" svg:height="0.289cm" svg:x="22.936cm" svg:y="17.059cm">
          <draw:text-box>
            <text:p text:style-name="P4"><text:span text:style-name="T4">boolean</text:span></text:p>
          </draw:text-box>
        </draw:frame>
        <draw:polygon draw:style-name="gr7" draw:text-style-name="P8" draw:layer="layout" svg:width="4.504cm" svg:height="0.525cm" svg:x="22.099cm" svg:y="8.477cm" svg:viewBox="0 0 4505 526" draw:points="0,0 4505,0 4505,526 0,526">
          <text:p/>
        </draw:polygon>
        <draw:frame draw:style-name="gr8" draw:text-style-name="P9" draw:layer="layout" svg:width="1.549cm" svg:height="0.289cm" svg:x="22.263cm" svg:y="8.04cm">
          <draw:text-box>
            <text:p text:style-name="P4"><text:span text:style-name="T2">materias_grupo</text:span></text:p>
          </draw:text-box>
        </draw:frame>
        <draw:path draw:style-name="gr9" draw:text-style-name="P10" draw:layer="layout" svg:width="0.172cm" svg:height="0.172cm" svg:x="24.176cm" svg:y="8.629cm" svg:viewBox="0 0 173 173" svg:d="M107 16c27 0 49 22 49 49s-22 49-49 49c-6 0-12-1-18-4l-14 15h-11v16h-16v16h-32v-32l45-46c-1-4-2-9-2-14 0-27 22-49 48-49zM107 0c-35 0-64 29-64 65 0 3 0 6 0 9l-41 42c-1 1-2 3-2 5v44c0 4 3 8 8 8h48c5 0 8-4 8-8v-8h8c5 0 9-4 9-8v-7l13-13c4 1 9 1 13 1 36 0 66-29 66-65s-30-65-66-65zM107 48c0 10 8 17 17 17s16-7 16-17c0-9-7-16-16-16s-17 7-17 16z">
          <text:p/>
        </draw:path>
        <draw:frame draw:style-name="gr8" draw:text-style-name="P9" draw:layer="layout" svg:width="1.724cm" svg:height="0.289cm" svg:x="22.263cm" svg:y="8.565cm">
          <draw:text-box>
            <text:p text:style-name="P4"><text:span text:style-name="T3">id_materia_grupo</text:span></text:p>
          </draw:text-box>
        </draw:frame>
        <draw:polygon draw:style-name="gr7" draw:text-style-name="P8" draw:layer="layout" svg:width="4.504cm" svg:height="0.525cm" svg:x="22.099cm" svg:y="9.002cm" svg:viewBox="0 0 4505 526" draw:points="0,0 4505,0 4505,526 0,526">
          <text:p/>
        </draw:polygon>
        <draw:frame draw:style-name="gr8" draw:text-style-name="P9" draw:layer="layout" svg:width="0.383cm" svg:height="0.289cm" svg:x="26.12cm" svg:y="8.565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3.199cm" svg:y="9.156cm" svg:viewBox="0 0 169 169" svg:d="M75 106c-4 0-7-1-9-4-18-18-18-47 0-65l24-24c10-8 21-13 34-13 12 0 24 5 32 13 18 18 18 47 0 65l-16 16c-2 3-5 4-8 4s-6-1-9-4c-2-2-3-5-3-8s1-6 3-9l16-16c9-8 9-22 0-31-4-4-9-6-15-6s-12 2-16 6l-25 24c-8 9-8 23 0 31 5 5 5 13 0 17-2 3-5 4-8 4zM47 169c-13 0-24-5-33-14-19-18-19-48 0-66l12-12c2-2 5-3 9-3 3 0 6 1 8 3 2 3 4 6 4 9s-2 6-4 8l-12 12c-8 10-8 24 0 32 4 5 10 7 16 7s11-2 15-7l24-24c9-9 9-23 0-32-2-2-3-5-3-8s1-6 3-9c2-2 5-3 9-3 3 0 7 1 9 3 18 18 18 47 0 66l-25 24c-9 9-20 14-32 14z">
          <text:p/>
        </draw:path>
        <draw:path draw:style-name="gr10" draw:text-style-name="P11" draw:layer="layout" svg:width="0.394cm" svg:height="0.262cm" svg:x="26.045cm" svg:y="9.109cm" svg:viewBox="0 0 395 263" svg:d="M33 0h329c0 0 33 0 33 32v198c0 0 0 33-33 33h-329c0 0-33 0-33-33v-198c0 0 0-32 33-32z">
          <text:p/>
        </draw:path>
        <draw:path draw:style-name="gr11" draw:text-style-name="P12" draw:layer="layout" svg:width="0.112cm" svg:height="0.148cm" svg:x="26.111cm" svg:y="9.166cm" svg:viewBox="0 0 113 149" svg:d="M113 149h-19l-79-124h-1c0 3 0 7 1 11 0 4 0 9 0 13 0 5 0 10 0 15v85h-15v-149h19l79 125c0-3 0-6 0-10 0-5 0-9-1-14 0-5 0-10 0-14v-87h16z">
          <text:p/>
        </draw:path>
        <draw:path draw:style-name="gr11" draw:text-style-name="P12" draw:layer="layout" svg:width="0.111cm" svg:height="0.148cm" svg:x="26.262cm" svg:y="9.166cm" svg:viewBox="0 0 112 149" svg:d="M112 149h-20l-78-124c0 3 0 7 0 11 1 4 1 9 1 13 0 5 0 10 0 15v85h-15v-149h19l77 125h1c0-3 0-6 0-10-1-5-1-9-1-14s0-10 0-14v-87h16z">
          <text:p/>
        </draw:path>
        <draw:frame draw:style-name="gr8" draw:text-style-name="P9" draw:layer="layout" svg:width="0.866cm" svg:height="0.289cm" svg:x="22.263cm" svg:y="9.09cm">
          <draw:text-box>
            <text:p text:style-name="P4"><text:span text:style-name="T5">id_grupo</text:span></text:p>
          </draw:text-box>
        </draw:frame>
        <draw:polygon draw:style-name="gr7" draw:text-style-name="P8" draw:layer="layout" svg:width="4.504cm" svg:height="0.525cm" svg:x="22.099cm" svg:y="9.527cm" svg:viewBox="0 0 4505 526" draw:points="0,0 4505,0 4505,526 0,526">
          <text:p/>
        </draw:polygon>
        <draw:frame draw:style-name="gr8" draw:text-style-name="P9" draw:layer="layout" svg:width="0.383cm" svg:height="0.289cm" svg:x="25.66cm" svg:y="9.0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3.694cm" svg:y="9.681cm" svg:viewBox="0 0 169 169" svg:d="M75 107c-3 0-6-1-9-4-18-19-18-48 0-66l24-24c9-8 22-13 34-13s24 5 32 13c18 18 18 47 0 65l-16 17c-2 3-5 4-8 4s-6-1-9-4c-2-2-3-5-3-9 0-3 1-6 3-9l16-16c9-8 9-22 0-31-4-4-9-6-15-6s-12 2-16 6l-25 24c-8 9-8 23 0 31 5 6 5 14 0 18-2 3-5 4-8 4zM47 169c-13 0-24-5-33-14-19-18-19-47 0-65l12-13c3-2 6-3 9-3s6 1 8 3c3 3 4 6 4 9 0 4-1 7-4 9l-12 12c-8 9-8 23 0 31 4 5 10 7 16 7s11-2 15-7l24-24c9-8 9-22 0-32-2-2-3-5-3-8s1-6 3-9c3-2 6-3 9-3s6 1 8 3c19 18 19 48 0 66l-24 24c-8 9-20 14-32 14z">
          <text:p/>
        </draw:path>
        <draw:path draw:style-name="gr10" draw:text-style-name="P11" draw:layer="layout" svg:width="0.394cm" svg:height="0.262cm" svg:x="26.045cm" svg:y="9.634cm" svg:viewBox="0 0 395 263" svg:d="M33 0h329c0 0 33 0 33 32v198c0 0 0 33-33 33h-329c0 0-33 0-33-33v-198c0 0 0-32 33-32z">
          <text:p/>
        </draw:path>
        <draw:path draw:style-name="gr11" draw:text-style-name="P12" draw:layer="layout" svg:width="0.112cm" svg:height="0.148cm" svg:x="26.111cm" svg:y="9.691cm" svg:viewBox="0 0 113 149" svg:d="M113 149h-19l-79-125h-1c0 3 0 7 1 11 0 4 0 9 0 13 0 5 0 10 0 15v86h-15v-149h19l79 125c0-3 0-6 0-10 0-5 0-9-1-14 0-6 0-10 0-14v-87h16z">
          <text:p/>
        </draw:path>
        <draw:path draw:style-name="gr11" draw:text-style-name="P12" draw:layer="layout" svg:width="0.111cm" svg:height="0.148cm" svg:x="26.262cm" svg:y="9.691cm" svg:viewBox="0 0 112 149" svg:d="M112 149h-20l-78-125c0 3 0 7 0 11 1 4 1 9 1 13 0 5 0 10 0 15v86h-15v-149h19l77 125h1c0-3 0-6 0-10-1-5-1-9-1-14 0-6 0-10 0-14v-87h16z">
          <text:p/>
        </draw:path>
        <draw:frame draw:style-name="gr8" draw:text-style-name="P9" draw:layer="layout" svg:width="1.357cm" svg:height="0.289cm" svg:x="22.263cm" svg:y="9.615cm">
          <draw:text-box>
            <text:p text:style-name="P4"><text:span text:style-name="T5">clave_materia</text:span></text:p>
          </draw:text-box>
        </draw:frame>
        <draw:polygon draw:style-name="gr7" draw:text-style-name="P8" draw:layer="layout" svg:width="4.504cm" svg:height="0.525cm" svg:x="22.099cm" svg:y="10.052cm" svg:viewBox="0 0 4505 526" draw:points="0,0 4505,0 4505,526 0,526">
          <text:p/>
        </draw:polygon>
        <draw:frame draw:style-name="gr8" draw:text-style-name="P9" draw:layer="layout" svg:width="1.399cm" svg:height="0.289cm" svg:x="24.807cm" svg:y="9.615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1.648cm" svg:height="0.289cm" svg:x="22.263cm" svg:y="10.14cm">
          <draw:text-box>
            <text:p text:style-name="P4"><text:span text:style-name="T5">nombre_materia</text:span></text:p>
          </draw:text-box>
        </draw:frame>
        <draw:polygon draw:style-name="gr7" draw:text-style-name="P8" draw:layer="layout" svg:width="4.504cm" svg:height="0.525cm" svg:x="22.099cm" svg:y="10.577cm" svg:viewBox="0 0 4505 526" draw:points="0,0 4505,0 4505,526 0,526">
          <text:p/>
        </draw:polygon>
        <draw:frame draw:style-name="gr8" draw:text-style-name="P9" draw:layer="layout" svg:width="1.526cm" svg:height="0.289cm" svg:x="25.16cm" svg:y="10.14cm">
          <draw:text-box>
            <text:p text:style-name="P4"><text:span text:style-name="T4">varchar(150)</text:span></text:p>
          </draw:text-box>
        </draw:frame>
        <draw:path draw:style-name="gr11" draw:text-style-name="P12" draw:layer="layout" svg:width="0.168cm" svg:height="0.168cm" svg:x="24.15cm" svg:y="10.731cm" svg:viewBox="0 0 169 169" svg:d="M74 107c-3 0-6-2-8-4-18-18-18-47 0-66l24-24c8-9 20-13 32-13 13 0 24 4 34 13 18 18 18 48 0 66l-17 16c-3 2-6 4-9 4s-6-2-8-4c-3-2-4-5-4-8 0-4 1-7 4-9l16-16c8-8 8-23 0-32-4-4-10-6-16-6s-11 2-15 6l-24 25c-9 9-9 23 0 31 4 5 4 12 0 17-3 2-6 4-9 4zM46 169c-12 0-24-5-32-14-19-18-19-47 0-65l12-12c2-2 5-3 8-3s6 1 9 3c2 2 3 5 3 9 0 3-1 6-3 8l-12 12c-9 9-9 23 0 31 4 4 9 7 15 7s12-3 16-7l24-24c8-8 8-22 0-31-3-2-4-5-4-8 0-4 1-7 4-9 2-2 5-3 8-3s6 1 9 3c18 18 18 47 0 65l-24 24c-9 9-21 14-33 14z">
          <text:p/>
        </draw:path>
        <draw:frame draw:style-name="gr8" draw:text-style-name="P9" draw:layer="layout" svg:width="1.81cm" svg:height="0.289cm" svg:x="22.263cm" svg:y="10.665cm">
          <draw:text-box>
            <text:p text:style-name="P4"><text:span text:style-name="T5">id_profesor_titular</text:span></text:p>
          </draw:text-box>
        </draw:frame>
        <draw:path draw:style-name="gr5" draw:text-style-name="P6" draw:layer="layout" svg:width="4.504cm" svg:height="0.525cm" svg:x="22.099cm" svg:y="11.102cm" svg:viewBox="0 0 4505 526" svg:d="M0 0h4505v476c0 28-22 50-49 50h-4407c-27 0-49-22-49-50z">
          <text:p/>
        </draw:path>
        <draw:frame draw:style-name="gr8" draw:text-style-name="P9" draw:layer="layout" svg:width="0.383cm" svg:height="0.289cm" svg:x="26.12cm" svg:y="10.665cm">
          <draw:text-box>
            <text:p text:style-name="P4"><text:span text:style-name="T4">int</text:span></text:p>
          </draw:text-box>
        </draw:frame>
        <draw:frame draw:style-name="gr8" draw:text-style-name="P9" draw:layer="layout" svg:width="0.795cm" svg:height="0.289cm" svg:x="22.263cm" svg:y="11.19cm">
          <draw:text-box>
            <text:p text:style-name="P4"><text:span text:style-name="T5">creditos</text:span></text:p>
          </draw:text-box>
        </draw:frame>
        <draw:path draw:style-name="gr5" draw:text-style-name="P6" draw:layer="layout" svg:width="8.195cm" svg:height="5.249cm" svg:x="30.872cm" svg:y="1.794cm" svg:viewBox="0 0 8196 5250" svg:d="M49 0h8097c28 0 50 22 50 49v5152c0 27-22 49-50 49h-8097c-27 0-49-22-49-49v-5152c0-27 22-49 49-49z">
          <text:p/>
        </draw:path>
        <draw:path draw:style-name="gr6" draw:text-style-name="P7" draw:layer="layout" svg:width="8.195cm" svg:height="0.525cm" svg:x="30.872cm" svg:y="1.794cm" svg:viewBox="0 0 8196 526" svg:d="M49 0h8097c28 0 50 22 50 50v476h-8196v-476c0-28 22-50 49-50z">
          <text:p/>
        </draw:path>
        <draw:frame draw:style-name="gr8" draw:text-style-name="P9" draw:layer="layout" svg:width="0.383cm" svg:height="0.289cm" svg:x="26.12cm" svg:y="11.19cm">
          <draw:text-box>
            <text:p text:style-name="P4"><text:span text:style-name="T4">int</text:span></text:p>
          </draw:text-box>
        </draw:frame>
        <draw:polygon draw:style-name="gr5" draw:text-style-name="P6" draw:layer="layout" svg:width="8.195cm" svg:height="0.525cm" svg:x="30.872cm" svg:y="2.319cm" svg:viewBox="0 0 8196 526" draw:points="0,0 8196,0 8196,526 0,526">
          <text:p/>
        </draw:polygon>
        <draw:frame draw:style-name="gr8" draw:text-style-name="P9" draw:layer="layout" svg:width="1.517cm" svg:height="0.289cm" svg:x="31.037cm" svg:y="1.882cm">
          <draw:text-box>
            <text:p text:style-name="P4"><text:span text:style-name="T2">horarios_clases</text:span></text:p>
          </draw:text-box>
        </draw:frame>
        <draw:path draw:style-name="gr9" draw:text-style-name="P10" draw:layer="layout" svg:width="0.173cm" svg:height="0.172cm" svg:x="32.804cm" svg:y="2.471cm" svg:viewBox="0 0 174 173" svg:d="M108 16c28 0 49 22 49 49s-21 49-49 49c-6 0-12-2-18-4l-14 14h-11v17h-16v16h-32v-33l45-45c-2-4-2-9-2-14 0-27 21-49 48-49zM108 0c-36 0-65 30-65 65 0 3 1 6 1 9l-41 41c-2 2-3 4-3 6v44c0 4 4 8 8 8h49c4 0 8-4 8-8v-8h8c4 0 8-4 8-8v-7l14-14c4 1 8 2 13 2 37 0 66-29 66-65 0-35-29-65-66-65zM108 49c0 9 7 16 16 16s17-7 17-16-8-16-17-16-16 7-16 16z">
          <text:p/>
        </draw:path>
        <draw:frame draw:style-name="gr8" draw:text-style-name="P9" draw:layer="layout" svg:width="1.591cm" svg:height="0.289cm" svg:x="31.037cm" svg:y="2.407cm">
          <draw:text-box>
            <text:p text:style-name="P4"><text:span text:style-name="T3">id_horario_clase</text:span></text:p>
          </draw:text-box>
        </draw:frame>
        <draw:polygon draw:style-name="gr7" draw:text-style-name="P8" draw:layer="layout" svg:width="8.195cm" svg:height="0.525cm" svg:x="30.872cm" svg:y="2.844cm" svg:viewBox="0 0 8196 526" draw:points="0,0 8196,0 8196,526 0,526">
          <text:p/>
        </draw:polygon>
        <draw:frame draw:style-name="gr8" draw:text-style-name="P9" draw:layer="layout" svg:width="0.383cm" svg:height="0.289cm" svg:x="38.583cm" svg:y="2.407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32.836cm" svg:y="2.998cm" svg:viewBox="0 0 169 169" svg:d="M74 107c-3 0-6-2-8-4-18-19-18-48 0-66l24-24c9-9 20-13 32-13 13 0 24 4 34 13 18 18 18 47 0 65l-17 17c-2 2-5 4-9 4-3 0-6-2-8-4s-4-6-4-9c0-4 2-7 4-9l16-16c10-8 10-22 0-31-4-4-10-6-16-6-5 0-11 2-15 6l-24 24c-9 9-9 23 0 31 5 5 5 13 0 18-2 2-5 4-9 4zM46 169c-12 0-23-5-32-14-19-18-19-47 0-66l12-12c2-2 5-3 8-3 4 0 7 1 9 3s3 5 3 9c0 3-1 7-3 9l-12 12c-9 9-9 23 0 31 4 4 10 7 15 7 6 0 12-3 16-7l24-24c9-8 9-23 0-32-2-2-4-5-4-8 0-4 2-7 4-9s5-3 8-3c4 0 7 1 9 3 18 18 18 48 0 66l-24 24c-9 9-20 14-33 14z">
          <text:p/>
        </draw:path>
        <draw:path draw:style-name="gr10" draw:text-style-name="P11" draw:layer="layout" svg:width="0.393cm" svg:height="0.263cm" svg:x="38.509cm" svg:y="2.95cm" svg:viewBox="0 0 394 264" svg:d="M33 0h329c0 0 32 0 32 33v198c0 0 0 33-32 33h-329c0 0-33 0-33-33v-198c0 0 0-33 33-33z">
          <text:p/>
        </draw:path>
        <draw:path draw:style-name="gr11" draw:text-style-name="P12" draw:layer="layout" svg:width="0.112cm" svg:height="0.147cm" svg:x="38.574cm" svg:y="3.008cm" svg:viewBox="0 0 113 148" svg:d="M113 148h-20l-78-124h-1c0 4 1 8 1 12s0 8 1 13c0 5 0 10 0 15v84h-16v-148h19l78 124h1c0-2-1-5-1-10 0-4 0-9 0-14s0-9 0-14v-86h16z">
          <text:p/>
        </draw:path>
        <draw:path draw:style-name="gr11" draw:text-style-name="P12" draw:layer="layout" svg:width="0.112cm" svg:height="0.147cm" svg:x="38.725cm" svg:y="3.008cm" svg:viewBox="0 0 113 148" svg:d="M113 148h-19l-79-124h-1c0 4 0 8 1 12 0 4 0 8 0 13 1 5 1 10 1 15v84h-16v-148h19l79 124h1c-1-2-1-5-1-10 0-4 0-9-1-14 0-5 0-9 0-14v-86h16z">
          <text:p/>
        </draw:path>
        <draw:frame draw:style-name="gr8" draw:text-style-name="P9" draw:layer="layout" svg:width="1.724cm" svg:height="0.289cm" svg:x="31.037cm" svg:y="2.932cm">
          <draw:text-box>
            <text:p text:style-name="P4"><text:span text:style-name="T5">id_materia_grupo</text:span></text:p>
          </draw:text-box>
        </draw:frame>
        <draw:polygon draw:style-name="gr7" draw:text-style-name="P8" draw:layer="layout" svg:width="8.195cm" svg:height="0.525cm" svg:x="30.872cm" svg:y="3.369cm" svg:viewBox="0 0 8196 526" draw:points="0,0 8196,0 8196,526 0,526">
          <text:p/>
        </draw:polygon>
        <draw:frame draw:style-name="gr8" draw:text-style-name="P9" draw:layer="layout" svg:width="0.383cm" svg:height="0.289cm" svg:x="38.124cm" svg:y="2.932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7cm" svg:height="0.168cm" svg:x="31.801cm" svg:y="3.523cm" svg:viewBox="0 0 168 169" svg:d="M75 107c-3 0-6-2-8-4-18-18-18-48 0-66l24-24c8-9 20-13 32-13s24 4 33 13c17 18 17 47 0 66l-16 16c-3 2-6 4-9 4s-6-2-8-4c-3-2-4-5-4-8 0-4 1-7 4-9l16-17c8-9 8-22 0-31-5-4-10-6-16-6s-11 2-16 6l-24 24c-8 9-8 24 0 32 5 5 5 12 0 17-2 2-5 4-8 4zM47 169c-12 0-24-5-33-14-19-18-19-47 0-65l12-12c3-2 6-3 9-3s6 1 8 3c3 2 4 5 4 9 0 3-1 6-4 8l-12 12c-8 9-8 23 0 31 5 4 10 7 16 7s11-3 16-7l24-24c8-8 8-22 0-31-3-2-4-5-4-8 0-4 1-8 4-10 2-2 5-3 8-3s6 1 8 3c18 19 18 48 0 66l-24 24c-8 9-20 14-32 14z">
          <text:p/>
        </draw:path>
        <draw:frame draw:style-name="gr8" draw:text-style-name="P9" draw:layer="layout" svg:width="0.696cm" svg:height="0.289cm" svg:x="31.037cm" svg:y="3.457cm">
          <draw:text-box>
            <text:p text:style-name="P4"><text:span text:style-name="T5">id_aula</text:span></text:p>
          </draw:text-box>
        </draw:frame>
        <draw:polygon draw:style-name="gr7" draw:text-style-name="P8" draw:layer="layout" svg:width="8.195cm" svg:height="0.525cm" svg:x="30.872cm" svg:y="3.894cm" svg:viewBox="0 0 8196 526" draw:points="0,0 8196,0 8196,526 0,526">
          <text:p/>
        </draw:polygon>
        <draw:frame draw:style-name="gr8" draw:text-style-name="P9" draw:layer="layout" svg:width="0.383cm" svg:height="0.289cm" svg:x="38.583cm" svg:y="3.457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32.234cm" svg:y="4.047cm" svg:viewBox="0 0 169 169" svg:d="M75 107c-3 0-6-1-9-3-18-18-18-47 0-66l25-24c9-9 21-14 33-14s24 5 32 14c18 18 18 48 0 66l-16 16c-2 2-5 3-8 3s-6-1-9-3c-2-2-3-5-3-9 0-3 1-6 3-8l16-16c9-9 9-24 0-32-4-4-9-7-15-7s-12 3-16 7l-24 25c-9 9-9 22 0 31 5 5 5 12 0 17-3 2-6 3-9 3zM47 169c-12 0-24-4-33-13-19-18-19-47 0-65l12-12c3-2 6-4 9-4s6 2 8 4c3 2 4 5 4 8 0 4-1 7-4 9l-12 12c-8 9-8 22 0 31 4 4 10 6 16 6s11-2 15-6l25-24c9-9 9-22 0-31-2-2-3-5-3-9 0-3 1-6 3-8 3-2 6-4 9-4s6 2 8 4c18 18 18 47 0 65l-25 24c-8 9-20 13-32 13z">
          <text:p/>
        </draw:path>
        <draw:frame draw:style-name="gr8" draw:text-style-name="P9" draw:layer="layout" svg:width="1.126cm" svg:height="0.289cm" svg:x="31.037cm" svg:y="3.982cm">
          <draw:text-box>
            <text:p text:style-name="P4"><text:span text:style-name="T5">id_profesor</text:span></text:p>
          </draw:text-box>
        </draw:frame>
        <draw:polygon draw:style-name="gr5" draw:text-style-name="P6" draw:layer="layout" svg:width="8.195cm" svg:height="0.524cm" svg:x="30.872cm" svg:y="4.419cm" svg:viewBox="0 0 8196 525" draw:points="0,0 8196,0 8196,525 0,525">
          <text:p/>
        </draw:polygon>
        <draw:frame draw:style-name="gr8" draw:text-style-name="P9" draw:layer="layout" svg:width="0.383cm" svg:height="0.289cm" svg:x="38.583cm" svg:y="3.982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3cm" svg:height="0.263cm" svg:x="38.509cm" svg:y="4.525cm" svg:viewBox="0 0 394 264" svg:d="M33 0h329c0 0 32 0 32 33v198c0 0 0 33-32 33h-329c0 0-33 0-33-33v-198c0 0 0-33 33-33z">
          <text:p/>
        </draw:path>
        <draw:path draw:style-name="gr11" draw:text-style-name="P12" draw:layer="layout" svg:width="0.112cm" svg:height="0.147cm" svg:x="38.574cm" svg:y="4.583cm" svg:viewBox="0 0 113 148" svg:d="M113 148h-20l-78-125h-1c0 4 1 7 1 12 0 4 0 8 1 14 0 5 0 9 0 14v85h-16v-148h19l78 124h1c0-2-1-5-1-10 0-4 0-9 0-14s0-10 0-14v-86h16z">
          <text:p/>
        </draw:path>
        <draw:path draw:style-name="gr11" draw:text-style-name="P12" draw:layer="layout" svg:width="0.112cm" svg:height="0.147cm" svg:x="38.725cm" svg:y="4.583cm" svg:viewBox="0 0 113 148" svg:d="M113 148h-19l-79-125h-1c0 4 0 7 1 12 0 4 0 8 0 14 1 5 1 9 1 14v85h-16v-148h19l79 124h1c-1-2-1-5-1-10 0-4 0-9-1-14 0-5 0-10 0-14v-86h16z">
          <text:p/>
        </draw:path>
        <draw:frame draw:style-name="gr8" draw:text-style-name="P9" draw:layer="layout" svg:width="1.176cm" svg:height="0.289cm" svg:x="31.037cm" svg:y="4.507cm">
          <draw:text-box>
            <text:p text:style-name="P4"><text:span text:style-name="T5">dia_semana</text:span></text:p>
          </draw:text-box>
        </draw:frame>
        <draw:polygon draw:style-name="gr5" draw:text-style-name="P6" draw:layer="layout" svg:width="8.195cm" svg:height="0.525cm" svg:x="30.872cm" svg:y="4.943cm" svg:viewBox="0 0 8196 526" draw:points="0,0 8196,0 8196,526 0,526">
          <text:p/>
        </draw:polygon>
        <draw:frame draw:style-name="gr8" draw:text-style-name="P9" draw:layer="layout" svg:width="6.352cm" svg:height="0.289cm" svg:x="33.112cm" svg:y="4.507cm">
          <draw:text-box>
            <text:p text:style-name="P4"><text:span text:style-name="T4">enum(LUNES,MARTES,MIERCOLES,JUEVES,VIERNES,SABADO)</text:span></text:p>
          </draw:text-box>
        </draw:frame>
        <draw:path draw:style-name="gr10" draw:text-style-name="P11" draw:layer="layout" svg:width="0.393cm" svg:height="0.263cm" svg:x="38.509cm" svg:y="5.05cm" svg:viewBox="0 0 394 264" svg:d="M33 0h329c0 0 32 0 32 33v198c0 0 0 33-32 33h-329c0 0-33 0-33-33v-198c0 0 0-33 33-33z">
          <text:p/>
        </draw:path>
        <draw:path draw:style-name="gr11" draw:text-style-name="P12" draw:layer="layout" svg:width="0.112cm" svg:height="0.147cm" svg:x="38.574cm" svg:y="5.108cm" svg:viewBox="0 0 113 148" svg:d="M113 148h-20l-78-125h-1c0 3 1 7 1 11 0 5 0 9 1 14 0 5 0 9 0 14v86h-16v-148h19l78 124h1c0-2-1-6-1-10 0-5 0-10 0-15s0-10 0-14v-85h16z">
          <text:p/>
        </draw:path>
        <draw:path draw:style-name="gr11" draw:text-style-name="P12" draw:layer="layout" svg:width="0.112cm" svg:height="0.147cm" svg:x="38.725cm" svg:y="5.108cm" svg:viewBox="0 0 113 148" svg:d="M113 148h-19l-79-125h-1c0 3 0 7 1 11 0 5 0 9 0 14 1 5 1 9 1 14v86h-16v-148h19l79 124h1c-1-2-1-6-1-10 0-5 0-10-1-15 0-5 0-10 0-14v-85h16z">
          <text:p/>
        </draw:path>
        <draw:frame draw:style-name="gr8" draw:text-style-name="P9" draw:layer="layout" svg:width="1.075cm" svg:height="0.289cm" svg:x="31.037cm" svg:y="5.032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8.195cm" svg:height="0.525cm" svg:x="30.872cm" svg:y="5.468cm" svg:viewBox="0 0 8196 526" draw:points="0,0 8196,0 8196,526 0,526">
          <text:p/>
        </draw:polygon>
        <draw:frame draw:style-name="gr8" draw:text-style-name="P9" draw:layer="layout" svg:width="0.51cm" svg:height="0.289cm" svg:x="38.017cm" svg:y="5.032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3cm" svg:height="0.262cm" svg:x="38.509cm" svg:y="5.575cm" svg:viewBox="0 0 394 263" svg:d="M33 0h329c0 0 32 0 32 33v198c0 0 0 32-32 32h-329c0 0-33 0-33-32v-198c0 0 0-33 33-33z">
          <text:p/>
        </draw:path>
        <draw:path draw:style-name="gr11" draw:text-style-name="P12" draw:layer="layout" svg:width="0.112cm" svg:height="0.148cm" svg:x="38.574cm" svg:y="5.632cm" svg:viewBox="0 0 113 149" svg:d="M113 149h-20l-78-125h-1c0 3 1 8 1 12 0 5 0 9 1 14 0 5 0 9 0 14v85h-16v-149h19l78 125h1c0-2-1-6-1-10s0-9 0-14 0-10 0-14v-87h16z">
          <text:p/>
        </draw:path>
        <draw:path draw:style-name="gr11" draw:text-style-name="P12" draw:layer="layout" svg:width="0.112cm" svg:height="0.148cm" svg:x="38.725cm" svg:y="5.632cm" svg:viewBox="0 0 113 149" svg:d="M113 149h-19l-79-125h-1c0 3 0 8 1 12 0 5 0 9 0 14 1 5 1 9 1 14v85h-16v-149h19l79 125h1c-1-2-1-6-1-10s0-9-1-14c0-5 0-10 0-14v-87h16z">
          <text:p/>
        </draw:path>
        <draw:frame draw:style-name="gr8" draw:text-style-name="P9" draw:layer="layout" svg:width="0.81cm" svg:height="0.289cm" svg:x="31.037cm" svg:y="5.557cm">
          <draw:text-box>
            <text:p text:style-name="P4"><text:span text:style-name="T5">hora_fin</text:span></text:p>
          </draw:text-box>
        </draw:frame>
        <draw:polygon draw:style-name="gr5" draw:text-style-name="P6" draw:layer="layout" svg:width="8.195cm" svg:height="0.525cm" svg:x="30.872cm" svg:y="5.993cm" svg:viewBox="0 0 8196 526" draw:points="0,0 8196,0 8196,526 0,526">
          <text:p/>
        </draw:polygon>
        <draw:frame draw:style-name="gr8" draw:text-style-name="P9" draw:layer="layout" svg:width="0.51cm" svg:height="0.289cm" svg:x="38.017cm" svg:y="5.557cm">
          <draw:text-box>
            <text:p text:style-name="P4"><text:span text:style-name="T4">time</text:span></text:p>
          </draw:text-box>
        </draw:frame>
        <draw:frame draw:style-name="gr8" draw:text-style-name="P9" draw:layer="layout" svg:width="0.886cm" svg:height="0.289cm" svg:x="31.037cm" svg:y="6.082cm">
          <draw:text-box>
            <text:p text:style-name="P4"><text:span text:style-name="T5">es_ingles</text:span></text:p>
          </draw:text-box>
        </draw:frame>
        <draw:path draw:style-name="gr5" draw:text-style-name="P6" draw:layer="layout" svg:width="8.195cm" svg:height="0.525cm" svg:x="30.872cm" svg:y="6.518cm" svg:viewBox="0 0 8196 526" svg:d="M0 0h8196v477c0 27-22 49-50 49h-8097c-27 0-49-22-49-49z">
          <text:p/>
        </draw:path>
        <draw:frame draw:style-name="gr8" draw:text-style-name="P9" draw:layer="layout" svg:width="0.891cm" svg:height="0.289cm" svg:x="38.157cm" svg:y="6.082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31.037cm" svg:y="6.607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4.879cm" svg:height="4.199cm" svg:x="13.149cm" svg:y="20.925cm" svg:viewBox="0 0 4880 4200" svg:d="M49 0h4782c27 0 49 22 49 49v4102c0 27-22 49-49 49h-4782c-27 0-49-22-49-49v-4102c0-27 22-49 49-49z">
          <text:p/>
        </draw:path>
        <draw:path draw:style-name="gr6" draw:text-style-name="P7" draw:layer="layout" svg:width="4.879cm" svg:height="0.525cm" svg:x="13.149cm" svg:y="20.925cm" svg:viewBox="0 0 4880 526" svg:d="M49 0h4782c27 0 49 22 49 49v477h-4880v-477c0-27 22-49 49-49z">
          <text:p/>
        </draw:path>
        <draw:frame draw:style-name="gr8" draw:text-style-name="P9" draw:layer="layout" svg:width="1.145cm" svg:height="0.289cm" svg:x="37.943cm" svg:y="6.607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4.879cm" svg:height="0.525cm" svg:x="13.149cm" svg:y="21.45cm" svg:viewBox="0 0 4880 526" draw:points="0,0 4880,0 4880,526 0,526">
          <text:p/>
        </draw:polygon>
        <draw:frame draw:style-name="gr8" draw:text-style-name="P9" draw:layer="layout" svg:width="1.373cm" svg:height="0.289cm" svg:x="13.313cm" svg:y="21.013cm">
          <draw:text-box>
            <text:p text:style-name="P4"><text:span text:style-name="T2">tipos_examen</text:span></text:p>
          </draw:text-box>
        </draw:frame>
        <draw:path draw:style-name="gr9" draw:text-style-name="P10" draw:layer="layout" svg:width="0.172cm" svg:height="0.172cm" svg:x="15.032cm" svg:y="21.602cm" svg:viewBox="0 0 173 173" svg:d="M108 16c27 0 49 22 49 48 0 27-22 49-49 49-6 0-12-2-18-4l-14 14h-11v17h-16v17h-33v-34l46-45c-1-4-2-9-2-14 0-26 22-48 48-48zM108 0c-35 0-64 29-64 64 0 3 0 6 0 9l-42 41c-1 2-2 4-2 6v45c0 4 3 8 8 8h49c5 0 8-4 8-8v-8h8c5 0 9-5 9-9v-7l13-14c4 1 9 2 13 2 36 0 65-29 65-65 0-35-29-64-65-64zM108 48c0 9 8 16 17 16s16-7 16-16-7-16-16-16-17 7-17 16z">
          <text:p/>
        </draw:path>
        <draw:frame draw:style-name="gr8" draw:text-style-name="P9" draw:layer="layout" svg:width="1.548cm" svg:height="0.289cm" svg:x="13.313cm" svg:y="21.538cm">
          <draw:text-box>
            <text:p text:style-name="P4"><text:span text:style-name="T3">id_tipo_examen</text:span></text:p>
          </draw:text-box>
        </draw:frame>
        <draw:polygon draw:style-name="gr5" draw:text-style-name="P6" draw:layer="layout" svg:width="4.879cm" svg:height="0.525cm" svg:x="13.149cm" svg:y="21.975cm" svg:viewBox="0 0 4880 526" draw:points="0,0 4880,0 4880,526 0,526">
          <text:p/>
        </draw:polygon>
        <draw:frame draw:style-name="gr8" draw:text-style-name="P9" draw:layer="layout" svg:width="0.383cm" svg:height="0.289cm" svg:x="17.544cm" svg:y="21.538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17.47cm" svg:y="22.081cm" svg:viewBox="0 0 395 264" svg:d="M34 0h328c0 0 33 0 33 33v198c0 0 0 33-33 33h-328c0 0-34 0-34-33v-198c0 0 0-33 34-33z">
          <text:p/>
        </draw:path>
        <draw:path draw:style-name="gr11" draw:text-style-name="P12" draw:layer="layout" svg:width="0.111cm" svg:height="0.148cm" svg:x="17.536cm" svg:y="22.139cm" svg:viewBox="0 0 112 149" svg:d="M112 149h-19l-79-125c0 3 0 7 0 11s1 8 1 13 0 10 0 15v86h-15v-149h19l78 124h1c0-3 0-6 0-10-1-5-1-10-1-15s0-9 0-14v-85h15z">
          <text:p/>
        </draw:path>
        <draw:path draw:style-name="gr11" draw:text-style-name="P12" draw:layer="layout" svg:width="0.112cm" svg:height="0.148cm" svg:x="17.686cm" svg:y="22.139cm" svg:viewBox="0 0 113 149" svg:d="M113 149h-19l-79-125h-1c0 3 1 7 1 11s0 8 1 13c0 5 0 10 0 15v86h-16v-149h20l78 124h1c0-3-1-6-1-10 0-5 0-10 0-15s-1-9-1-14v-85h16z">
          <text:p/>
        </draw:path>
        <draw:frame draw:style-name="gr8" draw:text-style-name="P9" draw:layer="layout" svg:width="0.656cm" svg:height="0.289cm" svg:x="13.313cm" svg:y="22.063cm">
          <draw:text-box>
            <text:p text:style-name="P4"><text:span text:style-name="T5">codigo</text:span></text:p>
          </draw:text-box>
        </draw:frame>
        <draw:polygon draw:style-name="gr5" draw:text-style-name="P6" draw:layer="layout" svg:width="4.879cm" svg:height="0.525cm" svg:x="13.149cm" svg:y="22.5cm" svg:viewBox="0 0 4880 526" draw:points="0,0 4880,0 4880,526 0,526">
          <text:p/>
        </draw:polygon>
        <draw:frame draw:style-name="gr8" draw:text-style-name="P9" draw:layer="layout" svg:width="1.399cm" svg:height="0.289cm" svg:x="16.232cm" svg:y="22.063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13.313cm" svg:y="22.588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879cm" svg:height="0.525cm" svg:x="13.149cm" svg:y="23.025cm" svg:viewBox="0 0 4880 526" draw:points="0,0 4880,0 4880,526 0,526">
          <text:p/>
        </draw:polygon>
        <draw:frame draw:style-name="gr8" draw:text-style-name="P9" draw:layer="layout" svg:width="1.399cm" svg:height="0.289cm" svg:x="16.691cm" svg:y="22.588cm">
          <draw:text-box>
            <text:p text:style-name="P4"><text:span text:style-name="T4">varchar(50)</text:span></text:p>
          </draw:text-box>
        </draw:frame>
        <draw:frame draw:style-name="gr8" draw:text-style-name="P9" draw:layer="layout" svg:width="1.649cm" svg:height="0.289cm" svg:x="13.313cm" svg:y="23.113cm">
          <draw:text-box>
            <text:p text:style-name="P4"><text:span text:style-name="T5">requiere_sinodal</text:span></text:p>
          </draw:text-box>
        </draw:frame>
        <draw:polygon draw:style-name="gr5" draw:text-style-name="P6" draw:layer="layout" svg:width="4.879cm" svg:height="0.525cm" svg:x="13.149cm" svg:y="23.55cm" svg:viewBox="0 0 4880 526" draw:points="0,0 4880,0 4880,526 0,526">
          <text:p/>
        </draw:polygon>
        <draw:frame draw:style-name="gr8" draw:text-style-name="P9" draw:layer="layout" svg:width="0.891cm" svg:height="0.289cm" svg:x="17.118cm" svg:y="23.113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1.532cm" svg:height="0.289cm" svg:x="13.313cm" svg:y="23.638cm">
          <draw:text-box>
            <text:p text:style-name="P4"><text:span text:style-name="T5">duracion_horas</text:span></text:p>
          </draw:text-box>
        </draw:frame>
        <draw:polygon draw:style-name="gr5" draw:text-style-name="P6" draw:layer="layout" svg:width="4.879cm" svg:height="0.524cm" svg:x="13.149cm" svg:y="24.075cm" svg:viewBox="0 0 4880 525" draw:points="0,0 4880,0 4880,525 0,525">
          <text:p/>
        </draw:polygon>
        <draw:frame draw:style-name="gr8" draw:text-style-name="P9" draw:layer="layout" svg:width="1.526cm" svg:height="0.289cm" svg:x="16.585cm" svg:y="23.638cm">
          <draw:text-box>
            <text:p text:style-name="P4"><text:span text:style-name="T4">decimal(3,1)</text:span></text:p>
          </draw:text-box>
        </draw:frame>
        <draw:frame draw:style-name="gr8" draw:text-style-name="P9" draw:layer="layout" svg:width="2.555cm" svg:height="0.289cm" svg:x="13.313cm" svg:y="24.163cm">
          <draw:text-box>
            <text:p text:style-name="P4"><text:span text:style-name="T5">permite_edicion_duracion</text:span></text:p>
          </draw:text-box>
        </draw:frame>
        <draw:path draw:style-name="gr5" draw:text-style-name="P6" draw:layer="layout" svg:width="4.879cm" svg:height="0.525cm" svg:x="13.149cm" svg:y="24.599cm" svg:viewBox="0 0 4880 526" svg:d="M0 0h4880v477c0 27-22 49-49 49h-4782c-27 0-49-22-49-49z">
          <text:p/>
        </draw:path>
        <draw:frame draw:style-name="gr8" draw:text-style-name="P9" draw:layer="layout" svg:width="0.891cm" svg:height="0.289cm" svg:x="17.118cm" svg:y="24.163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0.583cm" svg:height="0.289cm" svg:x="13.313cm" svg:y="24.688cm">
          <draw:text-box>
            <text:p text:style-name="P4"><text:span text:style-name="T5">activo</text:span></text:p>
          </draw:text-box>
        </draw:frame>
        <draw:path draw:style-name="gr5" draw:text-style-name="P6" draw:layer="layout" svg:width="10.317cm" svg:height="8.924cm" svg:x="19.389cm" svg:y="19.796cm" svg:viewBox="0 0 10318 8925" svg:d="M50 0h10219c27 0 49 22 49 49v8827c0 27-22 49-49 49h-10219c-28 0-50-22-50-49v-8827c0-27 22-49 50-49z">
          <text:p/>
        </draw:path>
        <draw:path draw:style-name="gr6" draw:text-style-name="P7" draw:layer="layout" svg:width="10.317cm" svg:height="0.525cm" svg:x="19.389cm" svg:y="19.796cm" svg:viewBox="0 0 10318 526" svg:d="M50 0h10219c27 0 49 22 49 49v477h-10318v-477c0-27 22-49 50-49z">
          <text:p/>
        </draw:path>
        <draw:frame draw:style-name="gr8" draw:text-style-name="P9" draw:layer="layout" svg:width="0.891cm" svg:height="0.289cm" svg:x="17.118cm" svg:y="24.688cm">
          <draw:text-box>
            <text:p text:style-name="P4"><text:span text:style-name="T4">boolean</text:span></text:p>
          </draw:text-box>
        </draw:frame>
        <draw:polygon draw:style-name="gr7" draw:text-style-name="P8" draw:layer="layout" svg:width="10.317cm" svg:height="0.525cm" svg:x="19.389cm" svg:y="20.321cm" svg:viewBox="0 0 10318 526" draw:points="0,0 10318,0 10318,526 0,526">
          <text:p/>
        </draw:polygon>
        <draw:frame draw:style-name="gr8" draw:text-style-name="P9" draw:layer="layout" svg:width="1.014cm" svg:height="0.289cm" svg:x="19.554cm" svg:y="19.884cm">
          <draw:text-box>
            <text:p text:style-name="P4"><text:span text:style-name="T2">examenes</text:span></text:p>
          </draw:text-box>
        </draw:frame>
        <draw:path draw:style-name="gr9" draw:text-style-name="P10" draw:layer="layout" svg:width="0.173cm" svg:height="0.172cm" svg:x="20.76cm" svg:y="20.473cm" svg:viewBox="0 0 174 173" svg:d="M108 16c27 0 49 22 49 48 0 28-22 50-49 50-6 0-12-2-18-4l-14 14h-11v17h-16v16h-33v-33l46-46c-2-4-2-9-2-14 0-26 21-48 48-48zM108 0c-36 0-65 29-65 64 0 3 1 6 1 9l-41 42c-2 2-3 4-3 6v44c0 4 4 8 8 8h49c4 0 8-4 8-8v-8h8c4 0 8-4 8-8v-7l14-14c4 1 8 2 13 2 37 0 66-29 66-66 0-35-29-64-66-64zM108 48c0 9 7 16 16 16s17-7 17-16-8-16-17-16-16 7-16 16z">
          <text:p/>
        </draw:path>
        <draw:frame draw:style-name="gr8" draw:text-style-name="P9" draw:layer="layout" svg:width="1.07cm" svg:height="0.289cm" svg:x="19.554cm" svg:y="20.409cm">
          <draw:text-box>
            <text:p text:style-name="P4"><text:span text:style-name="T3">id_examen</text:span></text:p>
          </draw:text-box>
        </draw:frame>
        <draw:polygon draw:style-name="gr7" draw:text-style-name="P8" draw:layer="layout" svg:width="10.317cm" svg:height="0.525cm" svg:x="19.389cm" svg:y="20.846cm" svg:viewBox="0 0 10318 526" draw:points="0,0 10318,0 10318,526 0,526">
          <text:p/>
        </draw:polygon>
        <draw:frame draw:style-name="gr8" draw:text-style-name="P9" draw:layer="layout" svg:width="0.383cm" svg:height="0.289cm" svg:x="29.223cm" svg:y="20.40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354cm" svg:y="21cm" svg:viewBox="0 0 169 169" svg:d="M75 106c-3 0-6-2-9-4-18-18-18-47 0-65l24-24c9-8 21-13 34-13 12 0 24 5 32 13 18 18 18 47 0 65l-16 16c-2 2-5 4-8 4s-6-2-9-4c-2-2-3-5-3-8s1-6 3-9l16-16c9-8 9-22 0-31-4-4-9-6-15-6s-12 2-16 6l-25 24c-8 9-8 23 0 31 5 5 5 13 0 17-2 2-5 4-8 4zM47 169c-13 0-24-5-33-14-19-18-19-48 0-66l12-12c2-2 6-3 9-3s6 1 8 3c2 3 4 6 4 9s-2 6-4 8l-12 12c-8 9-8 24 0 32 4 4 10 7 16 7s11-3 15-7l24-25c9-8 9-22 0-31-2-2-3-5-3-8s1-6 3-9c3-2 6-3 9-3s6 1 8 3c19 18 19 47 0 66l-24 24c-8 9-20 14-32 14z">
          <text:p/>
        </draw:path>
        <draw:path draw:style-name="gr10" draw:text-style-name="P11" draw:layer="layout" svg:width="0.394cm" svg:height="0.263cm" svg:x="29.148cm" svg:y="20.95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8cm" svg:x="29.214cm" svg:y="21.01cm" svg:viewBox="0 0 113 149" svg:d="M113 149h-20l-78-125h-1c0 3 0 7 0 11 1 4 1 9 1 13 0 5 0 10 0 15v86h-15v-149h19l79 125c0-3 0-6 0-10 0-5-1-10-1-15s0-9 0-14v-86h16z">
          <text:p/>
        </draw:path>
        <draw:path draw:style-name="gr11" draw:text-style-name="P12" draw:layer="layout" svg:width="0.111cm" svg:height="0.148cm" svg:x="29.365cm" svg:y="21.01cm" svg:viewBox="0 0 112 149" svg:d="M112 149h-20l-78-125h-1c1 3 1 7 1 11s1 9 1 13c0 5 0 10 0 15v86h-15v-149h19l77 125h1c0-3 0-6-1-10 0-5 0-10 0-15s0-9 0-14v-86h16z">
          <text:p/>
        </draw:path>
        <draw:frame draw:style-name="gr8" draw:text-style-name="P9" draw:layer="layout" svg:width="1.724cm" svg:height="0.289cm" svg:x="19.554cm" svg:y="20.934cm">
          <draw:text-box>
            <text:p text:style-name="P4"><text:span text:style-name="T5">id_materia_grupo</text:span></text:p>
          </draw:text-box>
        </draw:frame>
        <draw:polygon draw:style-name="gr7" draw:text-style-name="P8" draw:layer="layout" svg:width="10.317cm" svg:height="0.525cm" svg:x="19.389cm" svg:y="21.371cm" svg:viewBox="0 0 10318 526" draw:points="0,0 10318,0 10318,526 0,526">
          <text:p/>
        </draw:polygon>
        <draw:frame draw:style-name="gr8" draw:text-style-name="P9" draw:layer="layout" svg:width="0.383cm" svg:height="0.289cm" svg:x="28.763cm" svg:y="20.934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177cm" svg:y="21.525cm" svg:viewBox="0 0 169 169" svg:d="M75 107c-4 0-7-2-9-4-18-19-18-48 0-66l24-24c9-9 20-13 34-13 12 0 23 4 32 13 18 18 18 47 0 65l-16 16c-2 2-5 4-8 4-4 0-7-2-9-4s-3-5-3-8c0-4 1-7 3-9l16-16c9-8 9-22 0-31-4-4-10-6-15-6-6 0-13 2-17 6l-24 24c-9 9-9 23 0 31 5 5 5 12 0 18-2 2-5 4-8 4zM46 169c-12 0-23-5-32-14-19-18-19-47 0-66l12-12c2-2 5-3 8-3 4 0 7 1 9 3s3 5 3 9c0 3-1 6-3 8l-12 13c-9 9-9 23 0 31 4 4 10 7 15 7 6 0 12-3 16-7l24-24c9-8 9-23 0-32-2-2-3-5-3-8 0-4 1-7 3-9s5-3 9-3c3 0 6 1 8 3 19 18 19 48 0 66l-24 24c-9 9-20 14-33 14z">
          <text:p/>
        </draw:path>
        <draw:path draw:style-name="gr10" draw:text-style-name="P11" draw:layer="layout" svg:width="0.394cm" svg:height="0.263cm" svg:x="29.148cm" svg:y="21.47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1.535cm" svg:viewBox="0 0 113 148" svg:d="M113 148h-20l-78-124h-1c0 4 0 8 0 12 1 4 1 8 1 13s0 10 0 15v84h-15v-148h19l79 124c0-2 0-5 0-10 0-4-1-9-1-14s0-9 0-14v-86h16z">
          <text:p/>
        </draw:path>
        <draw:path draw:style-name="gr11" draw:text-style-name="P12" draw:layer="layout" svg:width="0.111cm" svg:height="0.147cm" svg:x="29.365cm" svg:y="21.535cm" svg:viewBox="0 0 112 148" svg:d="M112 148h-20l-78-124h-1c1 4 1 8 1 12s1 8 1 13 0 10 0 15v84h-15v-148h19l77 124h1c0-2 0-5-1-10 0-4 0-9 0-14s0-9 0-14v-86h16z">
          <text:p/>
        </draw:path>
        <draw:frame draw:style-name="gr8" draw:text-style-name="P9" draw:layer="layout" svg:width="1.548cm" svg:height="0.289cm" svg:x="19.554cm" svg:y="21.459cm">
          <draw:text-box>
            <text:p text:style-name="P4"><text:span text:style-name="T5">id_tipo_examen</text:span></text:p>
          </draw:text-box>
        </draw:frame>
        <draw:polygon draw:style-name="gr5" draw:text-style-name="P6" draw:layer="layout" svg:width="10.317cm" svg:height="0.525cm" svg:x="19.389cm" svg:y="21.896cm" svg:viewBox="0 0 10318 526" draw:points="0,0 10318,0 10318,526 0,526">
          <text:p/>
        </draw:polygon>
        <draw:frame draw:style-name="gr8" draw:text-style-name="P9" draw:layer="layout" svg:width="0.383cm" svg:height="0.289cm" svg:x="28.763cm" svg:y="21.459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29.148cm" svg:y="22.00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2.06cm" svg:viewBox="0 0 113 148" svg:d="M113 148h-20l-78-125h-1c0 4 0 7 0 12 1 4 1 8 1 13s0 10 0 15v85h-15v-148h19l79 124c0-2 0-5 0-10 0-4-1-9-1-14s0-9 0-14v-86h16z">
          <text:p/>
        </draw:path>
        <draw:path draw:style-name="gr11" draw:text-style-name="P12" draw:layer="layout" svg:width="0.111cm" svg:height="0.147cm" svg:x="29.365cm" svg:y="22.06cm" svg:viewBox="0 0 112 148" svg:d="M112 148h-20l-78-125h-1c1 4 1 7 1 12 0 4 1 8 1 13s0 10 0 15v85h-15v-148h19l77 124h1c0-2 0-5-1-10 0-4 0-9 0-14s0-9 0-14v-86h16z">
          <text:p/>
        </draw:path>
        <draw:frame draw:style-name="gr8" draw:text-style-name="P9" draw:layer="layout" svg:width="1.425cm" svg:height="0.289cm" svg:x="19.554cm" svg:y="21.984cm">
          <draw:text-box>
            <text:p text:style-name="P4"><text:span text:style-name="T5">fecha_examen</text:span></text:p>
          </draw:text-box>
        </draw:frame>
        <draw:polygon draw:style-name="gr5" draw:text-style-name="P6" draw:layer="layout" svg:width="10.317cm" svg:height="0.525cm" svg:x="19.389cm" svg:y="22.421cm" svg:viewBox="0 0 10318 526" draw:points="0,0 10318,0 10318,526 0,526">
          <text:p/>
        </draw:polygon>
        <draw:frame draw:style-name="gr8" draw:text-style-name="P9" draw:layer="layout" svg:width="0.51cm" svg:height="0.289cm" svg:x="28.657cm" svg:y="21.984cm">
          <draw:text-box>
            <text:p text:style-name="P4"><text:span text:style-name="T4">date</text:span></text:p>
          </draw:text-box>
        </draw:frame>
        <draw:path draw:style-name="gr10" draw:text-style-name="P11" draw:layer="layout" svg:width="0.394cm" svg:height="0.263cm" svg:x="29.148cm" svg:y="22.52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2.585cm" svg:viewBox="0 0 113 148" svg:d="M113 148h-20l-78-125h-1c0 4 0 7 0 12 1 4 1 8 1 13s0 10 0 14v86h-15v-148h19l79 123c0-2 0-5 0-10 0-4-1-9-1-14s0-9 0-14v-85h16z">
          <text:p/>
        </draw:path>
        <draw:path draw:style-name="gr11" draw:text-style-name="P12" draw:layer="layout" svg:width="0.111cm" svg:height="0.147cm" svg:x="29.365cm" svg:y="22.585cm" svg:viewBox="0 0 112 148" svg:d="M112 148h-20l-78-125h-1c1 4 1 7 1 12 0 4 1 8 1 13s0 10 0 14v86h-15v-148h19l77 123h1c0-2 0-5-1-10 0-4 0-9 0-14s0-9 0-14v-85h16z">
          <text:p/>
        </draw:path>
        <draw:frame draw:style-name="gr8" draw:text-style-name="P9" draw:layer="layout" svg:width="1.075cm" svg:height="0.289cm" svg:x="19.554cm" svg:y="22.509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10.317cm" svg:height="0.524cm" svg:x="19.389cm" svg:y="22.946cm" svg:viewBox="0 0 10318 525" draw:points="0,0 10318,0 10318,525 0,525">
          <text:p/>
        </draw:polygon>
        <draw:frame draw:style-name="gr8" draw:text-style-name="P9" draw:layer="layout" svg:width="0.51cm" svg:height="0.289cm" svg:x="28.657cm" svg:y="22.509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4cm" svg:height="0.263cm" svg:x="29.148cm" svg:y="23.05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3.11cm" svg:viewBox="0 0 113 148" svg:d="M113 148h-20l-78-125h-1c0 4 0 7 0 12 1 4 1 9 1 14s0 10 0 14v85h-15v-148h19l79 124c0-2 0-5 0-10 0-4-1-9-1-14s0-10 0-14v-86h16z">
          <text:p/>
        </draw:path>
        <draw:path draw:style-name="gr11" draw:text-style-name="P12" draw:layer="layout" svg:width="0.111cm" svg:height="0.147cm" svg:x="29.365cm" svg:y="23.11cm" svg:viewBox="0 0 112 148" svg:d="M112 148h-20l-78-125h-1c1 4 1 7 1 12 0 4 1 9 1 14s0 10 0 14v85h-15v-148h19l77 124h1c0-2 0-5-1-10 0-4 0-9 0-14s0-10 0-14v-86h16z">
          <text:p/>
        </draw:path>
        <draw:frame draw:style-name="gr8" draw:text-style-name="P9" draw:layer="layout" svg:width="0.81cm" svg:height="0.289cm" svg:x="19.554cm" svg:y="23.034cm">
          <draw:text-box>
            <text:p text:style-name="P4"><text:span text:style-name="T5">hora_fin</text:span></text:p>
          </draw:text-box>
        </draw:frame>
        <draw:polygon draw:style-name="gr7" draw:text-style-name="P8" draw:layer="layout" svg:width="10.317cm" svg:height="0.525cm" svg:x="19.389cm" svg:y="23.47cm" svg:viewBox="0 0 10318 526" draw:points="0,0 10318,0 10318,526 0,526">
          <text:p/>
        </draw:polygon>
        <draw:frame draw:style-name="gr8" draw:text-style-name="P9" draw:layer="layout" svg:width="0.51cm" svg:height="0.289cm" svg:x="28.657cm" svg:y="23.034cm">
          <draw:text-box>
            <text:p text:style-name="P4"><text:span text:style-name="T4">time</text:span></text:p>
          </draw:text-box>
        </draw:frame>
        <draw:path draw:style-name="gr11" draw:text-style-name="P12" draw:layer="layout" svg:width="0.168cm" svg:height="0.168cm" svg:x="20.318cm" svg:y="23.624cm" svg:viewBox="0 0 169 169" svg:d="M74 107c-3 0-6-1-8-3-18-18-18-47 0-65l24-24c9-10 20-15 32-15 13 0 25 5 34 15 18 18 18 47 0 65l-17 16c-2 2-5 3-9 3-3 0-6-1-8-3s-4-5-4-9c0-3 2-6 4-8l16-16c9-9 9-23 0-31-4-4-10-7-16-7s-11 3-15 7l-24 24c-9 8-9 22 0 31 4 5 4 12 0 17-2 2-5 3-9 3zM46 169c-12 0-24-4-32-13-19-18-19-47 0-65l12-12c2-2 5-4 8-4s7 2 9 4 3 5 3 8c0 4-1 7-3 9l-12 12c-9 8-9 22 0 31 4 4 9 6 15 6s12-2 16-6l24-24c8-9 8-23 0-31-2-2-4-5-4-9 0-3 2-6 4-8s5-4 8-4c4 0 7 2 9 4 18 18 18 47 0 65l-24 24c-9 9-20 13-33 13z">
          <text:p/>
        </draw:path>
        <draw:path draw:style-name="gr10" draw:text-style-name="P11" draw:layer="layout" svg:width="0.394cm" svg:height="0.263cm" svg:x="29.148cm" svg:y="23.57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3.635cm" svg:viewBox="0 0 113 148" svg:d="M113 148h-20l-78-125h-1c0 3 0 7 0 11 1 5 1 9 1 14s0 9 0 14v86h-15v-148h19l79 124c0-2 0-6 0-10s-1-10-1-15 0-10 0-14v-85h16z">
          <text:p/>
        </draw:path>
        <draw:path draw:style-name="gr11" draw:text-style-name="P12" draw:layer="layout" svg:width="0.111cm" svg:height="0.147cm" svg:x="29.365cm" svg:y="23.635cm" svg:viewBox="0 0 112 148" svg:d="M112 148h-20l-78-125h-1c1 3 1 7 1 11 0 5 1 9 1 14s0 9 0 14v86h-15v-148h19l77 124h1c0-2 0-6-1-10 0-4 0-10 0-15s0-10 0-14v-85h16z">
          <text:p/>
        </draw:path>
        <draw:frame draw:style-name="gr8" draw:text-style-name="P9" draw:layer="layout" svg:width="0.696cm" svg:height="0.289cm" svg:x="19.554cm" svg:y="23.559cm">
          <draw:text-box>
            <text:p text:style-name="P4"><text:span text:style-name="T5">id_aula</text:span></text:p>
          </draw:text-box>
        </draw:frame>
        <draw:polygon draw:style-name="gr7" draw:text-style-name="P8" draw:layer="layout" svg:width="10.317cm" svg:height="0.525cm" svg:x="19.389cm" svg:y="23.995cm" svg:viewBox="0 0 10318 526" draw:points="0,0 10318,0 10318,526 0,526">
          <text:p/>
        </draw:polygon>
        <draw:frame draw:style-name="gr8" draw:text-style-name="P9" draw:layer="layout" svg:width="0.383cm" svg:height="0.289cm" svg:x="28.763cm" svg:y="23.55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768cm" svg:y="24.149cm" svg:viewBox="0 0 169 169" svg:d="M76 106c-3 0-6-1-9-3-18-18-18-47 0-65l24-24c9-9 21-14 33-14s24 5 32 14c18 18 18 47 0 65l-16 16c-2 2-5 3-8 3s-6-1-9-3c-2-3-3-6-3-9s1-6 3-8l16-16c9-9 9-23 0-31-4-4-9-7-15-7s-12 3-16 7l-24 24c-8 8-8 22 0 31 5 4 5 12 0 17-2 2-5 3-8 3zM48 169c-13 0-25-5-34-13-19-19-19-48 0-66l12-12c3-2 7-4 10-4s6 2 8 4 4 5 4 8-2 6-4 9l-12 12c-9 8-9 22 0 31 4 4 10 6 16 6s11-2 15-6l24-24c9-9 9-23 0-31-2-3-3-6-3-9s1-6 3-8c3-2 6-4 9-4s6 2 8 4c18 18 18 47 0 65l-24 25c-8 8-20 13-32 13z">
          <text:p/>
        </draw:path>
        <draw:path draw:style-name="gr10" draw:text-style-name="P11" draw:layer="layout" svg:width="0.394cm" svg:height="0.263cm" svg:x="29.148cm" svg:y="24.10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8cm" svg:x="29.214cm" svg:y="24.159cm" svg:viewBox="0 0 113 149" svg:d="M113 149h-20l-78-124h-1c0 3 0 7 0 11 1 5 1 9 1 14s0 9 0 14v85h-15v-149h19l79 125c0-2 0-6 0-10s-1-9-1-14 0-10 0-14v-87h16z">
          <text:p/>
        </draw:path>
        <draw:path draw:style-name="gr11" draw:text-style-name="P12" draw:layer="layout" svg:width="0.111cm" svg:height="0.148cm" svg:x="29.365cm" svg:y="24.159cm" svg:viewBox="0 0 112 149" svg:d="M112 149h-20l-78-124h-1c1 3 1 7 1 11 0 5 1 9 1 14s0 9 0 14v85h-15v-149h19l77 125h1c0-2 0-6-1-10 0-4 0-9 0-14s0-10 0-14v-87h16z">
          <text:p/>
        </draw:path>
        <draw:frame draw:style-name="gr8" draw:text-style-name="P9" draw:layer="layout" svg:width="2.135cm" svg:height="0.289cm" svg:x="19.554cm" svg:y="24.084cm">
          <draw:text-box>
            <text:p text:style-name="P4"><text:span text:style-name="T5">id_profesor_aplicador</text:span></text:p>
          </draw:text-box>
        </draw:frame>
        <draw:polygon draw:style-name="gr7" draw:text-style-name="P8" draw:layer="layout" svg:width="10.317cm" svg:height="0.525cm" svg:x="19.389cm" svg:y="24.52cm" svg:viewBox="0 0 10318 526" draw:points="0,0 10318,0 10318,526 0,526">
          <text:p/>
        </draw:polygon>
        <draw:frame draw:style-name="gr8" draw:text-style-name="P9" draw:layer="layout" svg:width="0.383cm" svg:height="0.289cm" svg:x="28.763cm" svg:y="24.084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562cm" svg:y="24.674cm" svg:viewBox="0 0 169 169" svg:d="M76 106c-3 0-6-1-9-3-19-18-19-47 0-65l24-24c9-9 21-14 33-14s24 5 32 14c18 18 18 47 0 65l-16 16c-2 2-5 3-8 3s-6-1-9-3c-2-3-3-6-3-9s1-6 3-8l16-16c9-9 9-23 0-31-4-5-9-7-15-7s-11 2-16 7l-24 24c-8 8-8 22 0 31 5 4 5 12 0 17-2 2-5 3-8 3zM47 169c-12 0-24-5-33-13-19-18-19-48 0-66l12-12c3-3 6-4 9-4s6 1 8 4c3 2 4 5 4 8s-1 6-4 9l-12 12c-8 8-8 23 0 32 4 4 10 6 16 6s11-2 15-6l25-25c9-9 9-23 0-31-2-3-3-6-3-9s1-6 3-8c3-3 6-4 9-4s6 1 8 4c18 18 18 47 0 66l-24 24c-8 8-21 13-33 13z">
          <text:p/>
        </draw:path>
        <draw:frame draw:style-name="gr8" draw:text-style-name="P9" draw:layer="layout" svg:width="1.93cm" svg:height="0.289cm" svg:x="19.554cm" svg:y="24.609cm">
          <draw:text-box>
            <text:p text:style-name="P4"><text:span text:style-name="T5">id_profesor_sinodal</text:span></text:p>
          </draw:text-box>
        </draw:frame>
        <draw:polygon draw:style-name="gr5" draw:text-style-name="P6" draw:layer="layout" svg:width="10.317cm" svg:height="0.525cm" svg:x="19.389cm" svg:y="25.045cm" svg:viewBox="0 0 10318 526" draw:points="0,0 10318,0 10318,526 0,526">
          <text:p/>
        </draw:polygon>
        <draw:frame draw:style-name="gr8" draw:text-style-name="P9" draw:layer="layout" svg:width="0.383cm" svg:height="0.289cm" svg:x="29.223cm" svg:y="24.609cm">
          <draw:text-box>
            <text:p text:style-name="P4"><text:span text:style-name="T4">int</text:span></text:p>
          </draw:text-box>
        </draw:frame>
        <draw:frame draw:style-name="gr8" draw:text-style-name="P9" draw:layer="layout" svg:width="0.672cm" svg:height="0.289cm" svg:x="19.554cm" svg:y="25.134cm">
          <draw:text-box>
            <text:p text:style-name="P4"><text:span text:style-name="T5">estado</text:span></text:p>
          </draw:text-box>
        </draw:frame>
        <draw:polygon draw:style-name="gr5" draw:text-style-name="P6" draw:layer="layout" svg:width="10.317cm" svg:height="0.525cm" svg:x="19.389cm" svg:y="25.57cm" svg:viewBox="0 0 10318 526" draw:points="0,0 10318,0 10318,526 0,526">
          <text:p/>
        </draw:polygon>
        <draw:frame draw:style-name="gr8" draw:text-style-name="P9" draw:layer="layout" svg:width="9.781cm" svg:height="0.289cm" svg:x="21.332cm" svg:y="25.134cm">
          <draw:text-box>
            <text:p text:style-name="P4"><text:span text:style-name="T4">enum(BORRADOR,PROPUESTO,APROBADO_JEFE,APROBADO_SERVICIOS,RECHAZADO,REALIZADO)</text:span></text:p>
          </draw:text-box>
        </draw:frame>
        <draw:frame draw:style-name="gr8" draw:text-style-name="P9" draw:layer="layout" svg:width="1.42cm" svg:height="0.289cm" svg:x="19.554cm" svg:y="25.658cm">
          <draw:text-box>
            <text:p text:style-name="P4"><text:span text:style-name="T5">observaciones</text:span></text:p>
          </draw:text-box>
        </draw:frame>
        <draw:polygon draw:style-name="gr5" draw:text-style-name="P6" draw:layer="layout" svg:width="10.317cm" svg:height="0.525cm" svg:x="19.389cm" svg:y="26.095cm" svg:viewBox="0 0 10318 526" draw:points="0,0 10318,0 10318,526 0,526">
          <text:p/>
        </draw:polygon>
        <draw:frame draw:style-name="gr8" draw:text-style-name="P9" draw:layer="layout" svg:width="0.51cm" svg:height="0.289cm" svg:x="29.116cm" svg:y="25.658cm">
          <draw:text-box>
            <text:p text:style-name="P4"><text:span text:style-name="T4">text</text:span></text:p>
          </draw:text-box>
        </draw:frame>
        <draw:frame draw:style-name="gr8" draw:text-style-name="P9" draw:layer="layout" svg:width="1.561cm" svg:height="0.289cm" svg:x="19.554cm" svg:y="26.183cm">
          <draw:text-box>
            <text:p text:style-name="P4"><text:span text:style-name="T5">motivo_rechazo</text:span></text:p>
          </draw:text-box>
        </draw:frame>
        <draw:polygon draw:style-name="gr7" draw:text-style-name="P8" draw:layer="layout" svg:width="10.317cm" svg:height="0.525cm" svg:x="19.389cm" svg:y="26.62cm" svg:viewBox="0 0 10318 526" draw:points="0,0 10318,0 10318,526 0,526">
          <text:p/>
        </draw:polygon>
        <draw:frame draw:style-name="gr8" draw:text-style-name="P9" draw:layer="layout" svg:width="0.51cm" svg:height="0.289cm" svg:x="29.116cm" svg:y="26.183cm">
          <draw:text-box>
            <text:p text:style-name="P4"><text:span text:style-name="T4">text</text:span></text:p>
          </draw:text-box>
        </draw:frame>
        <draw:path draw:style-name="gr11" draw:text-style-name="P12" draw:layer="layout" svg:width="0.168cm" svg:height="0.168cm" svg:x="20.745cm" svg:y="26.774cm" svg:viewBox="0 0 169 169" svg:d="M76 107c-4 0-7-1-9-4-18-18-18-47 0-65l24-25c9-8 20-13 33-13 12 0 23 5 32 13 18 19 18 48 0 66l-16 16c-2 3-5 4-8 4-4 0-7-1-9-4-2-2-3-5-3-8s1-6 3-9l16-16c9-8 9-22 0-31-4-5-9-7-15-7s-12 2-16 7l-24 24c-8 9-8 23 0 31 5 5 5 13 0 17-2 3-5 4-8 4zM47 169c-13 0-24-5-33-14-19-17-19-47 0-65l12-12c2-2 5-3 9-3 3 0 6 1 8 3 2 3 4 6 4 9s-2 6-4 8l-12 12c-9 9-9 23 0 31 4 5 10 7 16 7s12-2 16-7l24-24c9-8 9-22 0-31-2-2-3-5-3-8s1-6 3-9c2-2 5-3 9-3 3 0 6 1 8 3 18 18 18 47 0 65l-24 24c-9 9-20 14-33 14z">
          <text:p/>
        </draw:path>
        <draw:frame draw:style-name="gr8" draw:text-style-name="P9" draw:layer="layout" svg:width="1.119cm" svg:height="0.289cm" svg:x="19.554cm" svg:y="26.708cm">
          <draw:text-box>
            <text:p text:style-name="P4"><text:span text:style-name="T5">creado_por</text:span></text:p>
          </draw:text-box>
        </draw:frame>
        <draw:polygon draw:style-name="gr7" draw:text-style-name="P8" draw:layer="layout" svg:width="10.317cm" svg:height="0.525cm" svg:x="19.389cm" svg:y="27.145cm" svg:viewBox="0 0 10318 526" draw:points="0,0 10318,0 10318,526 0,526">
          <text:p/>
        </draw:polygon>
        <draw:frame draw:style-name="gr8" draw:text-style-name="P9" draw:layer="layout" svg:width="0.383cm" svg:height="0.289cm" svg:x="29.223cm" svg:y="26.708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03cm" svg:y="27.299cm" svg:viewBox="0 0 169 169" svg:d="M74 107c-3 0-6-1-8-4-18-18-18-47 0-65l24-24c10-9 21-14 33-14 13 0 24 5 33 14 18 18 18 47 0 65l-16 16c-2 3-5 4-9 4-3 0-6-1-8-4-2-2-4-5-4-8s2-6 4-9l16-16c9-8 9-22 0-31-4-4-10-6-16-6-5 0-11 2-15 6l-25 24c-9 9-9 23 0 31 5 5 5 13 0 17-2 3-5 4-9 4zM46 169c-12 0-23-5-32-14-19-18-19-47 0-65l12-12c2-2 5-3 8-3 4 0 7 1 9 3 2 3 3 6 3 9s-1 6-3 8l-12 12c-9 9-9 23 0 31 4 5 10 7 15 7 6 0 12-2 16-7l24-24c9-8 9-22 0-31-2-2-4-5-4-8s2-6 4-9c2-2 5-3 8-3 5 0 8 1 10 3 18 18 18 47 0 65l-25 24c-9 9-20 14-33 14z">
          <text:p/>
        </draw:path>
        <draw:frame draw:style-name="gr8" draw:text-style-name="P9" draw:layer="layout" svg:width="1.403cm" svg:height="0.289cm" svg:x="19.554cm" svg:y="27.233cm">
          <draw:text-box>
            <text:p text:style-name="P4"><text:span text:style-name="T5">aprobado_por</text:span></text:p>
          </draw:text-box>
        </draw:frame>
        <draw:polygon draw:style-name="gr5" draw:text-style-name="P6" draw:layer="layout" svg:width="10.317cm" svg:height="0.525cm" svg:x="19.389cm" svg:y="27.67cm" svg:viewBox="0 0 10318 526" draw:points="0,0 10318,0 10318,526 0,526">
          <text:p/>
        </draw:polygon>
        <draw:frame draw:style-name="gr8" draw:text-style-name="P9" draw:layer="layout" svg:width="0.383cm" svg:height="0.289cm" svg:x="29.223cm" svg:y="27.233cm">
          <draw:text-box>
            <text:p text:style-name="P4"><text:span text:style-name="T4">int</text:span></text:p>
          </draw:text-box>
        </draw:frame>
        <draw:frame draw:style-name="gr8" draw:text-style-name="P9" draw:layer="layout" svg:width="1.47cm" svg:height="0.289cm" svg:x="19.554cm" svg:y="27.758cm">
          <draw:text-box>
            <text:p text:style-name="P4"><text:span text:style-name="T5">fecha_creacion</text:span></text:p>
          </draw:text-box>
        </draw:frame>
        <draw:path draw:style-name="gr5" draw:text-style-name="P6" draw:layer="layout" svg:width="10.317cm" svg:height="0.525cm" svg:x="19.389cm" svg:y="28.195cm" svg:viewBox="0 0 10318 526" svg:d="M0 0h10318v477c0 27-22 49-49 49h-10219c-28 0-50-22-50-49z">
          <text:p/>
        </draw:path>
        <draw:frame draw:style-name="gr8" draw:text-style-name="P9" draw:layer="layout" svg:width="1.145cm" svg:height="0.289cm" svg:x="28.583cm" svg:y="27.758cm">
          <draw:text-box>
            <text:p text:style-name="P4"><text:span text:style-name="T4">timestamp</text:span></text:p>
          </draw:text-box>
        </draw:frame>
        <draw:frame draw:style-name="gr8" draw:text-style-name="P9" draw:layer="layout" svg:width="1.754cm" svg:height="0.289cm" svg:x="19.554cm" svg:y="28.283cm">
          <draw:text-box>
            <text:p text:style-name="P4"><text:span text:style-name="T5">fecha_aprobacion</text:span></text:p>
          </draw:text-box>
        </draw:frame>
        <draw:path draw:style-name="gr5" draw:text-style-name="P6" draw:layer="layout" svg:width="12.432cm" svg:height="4.724cm" svg:x="44.56cm" svg:y="20.193cm" svg:viewBox="0 0 12433 4725" svg:d="M50 0h12334c27 0 49 22 49 49v4627c0 27-22 49-49 49h-12334c-28 0-50-22-50-49v-4627c0-27 22-49 50-49z">
          <text:p/>
        </draw:path>
        <draw:path draw:style-name="gr6" draw:text-style-name="P7" draw:layer="layout" svg:width="12.432cm" svg:height="0.525cm" svg:x="44.56cm" svg:y="20.193cm" svg:viewBox="0 0 12433 526" svg:d="M50 0h12334c27 0 49 22 49 49v477h-12433v-477c0-27 22-49 50-49z">
          <text:p/>
        </draw:path>
        <draw:frame draw:style-name="gr8" draw:text-style-name="P9" draw:layer="layout" svg:width="1.145cm" svg:height="0.289cm" svg:x="28.583cm" svg:y="28.283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12.432cm" svg:height="0.525cm" svg:x="44.56cm" svg:y="20.718cm" svg:viewBox="0 0 12433 526" draw:points="0,0 12433,0 12433,526 0,526">
          <text:p/>
        </draw:polygon>
        <draw:frame draw:style-name="gr8" draw:text-style-name="P9" draw:layer="layout" svg:width="1.866cm" svg:height="0.289cm" svg:x="44.725cm" svg:y="20.281cm">
          <draw:text-box>
            <text:p text:style-name="P4"><text:span text:style-name="T2">conflictos_horarios</text:span></text:p>
          </draw:text-box>
        </draw:frame>
        <draw:path draw:style-name="gr9" draw:text-style-name="P10" draw:layer="layout" svg:width="0.173cm" svg:height="0.172cm" svg:x="46.006cm" svg:y="20.87cm" svg:viewBox="0 0 174 173" svg:d="M109 16c27 0 49 22 49 49s-22 49-49 49c-6 0-12-2-18-4l-14 14h-11v16h-16v17h-32v-33l45-45c-2-4-2-9-2-14 0-27 21-49 48-49zM109 0c-36 0-64 29-64 65 0 3 0 6 0 9l-42 41c-2 2-3 4-3 6v44c0 4 5 8 10 8h48c4 0 8-4 8-8v-8h8c5 0 8-4 8-8v-7l14-14c4 1 9 2 13 2 36 0 65-29 65-65s-29-65-65-65zM109 49c0 9 7 16 16 16s16-7 16-16-7-16-16-16-16 7-16 16z">
          <text:p/>
        </draw:path>
        <draw:frame draw:style-name="gr8" draw:text-style-name="P9" draw:layer="layout" svg:width="1.118cm" svg:height="0.289cm" svg:x="44.725cm" svg:y="20.806cm">
          <draw:text-box>
            <text:p text:style-name="P4"><text:span text:style-name="T3">id_conflicto</text:span></text:p>
          </draw:text-box>
        </draw:frame>
        <draw:polygon draw:style-name="gr7" draw:text-style-name="P8" draw:layer="layout" svg:width="12.432cm" svg:height="0.525cm" svg:x="44.56cm" svg:y="21.243cm" svg:viewBox="0 0 12433 526" draw:points="0,0 12433,0 12433,526 0,526">
          <text:p/>
        </draw:polygon>
        <draw:frame draw:style-name="gr8" draw:text-style-name="P9" draw:layer="layout" svg:width="0.383cm" svg:height="0.289cm" svg:x="56.509cm" svg:y="20.806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45.866cm" svg:y="21.397cm" svg:viewBox="0 0 169 169" svg:d="M75 107c-4 0-7-2-9-4-18-18-18-48 0-66l24-24c9-9 20-13 33-13 12 0 24 4 33 13 18 18 18 47 0 66l-17 16c-2 2-5 4-8 4-4 0-7-2-9-4s-3-5-3-8c0-4 1-7 3-9l16-17c10-9 10-22 0-31-4-4-10-6-15-6-6 0-12 2-16 6l-24 24c-9 10-9 24 0 32 5 5 5 12 0 17-2 2-5 4-8 4zM47 169c-13 0-24-5-33-14-19-18-19-47 0-65l12-12c2-2 5-3 9-3 3 0 6 1 8 3s4 5 4 9c0 3-2 6-4 8l-12 12c-9 9-9 23 0 31 4 4 10 7 16 7 5 0 11-3 15-7l24-24c9-8 9-22 0-31-2-2-3-5-3-8 0-4 1-7 3-9s5-4 9-4c3 0 6 2 8 4 18 18 18 47 0 65l-24 24c-9 9-20 14-32 14z">
          <text:p/>
        </draw:path>
        <draw:path draw:style-name="gr10" draw:text-style-name="P11" draw:layer="layout" svg:width="0.394cm" svg:height="0.263cm" svg:x="56.434cm" svg:y="21.349cm" svg:viewBox="0 0 395 264" svg:d="M33 0h329c0 0 33 0 33 34v197c0 0 0 33-33 33h-329c0 0-33 0-33-33v-197c0 0 0-34 33-34z">
          <text:p/>
        </draw:path>
        <draw:path draw:style-name="gr11" draw:text-style-name="P12" draw:layer="layout" svg:width="0.112cm" svg:height="0.147cm" svg:x="56.5cm" svg:y="21.407cm" svg:viewBox="0 0 113 148" svg:d="M113 148h-20l-78-125h-1c0 4 0 7 0 12 1 4 1 8 1 13s0 10 0 15v85h-15v-148h19l79 123c0-2 0-5 0-10 0-4-1-9-1-14s0-9 0-14v-85h16z">
          <text:p/>
        </draw:path>
        <draw:path draw:style-name="gr11" draw:text-style-name="P12" draw:layer="layout" svg:width="0.111cm" svg:height="0.147cm" svg:x="56.651cm" svg:y="21.407cm" svg:viewBox="0 0 112 148" svg:d="M112 148h-19l-79-125h-1c1 4 1 7 1 12 0 4 2 8 2 13s0 10 0 15v85h-16v-148h20l77 123h1c0-2 0-5-1-10 0-4 0-9 0-14s0-9 0-14v-85h15z">
          <text:p/>
        </draw:path>
        <draw:frame draw:style-name="gr8" draw:text-style-name="P9" draw:layer="layout" svg:width="1.07cm" svg:height="0.289cm" svg:x="44.725cm" svg:y="21.331cm">
          <draw:text-box>
            <text:p text:style-name="P4"><text:span text:style-name="T5">id_examen</text:span></text:p>
          </draw:text-box>
        </draw:frame>
        <draw:polygon draw:style-name="gr5" draw:text-style-name="P6" draw:layer="layout" svg:width="12.432cm" svg:height="0.525cm" svg:x="44.56cm" svg:y="21.768cm" svg:viewBox="0 0 12433 526" draw:points="0,0 12433,0 12433,526 0,526">
          <text:p/>
        </draw:polygon>
        <draw:frame draw:style-name="gr8" draw:text-style-name="P9" draw:layer="layout" svg:width="0.383cm" svg:height="0.289cm" svg:x="56.049cm" svg:y="21.331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56.434cm" svg:y="21.874cm" svg:viewBox="0 0 395 264" svg:d="M33 0h329c0 0 33 0 33 34v197c0 0 0 33-33 33h-329c0 0-33 0-33-33v-197c0 0 0-34 33-34z">
          <text:p/>
        </draw:path>
        <draw:path draw:style-name="gr11" draw:text-style-name="P12" draw:layer="layout" svg:width="0.112cm" svg:height="0.147cm" svg:x="56.5cm" svg:y="21.932cm" svg:viewBox="0 0 113 148" svg:d="M113 148h-20l-78-125h-1c0 4 0 7 0 12 1 4 1 8 1 14 0 5 0 10 0 14v85h-15v-148h19l79 124c0-2 0-5 0-10 0-4-1-9-1-14s0-9 0-14v-86h16z">
          <text:p/>
        </draw:path>
        <draw:path draw:style-name="gr11" draw:text-style-name="P12" draw:layer="layout" svg:width="0.111cm" svg:height="0.147cm" svg:x="56.651cm" svg:y="21.932cm" svg:viewBox="0 0 112 148" svg:d="M112 148h-19l-79-125h-1c1 4 1 7 1 12 0 4 2 8 2 14 0 5 0 10 0 14v85h-16v-148h20l77 124h1c0-2 0-5-1-10 0-4 0-9 0-14s0-9 0-14v-86h15z">
          <text:p/>
        </draw:path>
        <draw:frame draw:style-name="gr8" draw:text-style-name="P9" draw:layer="layout" svg:width="1.321cm" svg:height="0.289cm" svg:x="44.725cm" svg:y="21.856cm">
          <draw:text-box>
            <text:p text:style-name="P4"><text:span text:style-name="T5">tipo_conflicto</text:span></text:p>
          </draw:text-box>
        </draw:frame>
        <draw:polygon draw:style-name="gr5" draw:text-style-name="P6" draw:layer="layout" svg:width="12.432cm" svg:height="0.524cm" svg:x="44.56cm" svg:y="22.293cm" svg:viewBox="0 0 12433 525" draw:points="0,0 12433,0 12433,525 0,525">
          <text:p/>
        </draw:polygon>
        <draw:frame draw:style-name="gr8" draw:text-style-name="P9" draw:layer="layout" svg:width="11.178cm" svg:height="0.289cm" svg:x="46.986cm" svg:y="21.856cm">
          <draw:text-box>
            <text:p text:style-name="P4"><text:span text:style-name="T4">enum(PROFESOR_OCUPADO,AULA_OCUPADA,GRUPO_CON_CLASE,AFECTA_INGLES,CAPACIDAD_INSUFICIENTE)</text:span></text:p>
          </draw:text-box>
        </draw:frame>
        <draw:frame draw:style-name="gr8" draw:text-style-name="P9" draw:layer="layout" svg:width="1.134cm" svg:height="0.289cm" svg:x="44.725cm" svg:y="22.381cm">
          <draw:text-box>
            <text:p text:style-name="P4"><text:span text:style-name="T5">descripcion</text:span></text:p>
          </draw:text-box>
        </draw:frame>
        <draw:polygon draw:style-name="gr5" draw:text-style-name="P6" draw:layer="layout" svg:width="12.432cm" svg:height="0.525cm" svg:x="44.56cm" svg:y="22.817cm" svg:viewBox="0 0 12433 526" draw:points="0,0 12433,0 12433,526 0,526">
          <text:p/>
        </draw:polygon>
        <draw:frame draw:style-name="gr8" draw:text-style-name="P9" draw:layer="layout" svg:width="0.51cm" svg:height="0.289cm" svg:x="56.402cm" svg:y="22.381cm">
          <draw:text-box>
            <text:p text:style-name="P4"><text:span text:style-name="T4">text</text:span></text:p>
          </draw:text-box>
        </draw:frame>
        <draw:frame draw:style-name="gr8" draw:text-style-name="P9" draw:layer="layout" svg:width="0.813cm" svg:height="0.289cm" svg:x="44.725cm" svg:y="22.906cm">
          <draw:text-box>
            <text:p text:style-name="P4"><text:span text:style-name="T5">resuelto</text:span></text:p>
          </draw:text-box>
        </draw:frame>
        <draw:polygon draw:style-name="gr5" draw:text-style-name="P6" draw:layer="layout" svg:width="12.432cm" svg:height="0.525cm" svg:x="44.56cm" svg:y="23.342cm" svg:viewBox="0 0 12433 526" draw:points="0,0 12433,0 12433,526 0,526">
          <text:p/>
        </draw:polygon>
        <draw:frame draw:style-name="gr8" draw:text-style-name="P9" draw:layer="layout" svg:width="0.891cm" svg:height="0.289cm" svg:x="56.082cm" svg:y="22.906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1.59cm" svg:height="0.289cm" svg:x="44.725cm" svg:y="23.431cm">
          <draw:text-box>
            <text:p text:style-name="P4"><text:span text:style-name="T5">fecha_deteccion</text:span></text:p>
          </draw:text-box>
        </draw:frame>
        <draw:polygon draw:style-name="gr7" draw:text-style-name="P8" draw:layer="layout" svg:width="12.432cm" svg:height="0.525cm" svg:x="44.56cm" svg:y="23.867cm" svg:viewBox="0 0 12433 526" draw:points="0,0 12433,0 12433,526 0,526">
          <text:p/>
        </draw:polygon>
        <draw:frame draw:style-name="gr8" draw:text-style-name="P9" draw:layer="layout" svg:width="1.145cm" svg:height="0.289cm" svg:x="55.869cm" svg:y="23.431cm">
          <draw:text-box>
            <text:p text:style-name="P4"><text:span text:style-name="T4">timestamp</text:span></text:p>
          </draw:text-box>
        </draw:frame>
        <draw:path draw:style-name="gr11" draw:text-style-name="P12" draw:layer="layout" svg:width="0.168cm" svg:height="0.168cm" svg:x="46.047cm" svg:y="24.021cm" svg:viewBox="0 0 169 169" svg:d="M75 106c-4 0-7-1-9-3-18-18-18-47 0-65l24-24c9-9 20-14 33-14s24 5 33 14c18 18 18 47 0 65l-16 16c-2 2-5 3-8 3-5 0-8-1-10-3-2-3-3-6-3-9s1-6 3-8l17-16c9-9 9-23 0-31-4-5-11-7-16-7-6 0-12 2-16 7l-24 24c-9 8-9 22 0 31 5 4 5 12 0 17-2 2-5 3-8 3zM47 169c-13 0-24-5-33-13-19-18-19-48 0-66l12-12c2-3 5-4 8-4 4 0 7 1 9 4 2 2 3 5 3 8s-1 6-3 9l-12 12c-9 9-9 23 0 32 4 4 10 6 16 6 5 0 11-2 15-6l24-24c9-10 9-24 0-32-2-3-3-6-3-9s1-6 3-8c2-3 5-4 9-4 3 0 6 1 8 4 18 18 18 48 0 66l-24 24c-9 8-20 13-32 13z">
          <text:p/>
        </draw:path>
        <draw:frame draw:style-name="gr8" draw:text-style-name="P9" draw:layer="layout" svg:width="1.249cm" svg:height="0.289cm" svg:x="44.725cm" svg:y="23.956cm">
          <draw:text-box>
            <text:p text:style-name="P4"><text:span text:style-name="T5">resuelto_por</text:span></text:p>
          </draw:text-box>
        </draw:frame>
        <draw:path draw:style-name="gr5" draw:text-style-name="P6" draw:layer="layout" svg:width="12.432cm" svg:height="0.525cm" svg:x="44.56cm" svg:y="24.392cm" svg:viewBox="0 0 12433 526" svg:d="M0 0h12433v476c0 28-22 50-49 50h-12334c-28 0-50-22-50-50z">
          <text:p/>
        </draw:path>
        <draw:frame draw:style-name="gr8" draw:text-style-name="P9" draw:layer="layout" svg:width="0.383cm" svg:height="0.289cm" svg:x="56.509cm" svg:y="23.956cm">
          <draw:text-box>
            <text:p text:style-name="P4"><text:span text:style-name="T4">int</text:span></text:p>
          </draw:text-box>
        </draw:frame>
        <draw:frame draw:style-name="gr8" draw:text-style-name="P9" draw:layer="layout" svg:width="1.662cm" svg:height="0.289cm" svg:x="44.725cm" svg:y="24.481cm">
          <draw:text-box>
            <text:p text:style-name="P4"><text:span text:style-name="T5">fecha_resolucion</text:span></text:p>
          </draw:text-box>
        </draw:frame>
        <draw:path draw:style-name="gr5" draw:text-style-name="P6" draw:layer="layout" svg:width="6.076cm" svg:height="4.724cm" svg:x="10.658cm" svg:y="13.296cm" svg:viewBox="0 0 6077 4725" svg:d="M50 0h5978c27 0 49 22 49 49v4627c0 27-22 49-49 49h-5978c-28 0-50-22-50-49v-4627c0-27 22-49 50-49z">
          <text:p/>
        </draw:path>
        <draw:path draw:style-name="gr6" draw:text-style-name="P7" draw:layer="layout" svg:width="6.076cm" svg:height="0.525cm" svg:x="10.658cm" svg:y="13.296cm" svg:viewBox="0 0 6077 526" svg:d="M50 0h5978c27 0 49 22 49 49v477h-6077v-477c0-27 22-49 50-49z">
          <text:p/>
        </draw:path>
        <draw:frame draw:style-name="gr8" draw:text-style-name="P9" draw:layer="layout" svg:width="1.145cm" svg:height="0.289cm" svg:x="55.869cm" svg:y="24.481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6.076cm" svg:height="0.525cm" svg:x="10.658cm" svg:y="13.821cm" svg:viewBox="0 0 6077 526" draw:points="0,0 6077,0 6077,526 0,526">
          <text:p/>
        </draw:polygon>
        <draw:frame draw:style-name="gr8" draw:text-style-name="P9" draw:layer="layout" svg:width="2.553cm" svg:height="0.289cm" svg:x="10.823cm" svg:y="13.384cm">
          <draw:text-box>
            <text:p text:style-name="P4"><text:span text:style-name="T2">disponibilidad_profesores</text:span></text:p>
          </draw:text-box>
        </draw:frame>
        <draw:path draw:style-name="gr9" draw:text-style-name="P10" draw:layer="layout" svg:width="0.172cm" svg:height="0.172cm" svg:x="12.683cm" svg:y="13.973cm" svg:viewBox="0 0 173 173" svg:d="M107 16c28 0 50 21 50 49 0 27-22 49-50 49-6 0-12-2-18-4l-14 14h-11v16h-16v17h-32v-33l45-45c-1-4-2-9-2-14 0-28 22-49 48-49zM107 0c-35 0-64 28-64 65 0 3 0 6 0 9l-41 41c-1 2-2 4-2 6v44c0 4 3 8 8 8h48c5 0 8-4 8-8v-8h8c5 0 9-4 9-8v-7l13-14c4 1 9 2 13 2 37 0 66-29 66-65 0-37-29-65-66-65zM107 49c0 9 8 16 17 16 10 0 17-7 17-16 0-10-7-17-17-17-9 0-17 7-17 17z">
          <text:p/>
        </draw:path>
        <draw:frame draw:style-name="gr8" draw:text-style-name="P9" draw:layer="layout" svg:width="1.668cm" svg:height="0.289cm" svg:x="10.823cm" svg:y="13.909cm">
          <draw:text-box>
            <text:p text:style-name="P4"><text:span text:style-name="T3">id_disponibilidad</text:span></text:p>
          </draw:text-box>
        </draw:frame>
        <draw:polygon draw:style-name="gr7" draw:text-style-name="P8" draw:layer="layout" svg:width="6.076cm" svg:height="0.525cm" svg:x="10.658cm" svg:y="14.346cm" svg:viewBox="0 0 6077 526" draw:points="0,0 6077,0 6077,526 0,526">
          <text:p/>
        </draw:polygon>
        <draw:frame draw:style-name="gr8" draw:text-style-name="P9" draw:layer="layout" svg:width="0.383cm" svg:height="0.289cm" svg:x="16.251cm" svg:y="13.90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12.02cm" svg:y="14.5cm" svg:viewBox="0 0 169 169" svg:d="M74 106c-3 0-6-2-8-4-18-18-18-47 0-65l25-24c8-9 20-13 32-13s24 4 33 13c18 18 18 47 0 65l-16 16c-3 2-6 4-9 4s-6-2-8-4c-3-2-4-5-4-8 0-4 1-7 4-9l16-16c8-8 8-22 0-31-4-4-10-6-16-6s-11 2-15 6l-25 24c-9 9-9 23 0 31 4 5 4 12 0 17-3 2-6 4-9 4zM46 169c-12 0-24-5-32-14-19-18-19-48 0-66l12-12c2-2 5-3 8-3s6 1 9 3c2 2 3 5 3 9 0 3-1 6-3 8l-12 12c-9 10-9 24 0 32 4 4 9 7 15 7s11-3 16-7l24-24c9-9 9-23 0-32-3-2-4-5-4-8 0-4 1-7 4-9s6-3 9-3 6 1 9 3c18 18 18 47 0 66l-25 24c-9 9-21 14-33 14z">
          <text:p/>
        </draw:path>
        <draw:path draw:style-name="gr10" draw:text-style-name="P11" draw:layer="layout" svg:width="0.394cm" svg:height="0.263cm" svg:x="16.176cm" svg:y="14.45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4.51cm" svg:viewBox="0 0 113 148" svg:d="M113 148h-19l-79-125h-1c0 4 0 7 1 12 0 4 0 8 0 13s0 10 0 15v85h-15v-148h19l79 124c0-2 0-5 0-11 0-4-1-9-1-14s0-9 0-14v-85h16z">
          <text:p/>
        </draw:path>
        <draw:path draw:style-name="gr11" draw:text-style-name="P12" draw:layer="layout" svg:width="0.111cm" svg:height="0.147cm" svg:x="16.393cm" svg:y="14.51cm" svg:viewBox="0 0 112 148" svg:d="M112 148h-19l-79-125c0 4 0 7 0 12 1 4 1 8 1 13s0 10 0 15v85h-15v-148h19l78 124h1c0-2 0-5 0-11-1-4-1-9-1-14s0-9 0-14v-85h15z">
          <text:p/>
        </draw:path>
        <draw:frame draw:style-name="gr8" draw:text-style-name="P9" draw:layer="layout" svg:width="1.126cm" svg:height="0.289cm" svg:x="10.823cm" svg:y="14.434cm">
          <draw:text-box>
            <text:p text:style-name="P4"><text:span text:style-name="T5">id_profesor</text:span></text:p>
          </draw:text-box>
        </draw:frame>
        <draw:polygon draw:style-name="gr5" draw:text-style-name="P6" draw:layer="layout" svg:width="6.076cm" svg:height="0.525cm" svg:x="10.658cm" svg:y="14.871cm" svg:viewBox="0 0 6077 526" draw:points="0,0 6077,0 6077,526 0,526">
          <text:p/>
        </draw:polygon>
        <draw:frame draw:style-name="gr8" draw:text-style-name="P9" draw:layer="layout" svg:width="0.383cm" svg:height="0.289cm" svg:x="15.791cm" svg:y="14.43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16.176cm" svg:y="14.97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5.035cm" svg:viewBox="0 0 113 148" svg:d="M113 148h-19l-79-125h-1c0 4 0 7 1 13 0 4 0 8 0 13s0 10 0 15v84h-15v-148h19l79 124c0-2 0-5 0-10 0-4-1-9-1-14s0-9 0-14v-86h16z">
          <text:p/>
        </draw:path>
        <draw:path draw:style-name="gr11" draw:text-style-name="P12" draw:layer="layout" svg:width="0.111cm" svg:height="0.147cm" svg:x="16.393cm" svg:y="15.035cm" svg:viewBox="0 0 112 148" svg:d="M112 148h-19l-79-125c0 4 0 7 0 13 1 4 1 8 1 13s0 10 0 15v84h-15v-148h19l78 124h1c0-2 0-5 0-10-1-4-1-9-1-14s0-9 0-14v-86h15z">
          <text:p/>
        </draw:path>
        <draw:frame draw:style-name="gr8" draw:text-style-name="P9" draw:layer="layout" svg:width="0.541cm" svg:height="0.289cm" svg:x="10.823cm" svg:y="14.959cm">
          <draw:text-box>
            <text:p text:style-name="P4"><text:span text:style-name="T5">fecha</text:span></text:p>
          </draw:text-box>
        </draw:frame>
        <draw:polygon draw:style-name="gr5" draw:text-style-name="P6" draw:layer="layout" svg:width="6.076cm" svg:height="0.525cm" svg:x="10.658cm" svg:y="15.396cm" svg:viewBox="0 0 6077 526" draw:points="0,0 6077,0 6077,526 0,526">
          <text:p/>
        </draw:polygon>
        <draw:frame draw:style-name="gr8" draw:text-style-name="P9" draw:layer="layout" svg:width="0.51cm" svg:height="0.289cm" svg:x="15.685cm" svg:y="14.959cm">
          <draw:text-box>
            <text:p text:style-name="P4"><text:span text:style-name="T4">date</text:span></text:p>
          </draw:text-box>
        </draw:frame>
        <draw:path draw:style-name="gr10" draw:text-style-name="P11" draw:layer="layout" svg:width="0.394cm" svg:height="0.263cm" svg:x="16.176cm" svg:y="15.50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5.56cm" svg:viewBox="0 0 113 148" svg:d="M113 148h-19l-79-125h-1c0 4 0 7 1 12 0 4 0 8 0 13s0 10 0 14v86h-15v-148h19l79 124c0-2 0-5 0-10 0-4-1-9-1-14 0-6 0-11 0-15v-85h16z">
          <text:p/>
        </draw:path>
        <draw:path draw:style-name="gr11" draw:text-style-name="P12" draw:layer="layout" svg:width="0.111cm" svg:height="0.147cm" svg:x="16.393cm" svg:y="15.56cm" svg:viewBox="0 0 112 148" svg:d="M112 148h-19l-79-125c0 4 0 7 0 12 1 4 1 8 1 13s0 10 0 14v86h-15v-148h19l78 124h1c0-2 0-5 0-10-1-4-1-9-1-14 0-6 0-11 0-15v-85h15z">
          <text:p/>
        </draw:path>
        <draw:frame draw:style-name="gr8" draw:text-style-name="P9" draw:layer="layout" svg:width="1.075cm" svg:height="0.289cm" svg:x="10.823cm" svg:y="15.484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6.076cm" svg:height="0.524cm" svg:x="10.658cm" svg:y="15.921cm" svg:viewBox="0 0 6077 525" draw:points="0,0 6077,0 6077,525 0,525">
          <text:p/>
        </draw:polygon>
        <draw:frame draw:style-name="gr8" draw:text-style-name="P9" draw:layer="layout" svg:width="0.51cm" svg:height="0.289cm" svg:x="15.685cm" svg:y="15.484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4cm" svg:height="0.263cm" svg:x="16.176cm" svg:y="16.02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6.085cm" svg:viewBox="0 0 113 148" svg:d="M113 148h-19l-79-124h-1c0 3 0 7 1 11 0 5 0 9 0 14s0 9 0 14v85h-15v-148h19l79 124c0-2 0-6 0-10s-1-9-1-14 0-10 0-14v-86h16z">
          <text:p/>
        </draw:path>
        <draw:path draw:style-name="gr11" draw:text-style-name="P12" draw:layer="layout" svg:width="0.111cm" svg:height="0.147cm" svg:x="16.393cm" svg:y="16.085cm" svg:viewBox="0 0 112 148" svg:d="M112 148h-19l-79-124c0 3 0 7 0 11 1 5 1 9 1 14s0 9 0 14v85h-15v-148h19l78 124h1c0-2 0-6 0-10-1-4-1-9-1-14s0-10 0-14v-86h15z">
          <text:p/>
        </draw:path>
        <draw:frame draw:style-name="gr8" draw:text-style-name="P9" draw:layer="layout" svg:width="0.81cm" svg:height="0.289cm" svg:x="10.823cm" svg:y="16.009cm">
          <draw:text-box>
            <text:p text:style-name="P4"><text:span text:style-name="T5">hora_fin</text:span></text:p>
          </draw:text-box>
        </draw:frame>
        <draw:polygon draw:style-name="gr5" draw:text-style-name="P6" draw:layer="layout" svg:width="6.076cm" svg:height="0.525cm" svg:x="10.658cm" svg:y="16.445cm" svg:viewBox="0 0 6077 526" draw:points="0,0 6077,0 6077,526 0,526">
          <text:p/>
        </draw:polygon>
        <draw:frame draw:style-name="gr8" draw:text-style-name="P9" draw:layer="layout" svg:width="0.51cm" svg:height="0.289cm" svg:x="15.685cm" svg:y="16.009cm">
          <draw:text-box>
            <text:p text:style-name="P4"><text:span text:style-name="T4">time</text:span></text:p>
          </draw:text-box>
        </draw:frame>
        <draw:frame draw:style-name="gr8" draw:text-style-name="P9" draw:layer="layout" svg:width="0.388cm" svg:height="0.289cm" svg:x="10.823cm" svg:y="16.534cm">
          <draw:text-box>
            <text:p text:style-name="P4"><text:span text:style-name="T5">tipo</text:span></text:p>
          </draw:text-box>
        </draw:frame>
        <draw:polygon draw:style-name="gr5" draw:text-style-name="P6" draw:layer="layout" svg:width="6.076cm" svg:height="0.525cm" svg:x="10.658cm" svg:y="16.97cm" svg:viewBox="0 0 6077 526" draw:points="0,0 6077,0 6077,526 0,526">
          <text:p/>
        </draw:polygon>
        <draw:frame draw:style-name="gr8" draw:text-style-name="P9" draw:layer="layout" svg:width="5.082cm" svg:height="0.289cm" svg:x="12.306cm" svg:y="16.534cm">
          <draw:text-box>
            <text:p text:style-name="P4"><text:span text:style-name="T4">enum(NO_DISPONIBLE,PREFERENCIA,COMISION)</text:span></text:p>
          </draw:text-box>
        </draw:frame>
        <draw:frame draw:style-name="gr8" draw:text-style-name="P9" draw:layer="layout" svg:width="0.687cm" svg:height="0.289cm" svg:x="10.823cm" svg:y="17.059cm">
          <draw:text-box>
            <text:p text:style-name="P4"><text:span text:style-name="T5">motivo</text:span></text:p>
          </draw:text-box>
        </draw:frame>
        <draw:path draw:style-name="gr5" draw:text-style-name="P6" draw:layer="layout" svg:width="6.076cm" svg:height="0.525cm" svg:x="10.658cm" svg:y="17.495cm" svg:viewBox="0 0 6077 526" svg:d="M0 0h6077v477c0 27-22 49-49 49h-5978c-28 0-50-22-50-49z">
          <text:p/>
        </draw:path>
        <draw:frame draw:style-name="gr8" draw:text-style-name="P9" draw:layer="layout" svg:width="1.526cm" svg:height="0.289cm" svg:x="15.291cm" svg:y="17.059cm">
          <draw:text-box>
            <text:p text:style-name="P4"><text:span text:style-name="T4">varchar(255)</text:span></text:p>
          </draw:text-box>
        </draw:frame>
        <draw:frame draw:style-name="gr8" draw:text-style-name="P9" draw:layer="layout" svg:width="0.573cm" svg:height="0.289cm" svg:x="10.823cm" svg:y="17.584cm">
          <draw:text-box>
            <text:p text:style-name="P4"><text:span text:style-name="T5">activa</text:span></text:p>
          </draw:text-box>
        </draw:frame>
        <draw:path draw:style-name="gr5" draw:text-style-name="P6" draw:layer="layout" svg:width="10.112cm" svg:height="4.724cm" svg:x="32.963cm" svg:y="24.627cm" svg:viewBox="0 0 10113 4725" svg:d="M50 0h10014c27 0 49 22 49 49v4627c0 27-22 49-49 49h-10014c-28 0-50-22-50-49v-4627c0-27 22-49 50-49z">
          <text:p/>
        </draw:path>
        <draw:path draw:style-name="gr6" draw:text-style-name="P7" draw:layer="layout" svg:width="10.112cm" svg:height="0.525cm" svg:x="32.963cm" svg:y="24.627cm" svg:viewBox="0 0 10113 526" svg:d="M50 0h10014c27 0 49 22 49 49v477h-10113v-477c0-27 22-49 50-49z">
          <text:p/>
        </draw:path>
        <draw:frame draw:style-name="gr8" draw:text-style-name="P9" draw:layer="layout" svg:width="0.891cm" svg:height="0.289cm" svg:x="15.824cm" svg:y="17.584cm">
          <draw:text-box>
            <text:p text:style-name="P4"><text:span text:style-name="T4">boolean</text:span></text:p>
          </draw:text-box>
        </draw:frame>
        <draw:polygon draw:style-name="gr7" draw:text-style-name="P8" draw:layer="layout" svg:width="10.112cm" svg:height="0.525cm" svg:x="32.963cm" svg:y="25.152cm" svg:viewBox="0 0 10113 526" draw:points="0,0 10113,0 10113,526 0,526">
          <text:p/>
        </draw:polygon>
        <draw:frame draw:style-name="gr8" draw:text-style-name="P9" draw:layer="layout" svg:width="0.848cm" svg:height="0.289cm" svg:x="33.128cm" svg:y="24.715cm">
          <draw:text-box>
            <text:p text:style-name="P4"><text:span text:style-name="T2">usuarios</text:span></text:p>
          </draw:text-box>
        </draw:frame>
        <draw:path draw:style-name="gr9" draw:text-style-name="P10" draw:layer="layout" svg:width="0.172cm" svg:height="0.172cm" svg:x="34.29cm" svg:y="25.304cm" svg:viewBox="0 0 173 173" svg:d="M108 16c27 0 49 21 49 48 0 28-22 50-49 50-6 0-12-2-18-4l-14 14h-11v17h-16v16h-33v-33l46-45c-1-4-2-9-2-15 0-27 22-48 48-48zM108 0c-35 0-64 29-64 64 0 4 0 7 0 10l-42 41c-1 2-2 4-2 6v44c0 4 3 8 8 8h49c5 0 8-4 8-8v-8h8c5 0 8-4 8-8v-7l14-14c4 1 9 2 13 2 36 0 65-29 65-66 0-35-29-64-65-64zM108 48c0 9 8 16 17 16 8 0 16-7 16-16s-8-16-16-16c-9 0-17 7-17 16z">
          <text:p/>
        </draw:path>
        <draw:frame draw:style-name="gr8" draw:text-style-name="P9" draw:layer="layout" svg:width="1.023cm" svg:height="0.289cm" svg:x="33.128cm" svg:y="25.24cm">
          <draw:text-box>
            <text:p text:style-name="P4"><text:span text:style-name="T3">id_usuario</text:span></text:p>
          </draw:text-box>
        </draw:frame>
        <draw:polygon draw:style-name="gr5" draw:text-style-name="P6" draw:layer="layout" svg:width="10.112cm" svg:height="0.525cm" svg:x="32.963cm" svg:y="25.677cm" svg:viewBox="0 0 10113 526" draw:points="0,0 10113,0 10113,526 0,526">
          <text:p/>
        </draw:polygon>
        <draw:frame draw:style-name="gr8" draw:text-style-name="P9" draw:layer="layout" svg:width="0.383cm" svg:height="0.289cm" svg:x="42.592cm" svg:y="25.24cm">
          <draw:text-box>
            <text:p text:style-name="P4"><text:span text:style-name="T4">int</text:span></text:p>
          </draw:text-box>
        </draw:frame>
        <draw:frame draw:style-name="gr8" draw:text-style-name="P9" draw:layer="layout" svg:width="0.79cm" svg:height="0.289cm" svg:x="33.128cm" svg:y="25.765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10.112cm" svg:height="0.525cm" svg:x="32.963cm" svg:y="26.202cm" svg:viewBox="0 0 10113 526" draw:points="0,0 10113,0 10113,526 0,526">
          <text:p/>
        </draw:polygon>
        <draw:frame draw:style-name="gr8" draw:text-style-name="P9" draw:layer="layout" svg:width="1.526cm" svg:height="0.289cm" svg:x="41.632cm" svg:y="25.765cm">
          <draw:text-box>
            <text:p text:style-name="P4"><text:span text:style-name="T4">varchar(150)</text:span></text:p>
          </draw:text-box>
        </draw:frame>
        <draw:frame draw:style-name="gr8" draw:text-style-name="P9" draw:layer="layout" svg:width="0.541cm" svg:height="0.289cm" svg:x="33.128cm" svg:y="26.29cm">
          <draw:text-box>
            <text:p text:style-name="P4"><text:span text:style-name="T5">email</text:span></text:p>
          </draw:text-box>
        </draw:frame>
        <draw:polygon draw:style-name="gr5" draw:text-style-name="P6" draw:layer="layout" svg:width="10.112cm" svg:height="0.525cm" svg:x="32.963cm" svg:y="26.727cm" svg:viewBox="0 0 10113 526" draw:points="0,0 10113,0 10113,526 0,526">
          <text:p/>
        </draw:polygon>
        <draw:frame draw:style-name="gr8" draw:text-style-name="P9" draw:layer="layout" svg:width="1.526cm" svg:height="0.289cm" svg:x="41.632cm" svg:y="26.29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.529cm" svg:height="0.289cm" svg:x="33.128cm" svg:y="26.815cm">
          <draw:text-box>
            <text:p text:style-name="P4"><text:span text:style-name="T5">password_hash</text:span></text:p>
          </draw:text-box>
        </draw:frame>
        <draw:polygon draw:style-name="gr5" draw:text-style-name="P6" draw:layer="layout" svg:width="10.112cm" svg:height="0.524cm" svg:x="32.963cm" svg:y="27.252cm" svg:viewBox="0 0 10113 525" draw:points="0,0 10113,0 10113,525 0,525">
          <text:p/>
        </draw:polygon>
        <draw:frame draw:style-name="gr8" draw:text-style-name="P9" draw:layer="layout" svg:width="1.526cm" svg:height="0.289cm" svg:x="41.632cm" svg:y="26.815cm">
          <draw:text-box>
            <text:p text:style-name="P4"><text:span text:style-name="T4">varchar(255)</text:span></text:p>
          </draw:text-box>
        </draw:frame>
        <draw:path draw:style-name="gr10" draw:text-style-name="P11" draw:layer="layout" svg:width="0.394cm" svg:height="0.263cm" svg:x="42.517cm" svg:y="27.358cm" svg:viewBox="0 0 395 264" svg:d="M33 0h329c0 0 33 0 33 34v197c0 0 0 33-33 33h-329c0 0-33 0-33-33v-197c0 0 0-34 33-34z">
          <text:p/>
        </draw:path>
        <draw:path draw:style-name="gr11" draw:text-style-name="P12" draw:layer="layout" svg:width="0.112cm" svg:height="0.147cm" svg:x="42.583cm" svg:y="27.416cm" svg:viewBox="0 0 113 148" svg:d="M113 148h-21l-78-125c0 4 0 7 0 12 1 4 1 8 1 13s0 9 0 14v86h-15v-148h19l79 123c0-2 0-5 0-10 0-4-2-9-2-14s0-10 0-14v-85h17z">
          <text:p/>
        </draw:path>
        <draw:path draw:style-name="gr11" draw:text-style-name="P12" draw:layer="layout" svg:width="0.111cm" svg:height="0.147cm" svg:x="42.734cm" svg:y="27.416cm" svg:viewBox="0 0 112 148" svg:d="M112 148h-19l-79-125h-1c1 4 1 7 1 12 0 4 1 8 1 13s0 9 0 14v86h-15v-148h19l78 123h1c0-2 0-5-1-10 0-4 0-9 0-14s0-10 0-14v-85h15z">
          <text:p/>
        </draw:path>
        <draw:frame draw:style-name="gr8" draw:text-style-name="P9" draw:layer="layout" svg:width="0.269cm" svg:height="0.289cm" svg:x="33.128cm" svg:y="27.34cm">
          <draw:text-box>
            <text:p text:style-name="P4"><text:span text:style-name="T5">rol</text:span></text:p>
          </draw:text-box>
        </draw:frame>
        <draw:polygon draw:style-name="gr7" draw:text-style-name="P8" draw:layer="layout" svg:width="10.112cm" svg:height="0.525cm" svg:x="32.963cm" svg:y="27.776cm" svg:viewBox="0 0 10113 526" draw:points="0,0 10113,0 10113,526 0,526">
          <text:p/>
        </draw:polygon>
        <draw:frame draw:style-name="gr8" draw:text-style-name="P9" draw:layer="layout" svg:width="9.781cm" svg:height="0.289cm" svg:x="34.242cm" svg:y="27.34cm">
          <draw:text-box>
            <text:p text:style-name="P4"><text:span text:style-name="T4">enum(ADMIN,JEFE_CARRERA,SERVICIOS_ESCOLARES,SECRETARIA,COORDINADOR_ACADEMIAS)</text:span></text:p>
          </draw:text-box>
        </draw:frame>
        <draw:path draw:style-name="gr11" draw:text-style-name="P12" draw:layer="layout" svg:width="0.168cm" svg:height="0.168cm" svg:x="34.191cm" svg:y="27.93cm" svg:viewBox="0 0 169 169" svg:d="M74 107c-3 0-6-1-9-3-17-18-17-47 0-66l25-24c8-9 20-14 32-14 13 0 25 5 34 14 17 18 17 48 0 66l-16 16c-3 2-6 3-9 3-4 0-7-1-9-3-3-2-4-5-4-9 0-3 1-6 4-8l17-16c8-9 8-24 0-32-5-4-10-7-17-7-6 0-11 3-16 7l-24 25c-8 8-8 22 0 31 5 5 5 12 0 17-2 2-5 3-8 3zM46 169c-12 0-24-4-33-13-17-18-17-47 0-65l12-12c3-2 6-4 9-4s6 2 8 4c3 2 4 5 4 8 0 4-1 7-4 9l-12 12c-8 8-8 22 0 31 5 4 10 6 16 6s11-2 15-6l25-24c8-9 8-23 0-31-3-2-4-5-4-9 0-3 1-6 4-8 2-2 5-4 8-4s6 2 8 4c18 18 18 47 0 65l-24 24c-8 9-20 13-32 13z">
          <text:p/>
        </draw:path>
        <draw:frame draw:style-name="gr8" draw:text-style-name="P9" draw:layer="layout" svg:width="0.993cm" svg:height="0.289cm" svg:x="33.128cm" svg:y="27.865cm">
          <draw:text-box>
            <text:p text:style-name="P4"><text:span text:style-name="T5">id_carrera</text:span></text:p>
          </draw:text-box>
        </draw:frame>
        <draw:polygon draw:style-name="gr5" draw:text-style-name="P6" draw:layer="layout" svg:width="10.112cm" svg:height="0.525cm" svg:x="32.963cm" svg:y="28.301cm" svg:viewBox="0 0 10113 526" draw:points="0,0 10113,0 10113,526 0,526">
          <text:p/>
        </draw:polygon>
        <draw:frame draw:style-name="gr8" draw:text-style-name="P9" draw:layer="layout" svg:width="0.383cm" svg:height="0.289cm" svg:x="42.592cm" svg:y="27.865cm">
          <draw:text-box>
            <text:p text:style-name="P4"><text:span text:style-name="T4">int</text:span></text:p>
          </draw:text-box>
        </draw:frame>
        <draw:frame draw:style-name="gr8" draw:text-style-name="P9" draw:layer="layout" svg:width="0.583cm" svg:height="0.289cm" svg:x="33.128cm" svg:y="28.39cm">
          <draw:text-box>
            <text:p text:style-name="P4"><text:span text:style-name="T5">activo</text:span></text:p>
          </draw:text-box>
        </draw:frame>
        <draw:path draw:style-name="gr5" draw:text-style-name="P6" draw:layer="layout" svg:width="10.112cm" svg:height="0.525cm" svg:x="32.963cm" svg:y="28.826cm" svg:viewBox="0 0 10113 526" svg:d="M0 0h10113v477c0 27-22 49-49 49h-10015c-27 0-49-22-49-49z">
          <text:p/>
        </draw:path>
        <draw:frame draw:style-name="gr8" draw:text-style-name="P9" draw:layer="layout" svg:width="0.891cm" svg:height="0.289cm" svg:x="42.165cm" svg:y="28.39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1.47cm" svg:height="0.289cm" svg:x="33.128cm" svg:y="28.915cm">
          <draw:text-box>
            <text:p text:style-name="P4"><text:span text:style-name="T5">fecha_creacion</text:span></text:p>
          </draw:text-box>
        </draw:frame>
        <draw:path draw:style-name="gr5" draw:text-style-name="P6" draw:layer="layout" svg:width="7.305cm" svg:height="4.724cm" svg:x="23.324cm" svg:y="31.581cm" svg:viewBox="0 0 7306 4725" svg:d="M50 0h7206c28 0 50 22 50 49v4627c0 27-22 49-50 49h-7206c-28 0-50-22-50-49v-4627c0-27 22-49 50-49z">
          <text:p/>
        </draw:path>
        <draw:path draw:style-name="gr6" draw:text-style-name="P7" draw:layer="layout" svg:width="7.305cm" svg:height="0.525cm" svg:x="23.324cm" svg:y="31.581cm" svg:viewBox="0 0 7306 526" svg:d="M50 0h7206c28 0 50 22 50 49v477h-7306v-477c0-27 22-49 50-49z">
          <text:p/>
        </draw:path>
        <draw:frame draw:style-name="gr8" draw:text-style-name="P9" draw:layer="layout" svg:width="1.145cm" svg:height="0.289cm" svg:x="41.952cm" svg:y="28.915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7.305cm" svg:height="0.525cm" svg:x="23.324cm" svg:y="32.106cm" svg:viewBox="0 0 7306 526" draw:points="0,0 7306,0 7306,526 0,526">
          <text:p/>
        </draw:polygon>
        <draw:frame draw:style-name="gr8" draw:text-style-name="P9" draw:layer="layout" svg:width="1.73cm" svg:height="0.289cm" svg:x="23.489cm" svg:y="31.669cm">
          <draw:text-box>
            <text:p text:style-name="P4"><text:span text:style-name="T2">log_aprobaciones</text:span></text:p>
          </draw:text-box>
        </draw:frame>
        <draw:path draw:style-name="gr9" draw:text-style-name="P10" draw:layer="layout" svg:width="0.173cm" svg:height="0.173cm" svg:x="24.159cm" svg:y="32.257cm" svg:viewBox="0 0 174 174" svg:d="M109 17c27 0 48 21 48 48s-21 48-48 48c-6 0-12-1-18-3l-14 14h-11v16h-16v17h-33v-33l46-45c-2-4-2-9-2-14 0-27 21-48 48-48zM109 0c-36 0-65 29-65 65 0 3 1 6 1 9l-42 41c-2 2-3 4-3 6v45c0 4 4 8 9 8h49c4 0 8-4 8-8v-9h8c4 0 8-4 8-9v-6l14-14c4 1 8 2 13 2 36 0 65-29 65-65s-29-65-65-65zM109 49c0 9 7 16 16 16s16-7 16-16-7-16-16-16-16 7-16 16z">
          <text:p/>
        </draw:path>
        <draw:frame draw:style-name="gr8" draw:text-style-name="P9" draw:layer="layout" svg:width="0.573cm" svg:height="0.289cm" svg:x="23.489cm" svg:y="32.194cm">
          <draw:text-box>
            <text:p text:style-name="P4"><text:span text:style-name="T3">id_log</text:span></text:p>
          </draw:text-box>
        </draw:frame>
        <draw:polygon draw:style-name="gr7" draw:text-style-name="P8" draw:layer="layout" svg:width="7.305cm" svg:height="0.525cm" svg:x="23.324cm" svg:y="32.631cm" svg:viewBox="0 0 7306 526" draw:points="0,0 7306,0 7306,526 0,526">
          <text:p/>
        </draw:polygon>
        <draw:frame draw:style-name="gr8" draw:text-style-name="P9" draw:layer="layout" svg:width="0.383cm" svg:height="0.289cm" svg:x="30.145cm" svg:y="32.194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9cm" svg:height="0.168cm" svg:x="24.63cm" svg:y="32.784cm" svg:viewBox="0 0 170 169" svg:d="M75 107c-4 0-7-1-9-3-18-18-18-47 0-65l24-25c9-9 20-14 33-14 12 0 23 5 32 14 19 19 19 48 0 66l-16 16c-2 2-5 3-8 3-4 0-7-1-9-3s-3-5-3-9c0-3 1-6 3-8l16-16c9-9 9-23 0-32-4-4-10-7-15-7-6 0-12 3-16 7l-24 25c-9 8-9 22 0 31 5 5 5 12 0 17-2 2-5 3-8 3zM47 169c-13 0-24-4-33-13-19-18-19-47 0-65l12-12c2-2 5-4 9-4 3 0 6 2 8 4s4 5 4 8c0 4-2 7-4 9l-12 12c-9 9-9 22 0 31 4 4 10 6 16 6 5 0 11-2 15-6l24-24c9-9 9-23 0-31-2-2-3-5-3-9 0-3 1-6 3-8s5-4 9-4c3 0 6 2 8 4 18 18 18 47 0 65l-24 24c-9 9-20 13-32 13z">
          <text:p/>
        </draw:path>
        <draw:path draw:style-name="gr10" draw:text-style-name="P11" draw:layer="layout" svg:width="0.394cm" svg:height="0.263cm" svg:x="30.071cm" svg:y="32.737cm" svg:viewBox="0 0 395 264" svg:d="M33 0h328c0 0 34 0 34 33v198c0 0 0 33-34 33h-328c0 0-33 0-33-33v-198c0 0 0-33 33-33z">
          <text:p/>
        </draw:path>
        <draw:path draw:style-name="gr11" draw:text-style-name="P12" draw:layer="layout" svg:width="0.111cm" svg:height="0.147cm" svg:x="30.137cm" svg:y="32.795cm" svg:viewBox="0 0 112 148" svg:d="M112 148h-20l-78-125h-1c1 4 1 7 1 12 0 4 1 8 1 13s0 10 0 15v85h-15v-148h19l77 124h1c0-2 0-5-1-10 0-4 0-9 0-14s0-10 0-14v-86h16z">
          <text:p/>
        </draw:path>
        <draw:path draw:style-name="gr11" draw:text-style-name="P12" draw:layer="layout" svg:width="0.112cm" svg:height="0.147cm" svg:x="30.287cm" svg:y="32.795cm" svg:viewBox="0 0 113 148" svg:d="M113 148h-19l-79-125h-1c0 4 1 7 1 12 0 4 0 8 0 13 1 5 1 10 1 15v85h-16v-148h19l79 124h1c0-2-1-5-1-10 0-4 0-9 0-14-1-5-1-10-1-14v-86h16z">
          <text:p/>
        </draw:path>
        <draw:frame draw:style-name="gr8" draw:text-style-name="P9" draw:layer="layout" svg:width="1.07cm" svg:height="0.289cm" svg:x="23.489cm" svg:y="32.719cm">
          <draw:text-box>
            <text:p text:style-name="P4"><text:span text:style-name="T5">id_examen</text:span></text:p>
          </draw:text-box>
        </draw:frame>
        <draw:polygon draw:style-name="gr7" draw:text-style-name="P8" draw:layer="layout" svg:width="7.305cm" svg:height="0.524cm" svg:x="23.324cm" svg:y="33.156cm" svg:viewBox="0 0 7306 525" draw:points="0,0 7306,0 7306,525 0,525">
          <text:p/>
        </draw:polygon>
        <draw:frame draw:style-name="gr8" draw:text-style-name="P9" draw:layer="layout" svg:width="0.383cm" svg:height="0.289cm" svg:x="29.686cm" svg:y="32.71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4.583cm" svg:y="33.309cm" svg:viewBox="0 0 169 169" svg:d="M76 107c-4 0-7-1-9-3-19-18-19-47 0-65l24-24c9-10 20-15 33-15 12 0 24 5 32 15 18 18 18 47 0 65l-16 16c-2 2-5 3-8 3s-6-1-9-3c-2-2-3-5-3-9 0-3 1-6 3-8l16-16c9-9 9-23 0-31-4-4-9-7-15-7s-12 3-16 7l-24 24c-8 8-8 22 0 31 5 5 5 12 0 17-2 2-5 3-8 3zM47 169c-13 0-24-4-33-13-19-18-19-47 0-65l12-12c2-2 5-4 9-4 3 0 6 2 8 4s4 5 4 8c0 4-2 7-4 9l-12 12c-8 8-8 22 0 31 4 4 10 6 16 6 7 0 12-2 16-6l24-24c9-9 9-23 0-31-2-2-3-5-3-9 0-3 1-6 3-8s6-4 9-4 6 2 8 4c18 18 18 47 0 65l-24 24c-9 9-20 13-33 13z">
          <text:p/>
        </draw:path>
        <draw:path draw:style-name="gr10" draw:text-style-name="P11" draw:layer="layout" svg:width="0.394cm" svg:height="0.263cm" svg:x="30.071cm" svg:y="33.262cm" svg:viewBox="0 0 395 264" svg:d="M33 0h328c0 0 34 0 34 33v198c0 0 0 33-34 33h-328c0 0-33 0-33-33v-198c0 0 0-33 33-33z">
          <text:p/>
        </draw:path>
        <draw:path draw:style-name="gr11" draw:text-style-name="P12" draw:layer="layout" svg:width="0.111cm" svg:height="0.147cm" svg:x="30.137cm" svg:y="33.32cm" svg:viewBox="0 0 112 148" svg:d="M112 148h-20l-78-125h-1c1 3 1 7 1 12 0 4 1 8 1 13s0 9 0 14v86h-15v-148h19l77 124h1c0-3 0-7-1-11 0-4 0-9 0-14s0-10 0-14v-85h16z">
          <text:p/>
        </draw:path>
        <draw:path draw:style-name="gr11" draw:text-style-name="P12" draw:layer="layout" svg:width="0.112cm" svg:height="0.147cm" svg:x="30.287cm" svg:y="33.32cm" svg:viewBox="0 0 113 148" svg:d="M113 148h-19l-79-125h-1c0 3 1 7 1 12 0 4 0 8 0 13 1 5 1 9 1 14v86h-16v-148h19l79 124h1c0-3-1-7-1-11s0-9 0-14c-1-5-1-10-1-14v-85h16z">
          <text:p/>
        </draw:path>
        <draw:frame draw:style-name="gr8" draw:text-style-name="P9" draw:layer="layout" svg:width="1.023cm" svg:height="0.289cm" svg:x="23.489cm" svg:y="33.244cm">
          <draw:text-box>
            <text:p text:style-name="P4"><text:span text:style-name="T5">id_usuario</text:span></text:p>
          </draw:text-box>
        </draw:frame>
        <draw:polygon draw:style-name="gr5" draw:text-style-name="P6" draw:layer="layout" svg:width="7.305cm" svg:height="0.525cm" svg:x="23.324cm" svg:y="33.68cm" svg:viewBox="0 0 7306 526" draw:points="0,0 7306,0 7306,526 0,526">
          <text:p/>
        </draw:polygon>
        <draw:frame draw:style-name="gr8" draw:text-style-name="P9" draw:layer="layout" svg:width="0.383cm" svg:height="0.289cm" svg:x="29.686cm" svg:y="33.24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30.071cm" svg:y="33.787cm" svg:viewBox="0 0 395 264" svg:d="M33 0h328c0 0 34 0 34 33v198c0 0 0 33-34 33h-328c0 0-33 0-33-33v-198c0 0 0-33 33-33z">
          <text:p/>
        </draw:path>
        <draw:path draw:style-name="gr11" draw:text-style-name="P12" draw:layer="layout" svg:width="0.111cm" svg:height="0.148cm" svg:x="30.137cm" svg:y="33.844cm" svg:viewBox="0 0 112 149" svg:d="M112 149h-20l-78-125h-1c1 3 1 7 1 11 0 6 1 10 1 15s0 9 0 14v85h-15v-149h19l77 125h1c0-2 0-6-1-10 0-4 0-9 0-14s0-10 0-14v-87h16z">
          <text:p/>
        </draw:path>
        <draw:path draw:style-name="gr11" draw:text-style-name="P12" draw:layer="layout" svg:width="0.112cm" svg:height="0.148cm" svg:x="30.287cm" svg:y="33.844cm" svg:viewBox="0 0 113 149" svg:d="M113 149h-19l-79-125h-1c0 3 1 7 1 11 0 6 0 10 0 15 1 5 1 9 1 14v85h-16v-149h19l79 125h1c0-2-1-6-1-10s0-9 0-14c-1-5-1-10-1-14v-87h16z">
          <text:p/>
        </draw:path>
        <draw:frame draw:style-name="gr8" draw:text-style-name="P9" draw:layer="layout" svg:width="0.633cm" svg:height="0.289cm" svg:x="23.489cm" svg:y="33.769cm">
          <draw:text-box>
            <text:p text:style-name="P4"><text:span text:style-name="T5">accion</text:span></text:p>
          </draw:text-box>
        </draw:frame>
        <draw:polygon draw:style-name="gr5" draw:text-style-name="P6" draw:layer="layout" svg:width="7.305cm" svg:height="0.525cm" svg:x="23.324cm" svg:y="34.205cm" svg:viewBox="0 0 7306 526" draw:points="0,0 7306,0 7306,526 0,526">
          <text:p/>
        </draw:polygon>
        <draw:frame draw:style-name="gr8" draw:text-style-name="P9" draw:layer="layout" svg:width="5.971cm" svg:height="0.289cm" svg:x="24.994cm" svg:y="33.769cm">
          <draw:text-box>
            <text:p text:style-name="P4"><text:span text:style-name="T4">enum(CREAR,MODIFICAR,APROBAR,RECHAZAR,CANCELAR)</text:span></text:p>
          </draw:text-box>
        </draw:frame>
        <draw:frame draw:style-name="gr8" draw:text-style-name="P9" draw:layer="layout" svg:width="1.56cm" svg:height="0.289cm" svg:x="23.489cm" svg:y="34.294cm">
          <draw:text-box>
            <text:p text:style-name="P4"><text:span text:style-name="T5">estado_anterior</text:span></text:p>
          </draw:text-box>
        </draw:frame>
        <draw:polygon draw:style-name="gr5" draw:text-style-name="P6" draw:layer="layout" svg:width="7.305cm" svg:height="0.525cm" svg:x="23.324cm" svg:y="34.73cm" svg:viewBox="0 0 7306 526" draw:points="0,0 7306,0 7306,526 0,526">
          <text:p/>
        </draw:polygon>
        <draw:frame draw:style-name="gr8" draw:text-style-name="P9" draw:layer="layout" svg:width="1.399cm" svg:height="0.289cm" svg:x="29.292cm" svg:y="34.294cm">
          <draw:text-box>
            <text:p text:style-name="P4"><text:span text:style-name="T4">varchar(50)</text:span></text:p>
          </draw:text-box>
        </draw:frame>
        <draw:frame draw:style-name="gr8" draw:text-style-name="P9" draw:layer="layout" svg:width="1.376cm" svg:height="0.289cm" svg:x="23.489cm" svg:y="34.819cm">
          <draw:text-box>
            <text:p text:style-name="P4"><text:span text:style-name="T5">estado_nuevo</text:span></text:p>
          </draw:text-box>
        </draw:frame>
        <draw:polygon draw:style-name="gr5" draw:text-style-name="P6" draw:layer="layout" svg:width="7.305cm" svg:height="0.525cm" svg:x="23.324cm" svg:y="35.255cm" svg:viewBox="0 0 7306 526" draw:points="0,0 7306,0 7306,526 0,526">
          <text:p/>
        </draw:polygon>
        <draw:frame draw:style-name="gr8" draw:text-style-name="P9" draw:layer="layout" svg:width="1.399cm" svg:height="0.289cm" svg:x="29.292cm" svg:y="34.819cm">
          <draw:text-box>
            <text:p text:style-name="P4"><text:span text:style-name="T4">varchar(50)</text:span></text:p>
          </draw:text-box>
        </draw:frame>
        <draw:frame draw:style-name="gr8" draw:text-style-name="P9" draw:layer="layout" svg:width="1.136cm" svg:height="0.289cm" svg:x="23.489cm" svg:y="35.344cm">
          <draw:text-box>
            <text:p text:style-name="P4"><text:span text:style-name="T5">comentario</text:span></text:p>
          </draw:text-box>
        </draw:frame>
        <draw:path draw:style-name="gr5" draw:text-style-name="P6" draw:layer="layout" svg:width="7.305cm" svg:height="0.525cm" svg:x="23.324cm" svg:y="35.78cm" svg:viewBox="0 0 7306 526" svg:d="M0 0h7306v477c0 27-22 49-49 49h-7207c-28 0-50-22-50-49z">
          <text:p/>
        </draw:path>
        <draw:frame draw:style-name="gr8" draw:text-style-name="P9" draw:layer="layout" svg:width="0.51cm" svg:height="0.289cm" svg:x="30.039cm" svg:y="35.344cm">
          <draw:text-box>
            <text:p text:style-name="P4"><text:span text:style-name="T4">text</text:span></text:p>
          </draw:text-box>
        </draw:frame>
        <draw:frame draw:style-name="gr8" draw:text-style-name="P9" draw:layer="layout" svg:width="1.265cm" svg:height="0.289cm" svg:x="23.489cm" svg:y="35.868cm">
          <draw:text-box>
            <text:p text:style-name="P4"><text:span text:style-name="T5">fecha_accion</text:span></text:p>
          </draw:text-box>
        </draw:frame>
        <draw:path draw:style-name="gr5" draw:text-style-name="P6" draw:layer="layout" svg:width="8.194cm" svg:height="3.675cm" svg:x="44.198cm" svg:y="13.644cm" svg:viewBox="0 0 8195 3676" svg:d="M49 0h8097c27 0 49 22 49 50v3577c0 27-22 49-49 49h-8097c-27 0-49-22-49-49v-3577c0-28 22-50 49-50z">
          <text:p/>
        </draw:path>
        <draw:path draw:style-name="gr6" draw:text-style-name="P7" draw:layer="layout" svg:width="8.194cm" svg:height="0.525cm" svg:x="44.198cm" svg:y="13.644cm" svg:viewBox="0 0 8195 526" svg:d="M49 0h8097c27 0 49 22 49 50v476h-8195v-476c0-28 22-50 49-50z">
          <text:p/>
        </draw:path>
        <draw:frame draw:style-name="gr8" draw:text-style-name="P9" draw:layer="layout" svg:width="1.145cm" svg:height="0.289cm" svg:x="29.506cm" svg:y="35.868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8.194cm" svg:height="0.525cm" svg:x="44.198cm" svg:y="14.169cm" svg:viewBox="0 0 8195 526" draw:points="0,0 8195,0 8195,526 0,526">
          <text:p/>
        </draw:polygon>
        <draw:frame draw:style-name="gr8" draw:text-style-name="P9" draw:layer="layout" svg:width="1.812cm" svg:height="0.289cm" svg:x="44.362cm" svg:y="13.733cm">
          <draw:text-box>
            <text:p text:style-name="P4"><text:span text:style-name="T2">exclusiones_ingles</text:span></text:p>
          </draw:text-box>
        </draw:frame>
        <draw:path draw:style-name="gr9" draw:text-style-name="P10" draw:layer="layout" svg:width="0.172cm" svg:height="0.172cm" svg:x="45.723cm" svg:y="14.321cm" svg:viewBox="0 0 173 173" svg:d="M107 16c28 0 50 22 50 50 0 26-22 48-50 48-6 0-12-1-18-3l-14 14h-11v16h-16v16h-32v-32l45-45c-1-5-2-10-2-14 0-28 22-50 48-50zM107 0c-35 0-64 29-64 66 0 3 0 6 0 8l-41 42c-2 1-2 3-2 6v43c0 5 3 8 8 8h48c5 0 8-3 8-8v-8h8c5 0 8-3 8-8v-7l14-13c4 1 9 1 13 1 37 0 66-29 66-64 0-37-29-66-66-66zM107 49c0 9 7 17 17 17 9 0 17-8 17-17s-8-17-17-17c-10 0-17 8-17 17z">
          <text:p/>
        </draw:path>
        <draw:frame draw:style-name="gr8" draw:text-style-name="P9" draw:layer="layout" svg:width="1.203cm" svg:height="0.289cm" svg:x="44.362cm" svg:y="14.258cm">
          <draw:text-box>
            <text:p text:style-name="P4"><text:span text:style-name="T3">id_exclusion</text:span></text:p>
          </draw:text-box>
        </draw:frame>
        <draw:polygon draw:style-name="gr7" draw:text-style-name="P8" draw:layer="layout" svg:width="8.194cm" svg:height="0.525cm" svg:x="44.198cm" svg:y="14.694cm" svg:viewBox="0 0 8195 526" draw:points="0,0 8195,0 8195,526 0,526">
          <text:p/>
        </draw:polygon>
        <draw:frame draw:style-name="gr8" draw:text-style-name="P9" draw:layer="layout" svg:width="0.383cm" svg:height="0.289cm" svg:x="51.909cm" svg:y="14.258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45.298cm" svg:y="14.848cm" svg:viewBox="0 0 169 169" svg:d="M76 107c-4 0-7-1-9-3-18-19-18-49 0-66l24-24c9-9 20-14 33-14 12 0 24 5 32 14 18 17 18 47 0 65l-16 16c-2 2-5 3-8 3-4 0-7-1-9-3-2-3-3-6-3-9s1-6 3-8l16-16c9-9 9-23 0-31-4-5-9-7-15-7s-12 2-16 7l-24 24c-8 8-8 22 0 31 5 4 5 12 0 18-2 2-5 3-8 3zM48 169c-14 0-25-5-34-13-19-18-19-47 0-66l12-12c2-3 5-4 9-4 3 0 6 1 8 4 3 2 5 5 5 8s-2 6-5 9l-12 13c-8 8-8 22 0 31 4 4 10 6 17 6 5 0 11-2 15-6l24-24c9-9 9-24 0-32-2-3-3-6-3-9s1-6 3-8c2-3 5-4 9-4 3 0 6 1 8 4 18 18 18 48 0 66l-24 24c-9 8-20 13-32 13z">
          <text:p/>
        </draw:path>
        <draw:path draw:style-name="gr10" draw:text-style-name="P11" draw:layer="layout" svg:width="0.393cm" svg:height="0.262cm" svg:x="51.835cm" svg:y="14.801cm" svg:viewBox="0 0 394 263" svg:d="M32 0h329c0 0 33 0 33 34v197c0 0 0 32-33 32h-329c0 0-32 0-32-32v-197c0 0 0-34 32-34z">
          <text:p/>
        </draw:path>
        <draw:path draw:style-name="gr11" draw:text-style-name="P12" draw:layer="layout" svg:width="0.112cm" svg:height="0.148cm" svg:x="51.9cm" svg:y="14.858cm" svg:viewBox="0 0 113 149" svg:d="M113 149h-20l-78-125h-1c0 3 1 7 1 11s0 9 0 14c1 4 1 9 1 15v85h-16v-149h19l78 125h1c-1-2-1-6-1-10s0-9-1-14c0-5 0-10 0-14v-87h17z">
          <text:p/>
        </draw:path>
        <draw:path draw:style-name="gr11" draw:text-style-name="P12" draw:layer="layout" svg:width="0.112cm" svg:height="0.148cm" svg:x="52.051cm" svg:y="14.858cm" svg:viewBox="0 0 113 149" svg:d="M113 149h-19l-79-125h-1c0 3 0 7 1 11 0 4 0 9 0 14 0 4 0 9 0 15v85h-15v-149h19l79 125c0-2 0-6 0-10s-1-9-1-14 0-10 0-14v-87h16z">
          <text:p/>
        </draw:path>
        <draw:frame draw:style-name="gr8" draw:text-style-name="P9" draw:layer="layout" svg:width="0.866cm" svg:height="0.289cm" svg:x="44.362cm" svg:y="14.783cm">
          <draw:text-box>
            <text:p text:style-name="P4"><text:span text:style-name="T5">id_grupo</text:span></text:p>
          </draw:text-box>
        </draw:frame>
        <draw:polygon draw:style-name="gr5" draw:text-style-name="P6" draw:layer="layout" svg:width="8.194cm" svg:height="0.525cm" svg:x="44.198cm" svg:y="15.219cm" svg:viewBox="0 0 8195 526" draw:points="0,0 8195,0 8195,526 0,526">
          <text:p/>
        </draw:polygon>
        <draw:frame draw:style-name="gr8" draw:text-style-name="P9" draw:layer="layout" svg:width="0.383cm" svg:height="0.289cm" svg:x="51.45cm" svg:y="14.783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3cm" svg:height="0.262cm" svg:x="51.835cm" svg:y="15.326cm" svg:viewBox="0 0 394 263" svg:d="M32 0h329c0 0 33 0 33 34v196c0 0 0 33-33 33h-329c0 0-32 0-32-33v-196c0 0 0-34 32-34z">
          <text:p/>
        </draw:path>
        <draw:path draw:style-name="gr11" draw:text-style-name="P12" draw:layer="layout" svg:width="0.112cm" svg:height="0.148cm" svg:x="51.9cm" svg:y="15.383cm" svg:viewBox="0 0 113 149" svg:d="M113 149h-20l-78-125h-1c0 3 1 7 1 11s0 9 0 14c1 4 1 9 1 14v86h-16v-149h19l78 124h1c-1-3-1-6-1-10 0-5 0-9-1-14 0-5 0-10 0-14v-86h17z">
          <text:p/>
        </draw:path>
        <draw:path draw:style-name="gr11" draw:text-style-name="P12" draw:layer="layout" svg:width="0.112cm" svg:height="0.148cm" svg:x="52.051cm" svg:y="15.383cm" svg:viewBox="0 0 113 149" svg:d="M113 149h-19l-79-125h-1c0 3 0 7 1 11 0 4 0 9 0 14 0 4 0 9 0 14v86h-15v-149h19l79 124c0-3 0-6 0-10 0-5-1-9-1-14s0-10 0-14v-86h16z">
          <text:p/>
        </draw:path>
        <draw:frame draw:style-name="gr8" draw:text-style-name="P9" draw:layer="layout" svg:width="1.176cm" svg:height="0.289cm" svg:x="44.362cm" svg:y="15.307cm">
          <draw:text-box>
            <text:p text:style-name="P4"><text:span text:style-name="T5">dia_semana</text:span></text:p>
          </draw:text-box>
        </draw:frame>
        <draw:polygon draw:style-name="gr5" draw:text-style-name="P6" draw:layer="layout" svg:width="8.194cm" svg:height="0.525cm" svg:x="44.198cm" svg:y="15.744cm" svg:viewBox="0 0 8195 526" draw:points="0,0 8195,0 8195,526 0,526">
          <text:p/>
        </draw:polygon>
        <draw:frame draw:style-name="gr8" draw:text-style-name="P9" draw:layer="layout" svg:width="6.352cm" svg:height="0.289cm" svg:x="46.438cm" svg:y="15.307cm">
          <draw:text-box>
            <text:p text:style-name="P4"><text:span text:style-name="T4">enum(LUNES,MARTES,MIERCOLES,JUEVES,VIERNES,SABADO)</text:span></text:p>
          </draw:text-box>
        </draw:frame>
        <draw:path draw:style-name="gr10" draw:text-style-name="P11" draw:layer="layout" svg:width="0.393cm" svg:height="0.262cm" svg:x="51.835cm" svg:y="15.851cm" svg:viewBox="0 0 394 263" svg:d="M32 0h329c0 0 33 0 33 33v196c0 0 0 34-33 34h-329c0 0-32-1-32-34v-196c0 0 0-33 32-33z">
          <text:p/>
        </draw:path>
        <draw:path draw:style-name="gr11" draw:text-style-name="P12" draw:layer="layout" svg:width="0.112cm" svg:height="0.148cm" svg:x="51.9cm" svg:y="15.908cm" svg:viewBox="0 0 113 149" svg:d="M113 149h-20l-78-125h-1c0 3 1 7 1 11s0 10 0 14c1 5 1 10 1 15v85h-16v-149h19l78 125h1c-1-3-1-6-1-10 0-5 0-9-1-14 0-5 0-10 0-14v-87h17z">
          <text:p/>
        </draw:path>
        <draw:path draw:style-name="gr11" draw:text-style-name="P12" draw:layer="layout" svg:width="0.112cm" svg:height="0.148cm" svg:x="52.051cm" svg:y="15.908cm" svg:viewBox="0 0 113 149" svg:d="M113 149h-19l-79-125h-1c0 3 0 7 1 11 0 4 0 10 0 14 0 5 0 10 0 15v85h-15v-149h19l79 125c0-3 0-6 0-10 0-5-1-9-1-14s0-10 0-14v-87h16z">
          <text:p/>
        </draw:path>
        <draw:frame draw:style-name="gr8" draw:text-style-name="P9" draw:layer="layout" svg:width="1.075cm" svg:height="0.289cm" svg:x="44.362cm" svg:y="15.832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8.194cm" svg:height="0.525cm" svg:x="44.198cm" svg:y="16.269cm" svg:viewBox="0 0 8195 526" draw:points="0,0 8195,0 8195,526 0,526">
          <text:p/>
        </draw:polygon>
        <draw:frame draw:style-name="gr8" draw:text-style-name="P9" draw:layer="layout" svg:width="0.51cm" svg:height="0.289cm" svg:x="51.343cm" svg:y="15.832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3cm" svg:height="0.262cm" svg:x="51.835cm" svg:y="16.376cm" svg:viewBox="0 0 394 263" svg:d="M32 0h329c0 0 33 0 33 32v197c0 0 0 34-33 34h-329c0 0-32 0-32-34v-197c0 0 0-32 32-32z">
          <text:p/>
        </draw:path>
        <draw:path draw:style-name="gr11" draw:text-style-name="P12" draw:layer="layout" svg:width="0.112cm" svg:height="0.148cm" svg:x="51.9cm" svg:y="16.433cm" svg:viewBox="0 0 113 149" svg:d="M113 149h-20l-78-125h-1c0 3 1 7 1 11s0 9 0 13c1 5 1 10 1 15v86h-16v-149h19l78 125h1c-1-3-1-6-1-10 0-5 0-9-1-15 0-5 0-10 0-14v-86h17z">
          <text:p/>
        </draw:path>
        <draw:path draw:style-name="gr11" draw:text-style-name="P12" draw:layer="layout" svg:width="0.112cm" svg:height="0.148cm" svg:x="52.051cm" svg:y="16.433cm" svg:viewBox="0 0 113 149" svg:d="M113 149h-19l-79-125h-1c0 3 0 7 1 11 0 4 0 9 0 13 0 5 0 10 0 15v86h-15v-149h19l79 125c0-3 0-6 0-10 0-5-1-9-1-15 0-5 0-10 0-14v-86h16z">
          <text:p/>
        </draw:path>
        <draw:frame draw:style-name="gr8" draw:text-style-name="P9" draw:layer="layout" svg:width="0.81cm" svg:height="0.289cm" svg:x="44.362cm" svg:y="16.357cm">
          <draw:text-box>
            <text:p text:style-name="P4"><text:span text:style-name="T5">hora_fin</text:span></text:p>
          </draw:text-box>
        </draw:frame>
        <draw:path draw:style-name="gr5" draw:text-style-name="P6" draw:layer="layout" svg:width="8.194cm" svg:height="0.525cm" svg:x="44.198cm" svg:y="16.794cm" svg:viewBox="0 0 8195 526" svg:d="M0 0h8195v477c0 27-22 49-49 49h-8097c-27 0-49-22-49-49z">
          <text:p/>
        </draw:path>
        <draw:frame draw:style-name="gr8" draw:text-style-name="P9" draw:layer="layout" svg:width="0.51cm" svg:height="0.289cm" svg:x="51.343cm" svg:y="16.357cm">
          <draw:text-box>
            <text:p text:style-name="P4"><text:span text:style-name="T4">time</text:span></text:p>
          </draw:text-box>
        </draw:frame>
        <draw:frame draw:style-name="gr8" draw:text-style-name="P9" draw:layer="layout" svg:width="1.127cm" svg:height="0.289cm" svg:x="44.362cm" svg:y="16.882cm">
          <draw:text-box>
            <text:p text:style-name="P4"><text:span text:style-name="T5">nivel_ingles</text:span></text:p>
          </draw:text-box>
        </draw:frame>
        <draw:frame draw:style-name="gr8" draw:text-style-name="P9" draw:layer="layout" svg:width="1.399cm" svg:height="0.289cm" svg:x="51.056cm" svg:y="16.882cm">
          <draw:text-box>
            <text:p text:style-name="P4"><text:span text:style-name="T4">varchar(50)</text:span></text:p>
          </draw:text-box>
        </draw:frame>
        <draw:frame draw:style-name="gr12" draw:text-style-name="P13" draw:layer="layout" svg:width="18.25cm" svg:height="2.5cm" svg:x="47.25cm" svg:y="3cm">
          <draw:text-box>
            <text:p>Diagrama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9T10:23:29.245409577</dc:date>
    <meta:editing-duration>PT3M7S</meta:editing-duration>
    <meta:editing-cycles>1</meta:editing-cycles>
    <meta:document-statistic meta:object-count="583"/>
    <meta:generator>LibreOffice/25.2.6.2$Linux_X86_64 LibreOffice_project/520$Build-2</meta:generator>
  </office:meta>
</office:document-meta>
</file>